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Verdana" style:font-name-asian="Verdana" style:font-name-complex="Verdana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CFFCC" style:repeat-content="false"/>
      <style:paragraph-properties fo:text-align="center"/>
      <style:text-properties fo:color="#000000"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fo:wrap-option="wrap" fo:background-color="transparent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2" style:family="table-cell" style:parent-style-name="Default" style:data-style-name="N54"/>
    <style:style style:name="ce13" style:family="table-cell" style:parent-style-name="Default" style:data-style-name="N2"/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ext-properties fo:font-size="9pt" style:font-size-asian="9pt" style:font-size-complex="9pt"/>
    </style:style>
    <style:style style:name="ce17" style:family="table-cell" style:parent-style-name="Default" style:data-style-name="N2">
      <style:text-properties fo:font-size="9pt" style:font-size-asian="9pt" style:font-size-complex="9pt"/>
    </style:style>
    <style:style style:name="ce18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0" style:family="table-cell" style:parent-style-name="Default" style:data-style-name="N3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1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2" style:family="table-cell" style:parent-style-name="Default" style:data-style-name="N3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3" style:family="table-cell" style:parent-style-name="Default" style:data-style-name="N3">
      <style:table-cell-properties fo:border-top="none" fo:border-bottom="2pt solid #000000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4" style:family="table-cell" style:parent-style-name="Default" style:data-style-name="N4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5" style:family="table-cell" style:parent-style-name="Default" style:data-style-name="N3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6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7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29" style:family="table-cell" style:parent-style-name="Default" style:data-style-name="N3">
      <style:table-cell-properties fo:border-top="none" fo:border-bottom="2pt solid #000000" fo:border-left="thin solid #000000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30" style:family="table-cell" style:parent-style-name="Default" style:data-style-name="N3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31" style:family="table-cell" style:parent-style-name="Default" style:data-style-name="N4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32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3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4" style:family="table-cell" style:parent-style-name="Default" style:data-style-name="N3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5" style:family="table-cell" style:parent-style-name="Default" style:data-style-name="N4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6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end" fo:margin-right="0cm"/>
      <style:text-properties fo:color="#FF0000" fo:font-size="9pt" style:font-size-asian="9pt" style:font-size-complex="9pt"/>
    </style:style>
    <style:style style:name="ce37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fo:color="#FF0000" fo:font-size="9pt" style:font-size-asian="9pt" style:font-size-complex="9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fo:background-color="#CCFFCC" style:repeat-content="false"/>
      <style:paragraph-properties fo:text-align="center"/>
      <style:text-properties fo:color="#000000" fo:font-size="9pt" style:font-size-asian="9pt" style:font-size-complex="9pt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CCFFCC" style:repeat-content="false"/>
      <style:paragraph-properties fo:text-align="center"/>
      <style:text-properties fo:color="#000000" fo:font-size="9pt" style:font-size-asian="9pt" style:font-size-complex="9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FFCC" style:repeat-content="false"/>
      <style:paragraph-properties fo:text-align="center"/>
      <style:text-properties fo:color="#000000"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fo:color="#000000" fo:font-size="9pt" style:font-size-asian="9pt" style:font-size-complex="9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CCFFCC" style:repeat-content="false"/>
      <style:paragraph-properties fo:text-align="center"/>
      <style:text-properties fo:color="#000000"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1pt" style:font-size-asian="11pt" style:font-size-complex="11pt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3.175cm" style:use-optimal-column-width="true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1.190625cm"/>
    </style:style>
    <style:style style:name="co15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.9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ro7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47">
            <text:p>94學年度<text:s/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893702" table:style-name="ce20">
            <text:p>893,702</text:p>
          </table:table-cell>
          <table:table-cell office:value-type="float" office:value="591909" table:style-name="ce18">
            <text:p>591,909</text:p>
          </table:table-cell>
          <table:table-cell office:value-type="float" office:value="66.231137448500732" table:style-name="ce21">
            <text:p>66.23</text:p>
          </table:table-cell>
          <table:table-cell office:value-type="float" office:value="811502" table:style-name="ce18">
            <text:p>811,502</text:p>
          </table:table-cell>
          <table:table-cell office:value-type="float" office:value="531859" table:style-name="ce18">
            <text:p>531,859</text:p>
          </table:table-cell>
          <table:table-cell office:value-type="float" office:value="65.54007260610571" table:style-name="ce21">
            <text:p>65.54</text:p>
          </table:table-cell>
          <table:table-cell office:value-type="float" office:value="82200" table:style-name="ce18">
            <text:p>82,200</text:p>
          </table:table-cell>
          <table:table-cell office:value-type="float" office:value="60050" table:style-name="ce18">
            <text:p>60,050</text:p>
          </table:table-cell>
          <table:table-cell office:value-type="float" office:value="73.053527980535279" table:style-name="ce21">
            <text:p>73.05</text:p>
          </table:table-cell>
          <table:table-cell table:number-columns-repeated="16373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66711" table:style-name="ce22">
            <text:p>466,711</text:p>
          </table:table-cell>
          <table:table-cell office:value-type="float" office:value="290726" table:style-name="ce18">
            <text:p>290,726</text:p>
          </table:table-cell>
          <table:table-cell office:value-type="float" office:value="62.292510782904195" table:style-name="ce21">
            <text:p>62.29</text:p>
          </table:table-cell>
          <table:table-cell office:value-type="float" office:value="422767" table:style-name="ce18">
            <text:p>422,767</text:p>
          </table:table-cell>
          <table:table-cell office:value-type="float" office:value="260349" table:style-name="ce18">
            <text:p>260,349</text:p>
          </table:table-cell>
          <table:table-cell office:value-type="float" office:value="61.582148086298126" table:style-name="ce21">
            <text:p>61.58</text:p>
          </table:table-cell>
          <table:table-cell office:value-type="float" office:value="43944" table:style-name="ce18">
            <text:p>43,944</text:p>
          </table:table-cell>
          <table:table-cell office:value-type="float" office:value="30377" table:style-name="ce18">
            <text:p>30,377</text:p>
          </table:table-cell>
          <table:table-cell office:value-type="float" office:value="69.126615692699801" table:style-name="ce21">
            <text:p>69.13</text:p>
          </table:table-cell>
          <table:table-cell table:number-columns-repeated="16373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26991" table:style-name="ce22">
            <text:p>426,991</text:p>
          </table:table-cell>
          <table:table-cell office:value-type="float" office:value="301183" table:style-name="ce18">
            <text:p>301,183</text:p>
          </table:table-cell>
          <table:table-cell office:value-type="float" office:value="70.536147131906759" table:style-name="ce21">
            <text:p>70.54</text:p>
          </table:table-cell>
          <table:table-cell office:value-type="float" office:value="388735" table:style-name="ce18">
            <text:p>388,735</text:p>
          </table:table-cell>
          <table:table-cell office:value-type="float" office:value="271510" table:style-name="ce18">
            <text:p>271,510</text:p>
          </table:table-cell>
          <table:table-cell office:value-type="float" office:value="69.844495607547557" table:style-name="ce21">
            <text:p>69.84</text:p>
          </table:table-cell>
          <table:table-cell office:value-type="float" office:value="38256" table:style-name="ce18">
            <text:p>38,256</text:p>
          </table:table-cell>
          <table:table-cell office:value-type="float" office:value="29673" table:style-name="ce18">
            <text:p>29,673</text:p>
          </table:table-cell>
          <table:table-cell office:value-type="float" office:value="77.564303638644915" table:style-name="ce21">
            <text:p>77.56</text:p>
          </table:table-cell>
          <table:table-cell table:number-columns-repeated="16373"/>
        </table:table-row>
        <table:table-row table:style-name="ro6">
          <table:table-cell office:value-type="string" table:style-name="ce9">
            <text:p>一年級</text:p>
          </table:table-cell>
          <table:table-cell office:value-type="string" table:style-name="ce9">
            <text:p>計</text:p>
          </table:table-cell>
          <table:table-cell office:value-type="float" office:value="302457" table:formula="of:=SUM([.C10:.C11])" table:style-name="ce22">
            <text:p>302,457</text:p>
          </table:table-cell>
          <table:table-cell office:value-type="float" office:value="182742" table:formula="of:=SUM([.D10:.D11])" table:style-name="ce18">
            <text:p>182,742</text:p>
          </table:table-cell>
          <table:table-cell office:value-type="float" office:value="60.419167022089091" table:formula="of:=[.D9]/[.C9]*100" table:style-name="ce21">
            <text:p>60.42</text:p>
          </table:table-cell>
          <table:table-cell office:value-type="float" office:value="273518" table:formula="of:=SUM([.F10:.F11])" table:style-name="ce18">
            <text:p>273,518</text:p>
          </table:table-cell>
          <table:table-cell office:value-type="float" office:value="163017" table:formula="of:=SUM([.G10:.G11])" table:style-name="ce18">
            <text:p>163,017</text:p>
          </table:table-cell>
          <table:table-cell office:value-type="float" office:value="59.6000994450091" table:formula="of:=[.G9]/[.F9]*100" table:style-name="ce21">
            <text:p>59.60</text:p>
          </table:table-cell>
          <table:table-cell office:value-type="float" office:value="28939" table:formula="of:=SUM([.I10:.I11])" table:style-name="ce18">
            <text:p>28,939</text:p>
          </table:table-cell>
          <table:table-cell office:value-type="float" office:value="19725" table:formula="of:=SUM([.J10:.J11])" table:style-name="ce18">
            <text:p>19,725</text:p>
          </table:table-cell>
          <table:table-cell office:value-type="float" office:value="68.160613704689183" table:formula="of:=[.J9]/[.I9]*100" table:style-name="ce21">
            <text:p>68.16</text:p>
          </table:table-cell>
          <table:table-cell table:number-columns-repeated="1637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57526" table:style-name="ce22">
            <text:p>157,526</text:p>
          </table:table-cell>
          <table:table-cell office:value-type="float" office:value="89222" table:style-name="ce18">
            <text:p>89,222</text:p>
          </table:table-cell>
          <table:table-cell office:value-type="float" office:value="56.639538869773872" table:style-name="ce21">
            <text:p>56.64</text:p>
          </table:table-cell>
          <table:table-cell office:value-type="float" office:value="142132" table:style-name="ce18">
            <text:p>142,132</text:p>
          </table:table-cell>
          <table:table-cell office:value-type="float" office:value="79368" table:style-name="ce18">
            <text:p>79,368</text:p>
          </table:table-cell>
          <table:table-cell office:value-type="float" office:value="55.841049165564407" table:style-name="ce21">
            <text:p>55.84</text:p>
          </table:table-cell>
          <table:table-cell office:value-type="float" office:value="15394" table:style-name="ce18">
            <text:p>15,394</text:p>
          </table:table-cell>
          <table:table-cell office:value-type="float" office:value="9854" table:style-name="ce18">
            <text:p>9,854</text:p>
          </table:table-cell>
          <table:table-cell office:value-type="float" office:value="64.011952708847602" table:style-name="ce21">
            <text:p>64.01</text:p>
          </table:table-cell>
          <table:table-cell table:number-columns-repeated="16373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44931" table:style-name="ce22">
            <text:p>144,931</text:p>
          </table:table-cell>
          <table:table-cell office:value-type="float" office:value="93520" table:style-name="ce18">
            <text:p>93,520</text:p>
          </table:table-cell>
          <table:table-cell office:value-type="float" office:value="64.527257798538614" table:style-name="ce21">
            <text:p>64.53</text:p>
          </table:table-cell>
          <table:table-cell office:value-type="float" office:value="131386" table:style-name="ce18">
            <text:p>131,386</text:p>
          </table:table-cell>
          <table:table-cell office:value-type="float" office:value="83649" table:style-name="ce18">
            <text:p>83,649</text:p>
          </table:table-cell>
          <table:table-cell office:value-type="float" office:value="63.666600703271278" table:style-name="ce21">
            <text:p>63.67</text:p>
          </table:table-cell>
          <table:table-cell office:value-type="float" office:value="13545" table:style-name="ce18">
            <text:p>13,545</text:p>
          </table:table-cell>
          <table:table-cell office:value-type="float" office:value="9871" table:style-name="ce18">
            <text:p>9,871</text:p>
          </table:table-cell>
          <table:table-cell office:value-type="float" office:value="72.875599852344038" table:style-name="ce21">
            <text:p>72.88</text:p>
          </table:table-cell>
          <table:table-cell table:number-columns-repeated="16373"/>
        </table:table-row>
        <table:table-row table:style-name="ro6">
          <table:table-cell office:value-type="string" table:style-name="ce9">
            <text:p>二年級</text:p>
          </table:table-cell>
          <table:table-cell office:value-type="string" table:style-name="ce9">
            <text:p>計</text:p>
          </table:table-cell>
          <table:table-cell office:value-type="float" office:value="296305" table:formula="of:=SUM([.C13:.C14])" table:style-name="ce22">
            <text:p>296,305</text:p>
          </table:table-cell>
          <table:table-cell office:value-type="float" office:value="197987" table:formula="of:=SUM([.D13:.D14])" table:style-name="ce18">
            <text:p>197,987</text:p>
          </table:table-cell>
          <table:table-cell office:value-type="float" office:value="66.818649702165004" table:formula="of:=[.D12]/[.C12]*100" table:style-name="ce21">
            <text:p>66.82</text:p>
          </table:table-cell>
          <table:table-cell office:value-type="float" office:value="268687" table:formula="of:=SUM([.F13:.F14])" table:style-name="ce18">
            <text:p>268,687</text:p>
          </table:table-cell>
          <table:table-cell office:value-type="float" office:value="177661" table:formula="of:=SUM([.G13:.G14])" table:style-name="ce18">
            <text:p>177,661</text:p>
          </table:table-cell>
          <table:table-cell office:value-type="float" office:value="66.121918812596064" table:formula="of:=[.G12]/[.F12]*100" table:style-name="ce21">
            <text:p>66.12</text:p>
          </table:table-cell>
          <table:table-cell office:value-type="float" office:value="27618" table:formula="of:=SUM([.I13:.I14])" table:style-name="ce18">
            <text:p>27,618</text:p>
          </table:table-cell>
          <table:table-cell office:value-type="float" office:value="20326" table:formula="of:=SUM([.J13:.J14])" table:style-name="ce18">
            <text:p>20,326</text:p>
          </table:table-cell>
          <table:table-cell office:value-type="float" office:value="73.596929538706647" table:formula="of:=[.J12]/[.I12]*100" table:style-name="ce21">
            <text:p>73.60</text:p>
          </table:table-cell>
          <table:table-cell table:number-columns-repeated="16373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54823" table:style-name="ce22">
            <text:p>154,823</text:p>
          </table:table-cell>
          <table:table-cell office:value-type="float" office:value="97234" table:style-name="ce18">
            <text:p>97,234</text:p>
          </table:table-cell>
          <table:table-cell office:value-type="float" office:value="62.80333025454874" table:style-name="ce21">
            <text:p>62.80</text:p>
          </table:table-cell>
          <table:table-cell office:value-type="float" office:value="139932" table:style-name="ce18">
            <text:p>139,932</text:p>
          </table:table-cell>
          <table:table-cell office:value-type="float" office:value="86823" table:style-name="ce18">
            <text:p>86,823</text:p>
          </table:table-cell>
          <table:table-cell office:value-type="float" office:value="62.046565474659118" table:style-name="ce21">
            <text:p>62.05</text:p>
          </table:table-cell>
          <table:table-cell office:value-type="float" office:value="14891" table:style-name="ce18">
            <text:p>14,891</text:p>
          </table:table-cell>
          <table:table-cell office:value-type="float" office:value="10411" table:style-name="ce18">
            <text:p>10,411</text:p>
          </table:table-cell>
          <table:table-cell office:value-type="float" office:value="69.914713585387148" table:style-name="ce21">
            <text:p>69.91</text:p>
          </table:table-cell>
          <table:table-cell table:number-columns-repeated="16373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41482" table:style-name="ce22">
            <text:p>141,482</text:p>
          </table:table-cell>
          <table:table-cell office:value-type="float" office:value="100753" table:style-name="ce18">
            <text:p>100,753</text:p>
          </table:table-cell>
          <table:table-cell office:value-type="float" office:value="71.212592414582772" table:style-name="ce21">
            <text:p>71.21</text:p>
          </table:table-cell>
          <table:table-cell office:value-type="float" office:value="128755" table:style-name="ce18">
            <text:p>128,755</text:p>
          </table:table-cell>
          <table:table-cell office:value-type="float" office:value="90838" table:style-name="ce18">
            <text:p>90,838</text:p>
          </table:table-cell>
          <table:table-cell office:value-type="float" office:value="70.551046561298591" table:style-name="ce21">
            <text:p>70.55</text:p>
          </table:table-cell>
          <table:table-cell office:value-type="float" office:value="12727" table:style-name="ce18">
            <text:p>12,727</text:p>
          </table:table-cell>
          <table:table-cell office:value-type="float" office:value="9915" table:style-name="ce18">
            <text:p>9,915</text:p>
          </table:table-cell>
          <table:table-cell office:value-type="float" office:value="77.905240826589136" table:style-name="ce21">
            <text:p>77.91</text:p>
          </table:table-cell>
          <table:table-cell table:number-columns-repeated="16373"/>
        </table:table-row>
        <table:table-row table:style-name="ro6">
          <table:table-cell office:value-type="string" table:style-name="ce9">
            <text:p>三年級</text:p>
          </table:table-cell>
          <table:table-cell office:value-type="string" table:style-name="ce9">
            <text:p>計</text:p>
          </table:table-cell>
          <table:table-cell office:value-type="float" office:value="294940" table:formula="of:=SUM([.C16:.C17])" table:style-name="ce22">
            <text:p>294,940</text:p>
          </table:table-cell>
          <table:table-cell office:value-type="float" office:value="211180" table:formula="of:=SUM([.D16:.D17])" table:style-name="ce18">
            <text:p>211,180</text:p>
          </table:table-cell>
          <table:table-cell office:value-type="float" office:value="71.601003593951305" table:formula="of:=[.D15]/[.C15]*100" table:style-name="ce21">
            <text:p>71.60</text:p>
          </table:table-cell>
          <table:table-cell office:value-type="float" office:value="269297" table:formula="of:=SUM([.F16:.F17])" table:style-name="ce18">
            <text:p>269,297</text:p>
          </table:table-cell>
          <table:table-cell office:value-type="float" office:value="191181" table:formula="of:=SUM([.G16:.G17])" table:style-name="ce18">
            <text:p>191,181</text:p>
          </table:table-cell>
          <table:table-cell office:value-type="float" office:value="70.992621529389481" table:formula="of:=[.G15]/[.F15]*100" table:style-name="ce21">
            <text:p>70.99</text:p>
          </table:table-cell>
          <table:table-cell office:value-type="float" office:value="25643" table:formula="of:=SUM([.I16:.I17])" table:style-name="ce18">
            <text:p>25,643</text:p>
          </table:table-cell>
          <table:table-cell office:value-type="float" office:value="19999" table:formula="of:=SUM([.J16:.J17])" table:style-name="ce18">
            <text:p>19,999</text:p>
          </table:table-cell>
          <table:table-cell office:value-type="float" office:value="77.990094762703279" table:formula="of:=[.J15]/[.I15]*100" table:style-name="ce21">
            <text:p>77.99</text:p>
          </table:table-cell>
          <table:table-cell table:number-columns-repeated="1637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54362" table:style-name="ce22">
            <text:p>154,362</text:p>
          </table:table-cell>
          <table:table-cell office:value-type="float" office:value="104270" table:style-name="ce18">
            <text:p>104,270</text:p>
          </table:table-cell>
          <table:table-cell office:value-type="float" office:value="67.549008175587261" table:style-name="ce21">
            <text:p>67.55</text:p>
          </table:table-cell>
          <table:table-cell office:value-type="float" office:value="140703" table:style-name="ce18">
            <text:p>140,703</text:p>
          </table:table-cell>
          <table:table-cell office:value-type="float" office:value="94158" table:style-name="ce18">
            <text:p>94,158</text:p>
          </table:table-cell>
          <table:table-cell office:value-type="float" office:value="66.919681883115501" table:style-name="ce21">
            <text:p>66.92</text:p>
          </table:table-cell>
          <table:table-cell office:value-type="float" office:value="13659" table:style-name="ce18">
            <text:p>13,659</text:p>
          </table:table-cell>
          <table:table-cell office:value-type="float" office:value="10112" table:style-name="ce18">
            <text:p>10,112</text:p>
          </table:table-cell>
          <table:table-cell office:value-type="float" office:value="74.03177392195623" table:style-name="ce21">
            <text:p>74.03</text:p>
          </table:table-cell>
          <table:table-cell table:number-columns-repeated="16373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40578" table:style-name="ce23">
            <text:p>140,578</text:p>
          </table:table-cell>
          <table:table-cell office:value-type="float" office:value="106910" table:style-name="ce19">
            <text:p>106,910</text:p>
          </table:table-cell>
          <table:table-cell office:value-type="float" office:value="76.050306591358535" table:style-name="ce24">
            <text:p>76.05</text:p>
          </table:table-cell>
          <table:table-cell office:value-type="float" office:value="128594" table:style-name="ce19">
            <text:p>128,594</text:p>
          </table:table-cell>
          <table:table-cell office:value-type="float" office:value="97023" table:style-name="ce19">
            <text:p>97,023</text:p>
          </table:table-cell>
          <table:table-cell office:value-type="float" office:value="75.449087826803733" table:style-name="ce24">
            <text:p>75.45</text:p>
          </table:table-cell>
          <table:table-cell office:value-type="float" office:value="11984" table:style-name="ce19">
            <text:p>11,984</text:p>
          </table:table-cell>
          <table:table-cell office:value-type="float" office:value="9887" table:style-name="ce19">
            <text:p>9,887</text:p>
          </table:table-cell>
          <table:table-cell office:value-type="float" office:value="82.5016688918558" table:style-name="ce24">
            <text:p>82.50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9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47">
            <text:p>95學年度<text:s/>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936267" table:style-name="ce20">
            <text:p>936,267</text:p>
          </table:table-cell>
          <table:table-cell office:value-type="float" office:value="638213" table:style-name="ce18">
            <text:p>638,213</text:p>
          </table:table-cell>
          <table:table-cell office:value-type="float" office:value="68.17" table:style-name="ce21">
            <text:p>68.17</text:p>
          </table:table-cell>
          <table:table-cell office:value-type="float" office:value="845615" table:style-name="ce18">
            <text:p>845,615</text:p>
          </table:table-cell>
          <table:table-cell office:value-type="float" office:value="568068" table:style-name="ce18">
            <text:p>568,068</text:p>
          </table:table-cell>
          <table:table-cell office:value-type="float" office:value="67.180000000000007" table:style-name="ce21">
            <text:p>67.18</text:p>
          </table:table-cell>
          <table:table-cell office:value-type="float" office:value="90652" table:style-name="ce18">
            <text:p>90,652</text:p>
          </table:table-cell>
          <table:table-cell office:value-type="float" office:value="70145" table:style-name="ce18">
            <text:p>70,145</text:p>
          </table:table-cell>
          <table:table-cell office:value-type="float" office:value="77.38" table:style-name="ce21">
            <text:p>77.38</text:p>
          </table:table-cell>
          <table:table-cell table:number-columns-repeated="16373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88106" table:style-name="ce22">
            <text:p>488,106</text:p>
          </table:table-cell>
          <table:table-cell office:value-type="float" office:value="314103" table:style-name="ce18">
            <text:p>314,103</text:p>
          </table:table-cell>
          <table:table-cell office:value-type="float" office:value="64.349999999999994" table:style-name="ce21">
            <text:p>64.35</text:p>
          </table:table-cell>
          <table:table-cell office:value-type="float" office:value="438965" table:style-name="ce18">
            <text:p>438,965</text:p>
          </table:table-cell>
          <table:table-cell office:value-type="float" office:value="277616" table:style-name="ce18">
            <text:p>277,616</text:p>
          </table:table-cell>
          <table:table-cell office:value-type="float" office:value="63.24" table:style-name="ce21">
            <text:p>63.24</text:p>
          </table:table-cell>
          <table:table-cell office:value-type="float" office:value="49141" table:style-name="ce18">
            <text:p>49,141</text:p>
          </table:table-cell>
          <table:table-cell office:value-type="float" office:value="36487" table:style-name="ce18">
            <text:p>36,487</text:p>
          </table:table-cell>
          <table:table-cell office:value-type="float" office:value="74.25" table:style-name="ce21">
            <text:p>74.25</text:p>
          </table:table-cell>
          <table:table-cell table:number-columns-repeated="16373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48161" table:style-name="ce22">
            <text:p>448,161</text:p>
          </table:table-cell>
          <table:table-cell office:value-type="float" office:value="324110" table:style-name="ce18">
            <text:p>324,110</text:p>
          </table:table-cell>
          <table:table-cell office:value-type="float" office:value="72.319999999999993" table:style-name="ce21">
            <text:p>72.32</text:p>
          </table:table-cell>
          <table:table-cell office:value-type="float" office:value="406650" table:style-name="ce18">
            <text:p>406,650</text:p>
          </table:table-cell>
          <table:table-cell office:value-type="float" office:value="290452" table:style-name="ce18">
            <text:p>290,452</text:p>
          </table:table-cell>
          <table:table-cell office:value-type="float" office:value="71.430000000000007" table:style-name="ce21">
            <text:p>71.43</text:p>
          </table:table-cell>
          <table:table-cell office:value-type="float" office:value="41511" table:style-name="ce18">
            <text:p>41,511</text:p>
          </table:table-cell>
          <table:table-cell office:value-type="float" office:value="33658" table:style-name="ce18">
            <text:p>33,658</text:p>
          </table:table-cell>
          <table:table-cell office:value-type="float" office:value="81.08" table:style-name="ce21">
            <text:p>81.08</text:p>
          </table:table-cell>
          <table:table-cell table:number-columns-repeated="16373"/>
        </table:table-row>
        <table:table-row table:style-name="ro6">
          <table:table-cell office:value-type="string" table:style-name="ce9">
            <text:p>一年級</text:p>
          </table:table-cell>
          <table:table-cell office:value-type="string" table:style-name="ce9">
            <text:p>計</text:p>
          </table:table-cell>
          <table:table-cell office:value-type="float" office:value="313153" table:formula="of:=SUM([.C10:.C11])" table:style-name="ce22">
            <text:p>313,153</text:p>
          </table:table-cell>
          <table:table-cell office:value-type="float" office:value="198680" table:formula="of:=SUM([.D10:.D11])" table:style-name="ce18">
            <text:p>198,680</text:p>
          </table:table-cell>
          <table:table-cell office:value-type="float" office:value="63.445025275184975" table:formula="of:=[.D9]/[.C9]*100" table:style-name="ce21">
            <text:p>63.45</text:p>
          </table:table-cell>
          <table:table-cell office:value-type="float" office:value="282126" table:formula="of:=SUM([.F10:.F11])" table:style-name="ce18">
            <text:p>282,126</text:p>
          </table:table-cell>
          <table:table-cell office:value-type="float" office:value="175831" table:formula="of:=SUM([.G10:.G11])" table:style-name="ce18">
            <text:p>175,831</text:p>
          </table:table-cell>
          <table:table-cell office:value-type="float" office:value="62.323571737450642" table:formula="of:=[.G9]/[.F9]*100" table:style-name="ce21">
            <text:p>62.32</text:p>
          </table:table-cell>
          <table:table-cell office:value-type="float" office:value="31027" table:formula="of:=SUM([.I10:.I11])" table:style-name="ce18">
            <text:p>31,027</text:p>
          </table:table-cell>
          <table:table-cell office:value-type="float" office:value="22849" table:formula="of:=SUM([.J10:.J11])" table:style-name="ce18">
            <text:p>22,849</text:p>
          </table:table-cell>
          <table:table-cell office:value-type="float" office:value="73.642311535114573" table:formula="of:=[.J9]/[.I9]*100" table:style-name="ce21">
            <text:p>73.64</text:p>
          </table:table-cell>
          <table:table-cell table:number-columns-repeated="1637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3227" table:style-name="ce22">
            <text:p>163,227</text:p>
          </table:table-cell>
          <table:table-cell office:value-type="float" office:value="97473" table:style-name="ce18">
            <text:p>97,473</text:p>
          </table:table-cell>
          <table:table-cell office:value-type="float" office:value="59.72" table:style-name="ce21">
            <text:p>59.72</text:p>
          </table:table-cell>
          <table:table-cell office:value-type="float" office:value="146317" table:style-name="ce18">
            <text:p>146,317</text:p>
          </table:table-cell>
          <table:table-cell office:value-type="float" office:value="85530" table:style-name="ce18">
            <text:p>85,530</text:p>
          </table:table-cell>
          <table:table-cell office:value-type="float" office:value="58.46" table:style-name="ce21">
            <text:p>58.46</text:p>
          </table:table-cell>
          <table:table-cell office:value-type="float" office:value="16910" table:style-name="ce18">
            <text:p>16,910</text:p>
          </table:table-cell>
          <table:table-cell office:value-type="float" office:value="11943" table:style-name="ce18">
            <text:p>11,943</text:p>
          </table:table-cell>
          <table:table-cell office:value-type="float" office:value="70.63" table:style-name="ce21">
            <text:p>70.63</text:p>
          </table:table-cell>
          <table:table-cell table:number-columns-repeated="16373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49926" table:style-name="ce22">
            <text:p>149,926</text:p>
          </table:table-cell>
          <table:table-cell office:value-type="float" office:value="101207" table:style-name="ce18">
            <text:p>101,207</text:p>
          </table:table-cell>
          <table:table-cell office:value-type="float" office:value="67.5" table:style-name="ce21">
            <text:p>67.50</text:p>
          </table:table-cell>
          <table:table-cell office:value-type="float" office:value="135809" table:style-name="ce18">
            <text:p>135,809</text:p>
          </table:table-cell>
          <table:table-cell office:value-type="float" office:value="90301" table:style-name="ce18">
            <text:p>90,301</text:p>
          </table:table-cell>
          <table:table-cell office:value-type="float" office:value="66.489999999999995" table:style-name="ce21">
            <text:p>66.49</text:p>
          </table:table-cell>
          <table:table-cell office:value-type="float" office:value="14117" table:style-name="ce18">
            <text:p>14,117</text:p>
          </table:table-cell>
          <table:table-cell office:value-type="float" office:value="10906" table:style-name="ce18">
            <text:p>10,906</text:p>
          </table:table-cell>
          <table:table-cell office:value-type="float" office:value="77.25" table:style-name="ce21">
            <text:p>77.25</text:p>
          </table:table-cell>
          <table:table-cell table:number-columns-repeated="16373"/>
        </table:table-row>
        <table:table-row table:style-name="ro6">
          <table:table-cell office:value-type="string" table:style-name="ce9">
            <text:p>二年級</text:p>
          </table:table-cell>
          <table:table-cell office:value-type="string" table:style-name="ce9">
            <text:p>計</text:p>
          </table:table-cell>
          <table:table-cell office:value-type="float" office:value="314322" table:formula="of:=SUM([.C13:.C14])" table:style-name="ce22">
            <text:p>314,322</text:p>
          </table:table-cell>
          <table:table-cell office:value-type="float" office:value="214888" table:formula="of:=SUM([.D13:.D14])" table:style-name="ce18">
            <text:p>214,888</text:p>
          </table:table-cell>
          <table:table-cell office:value-type="float" office:value="68.365561430634827" table:formula="of:=[.D12]/[.C12]*100" table:style-name="ce21">
            <text:p>68.37</text:p>
          </table:table-cell>
          <table:table-cell office:value-type="float" office:value="284095" table:formula="of:=SUM([.F13:.F14])" table:style-name="ce18">
            <text:p>284,095</text:p>
          </table:table-cell>
          <table:table-cell office:value-type="float" office:value="191399" table:formula="of:=SUM([.G13:.G14])" table:style-name="ce18">
            <text:p>191,399</text:p>
          </table:table-cell>
          <table:table-cell office:value-type="float" office:value="67.371477850718946" table:formula="of:=[.G12]/[.F12]*100" table:style-name="ce21">
            <text:p>67.37</text:p>
          </table:table-cell>
          <table:table-cell office:value-type="float" office:value="30227" table:formula="of:=SUM([.I13:.I14])" table:style-name="ce18">
            <text:p>30,227</text:p>
          </table:table-cell>
          <table:table-cell office:value-type="float" office:value="23489" table:formula="of:=SUM([.J13:.J14])" table:style-name="ce18">
            <text:p>23,489</text:p>
          </table:table-cell>
          <table:table-cell office:value-type="float" office:value="77.708671055678707" table:formula="of:=[.J12]/[.I12]*100" table:style-name="ce21">
            <text:p>77.71</text:p>
          </table:table-cell>
          <table:table-cell table:number-columns-repeated="16373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63523" table:style-name="ce22">
            <text:p>163,523</text:p>
          </table:table-cell>
          <table:table-cell office:value-type="float" office:value="105594" table:style-name="ce18">
            <text:p>105,594</text:p>
          </table:table-cell>
          <table:table-cell office:value-type="float" office:value="64.569999999999993" table:style-name="ce21">
            <text:p>64.57</text:p>
          </table:table-cell>
          <table:table-cell office:value-type="float" office:value="147350" table:style-name="ce18">
            <text:p>147,350</text:p>
          </table:table-cell>
          <table:table-cell office:value-type="float" office:value="93532" table:style-name="ce18">
            <text:p>93,532</text:p>
          </table:table-cell>
          <table:table-cell office:value-type="float" office:value="63.48" table:style-name="ce21">
            <text:p>63.48</text:p>
          </table:table-cell>
          <table:table-cell office:value-type="float" office:value="16173" table:style-name="ce18">
            <text:p>16,173</text:p>
          </table:table-cell>
          <table:table-cell office:value-type="float" office:value="12062" table:style-name="ce18">
            <text:p>12,062</text:p>
          </table:table-cell>
          <table:table-cell office:value-type="float" office:value="74.58" table:style-name="ce21">
            <text:p>74.58</text:p>
          </table:table-cell>
          <table:table-cell table:number-columns-repeated="16373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50799" table:style-name="ce22">
            <text:p>150,799</text:p>
          </table:table-cell>
          <table:table-cell office:value-type="float" office:value="109294" table:style-name="ce18">
            <text:p>109,294</text:p>
          </table:table-cell>
          <table:table-cell office:value-type="float" office:value="66.84" table:style-name="ce21">
            <text:p>66.84</text:p>
          </table:table-cell>
          <table:table-cell office:value-type="float" office:value="136745" table:style-name="ce18">
            <text:p>136,745</text:p>
          </table:table-cell>
          <table:table-cell office:value-type="float" office:value="97867" table:style-name="ce18">
            <text:p>97,867</text:p>
          </table:table-cell>
          <table:table-cell office:value-type="float" office:value="71.569999999999993" table:style-name="ce21">
            <text:p>71.57</text:p>
          </table:table-cell>
          <table:table-cell office:value-type="float" office:value="14054" table:style-name="ce18">
            <text:p>14,054</text:p>
          </table:table-cell>
          <table:table-cell office:value-type="float" office:value="11427" table:style-name="ce18">
            <text:p>11,427</text:p>
          </table:table-cell>
          <table:table-cell office:value-type="float" office:value="81.31" table:style-name="ce21">
            <text:p>81.31</text:p>
          </table:table-cell>
          <table:table-cell table:number-columns-repeated="16373"/>
        </table:table-row>
        <table:table-row table:style-name="ro6">
          <table:table-cell office:value-type="string" table:style-name="ce9">
            <text:p>三年級</text:p>
          </table:table-cell>
          <table:table-cell office:value-type="string" table:style-name="ce9">
            <text:p>計</text:p>
          </table:table-cell>
          <table:table-cell office:value-type="float" office:value="308792" table:formula="of:=SUM([.C16:.C17])" table:style-name="ce22">
            <text:p>308,792</text:p>
          </table:table-cell>
          <table:table-cell office:value-type="float" office:value="224645" table:formula="of:=SUM([.D16:.D17])" table:style-name="ce18">
            <text:p>224,645</text:p>
          </table:table-cell>
          <table:table-cell office:value-type="float" office:value="72.749617865747823" table:formula="of:=[.D15]/[.C15]*100" table:style-name="ce21">
            <text:p>72.75</text:p>
          </table:table-cell>
          <table:table-cell office:value-type="float" office:value="279394" table:formula="of:=SUM([.F16:.F17])" table:style-name="ce18">
            <text:p>279,394</text:p>
          </table:table-cell>
          <table:table-cell office:value-type="float" office:value="200838" table:formula="of:=SUM([.G16:.G17])" table:style-name="ce18">
            <text:p>200,838</text:p>
          </table:table-cell>
          <table:table-cell office:value-type="float" office:value="71.883433430925507" table:formula="of:=[.G15]/[.F15]*100" table:style-name="ce21">
            <text:p>71.88</text:p>
          </table:table-cell>
          <table:table-cell office:value-type="float" office:value="29398" table:formula="of:=SUM([.I16:.I17])" table:style-name="ce18">
            <text:p>29,398</text:p>
          </table:table-cell>
          <table:table-cell office:value-type="float" office:value="23807" table:formula="of:=SUM([.J16:.J17])" table:style-name="ce18">
            <text:p>23,807</text:p>
          </table:table-cell>
          <table:table-cell office:value-type="float" office:value="80.981699435335742" table:formula="of:=[.J15]/[.I15]*100" table:style-name="ce21">
            <text:p>80.98</text:p>
          </table:table-cell>
          <table:table-cell table:number-columns-repeated="1637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1356" table:style-name="ce22">
            <text:p>161,356</text:p>
          </table:table-cell>
          <table:table-cell office:value-type="float" office:value="111036" table:style-name="ce18">
            <text:p>111,036</text:p>
          </table:table-cell>
          <table:table-cell office:value-type="float" office:value="68.81" table:style-name="ce21">
            <text:p>68.81</text:p>
          </table:table-cell>
          <table:table-cell office:value-type="float" office:value="145298" table:style-name="ce18">
            <text:p>145,298</text:p>
          </table:table-cell>
          <table:table-cell office:value-type="float" office:value="98554" table:style-name="ce18">
            <text:p>98,554</text:p>
          </table:table-cell>
          <table:table-cell office:value-type="float" office:value="67.83" table:style-name="ce21">
            <text:p>67.83</text:p>
          </table:table-cell>
          <table:table-cell office:value-type="float" office:value="16058" table:style-name="ce18">
            <text:p>16,058</text:p>
          </table:table-cell>
          <table:table-cell office:value-type="float" office:value="12482" table:style-name="ce18">
            <text:p>12,482</text:p>
          </table:table-cell>
          <table:table-cell office:value-type="float" office:value="77.73" table:style-name="ce21">
            <text:p>77.73</text:p>
          </table:table-cell>
          <table:table-cell table:number-columns-repeated="16373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47436" table:style-name="ce23">
            <text:p>147,436</text:p>
          </table:table-cell>
          <table:table-cell office:value-type="float" office:value="113609" table:style-name="ce19">
            <text:p>113,609</text:p>
          </table:table-cell>
          <table:table-cell office:value-type="float" office:value="77.06" table:style-name="ce24">
            <text:p>77.06</text:p>
          </table:table-cell>
          <table:table-cell office:value-type="float" office:value="134096" table:style-name="ce19">
            <text:p>134,096</text:p>
          </table:table-cell>
          <table:table-cell office:value-type="float" office:value="102284" table:style-name="ce19">
            <text:p>102,284</text:p>
          </table:table-cell>
          <table:table-cell office:value-type="float" office:value="76.28" table:style-name="ce24">
            <text:p>76.28</text:p>
          </table:table-cell>
          <table:table-cell office:value-type="float" office:value="13340" table:style-name="ce19">
            <text:p>13,340</text:p>
          </table:table-cell>
          <table:table-cell office:value-type="float" office:value="11325" table:style-name="ce19">
            <text:p>11,325</text:p>
          </table:table-cell>
          <table:table-cell office:value-type="float" office:value="84.9" table:style-name="ce24">
            <text:p>84.90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9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96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940323" table:style-name="ce20">
            <text:p>940,323</text:p>
          </table:table-cell>
          <table:table-cell office:value-type="float" office:value="649864" table:style-name="ce18">
            <text:p>649,864</text:p>
          </table:table-cell>
          <table:table-cell office:value-type="float" office:value="69.11" table:style-name="ce21">
            <text:p>69.11</text:p>
          </table:table-cell>
          <table:table-cell office:value-type="float" office:value="848690" table:style-name="ce18">
            <text:p>848,690</text:p>
          </table:table-cell>
          <table:table-cell office:value-type="float" office:value="579234" table:style-name="ce18">
            <text:p>579,234</text:p>
          </table:table-cell>
          <table:table-cell office:value-type="float" office:value="68.25" table:style-name="ce21">
            <text:p>68.25</text:p>
          </table:table-cell>
          <table:table-cell office:value-type="float" office:value="91633" table:style-name="ce18">
            <text:p>91,633</text:p>
          </table:table-cell>
          <table:table-cell office:value-type="float" office:value="70630" table:style-name="ce18">
            <text:p>70,630</text:p>
          </table:table-cell>
          <table:table-cell office:value-type="float" office:value="77.08" table:style-name="ce21">
            <text:p>77.08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88854" table:style-name="ce22">
            <text:p>488,854</text:p>
          </table:table-cell>
          <table:table-cell office:value-type="float" office:value="320079" table:style-name="ce18">
            <text:p>320,079</text:p>
          </table:table-cell>
          <table:table-cell office:value-type="float" office:value="65.48" table:style-name="ce21">
            <text:p>65.48</text:p>
          </table:table-cell>
          <table:table-cell office:value-type="float" office:value="439409" table:style-name="ce18">
            <text:p>439,409</text:p>
          </table:table-cell>
          <table:table-cell office:value-type="float" office:value="283392" table:style-name="ce18">
            <text:p>283,392</text:p>
          </table:table-cell>
          <table:table-cell office:value-type="float" office:value="64.489999999999995" table:style-name="ce21">
            <text:p>64.49</text:p>
          </table:table-cell>
          <table:table-cell office:value-type="float" office:value="49445" table:style-name="ce18">
            <text:p>49,445</text:p>
          </table:table-cell>
          <table:table-cell office:value-type="float" office:value="36687" table:style-name="ce18">
            <text:p>36,687</text:p>
          </table:table-cell>
          <table:table-cell office:value-type="float" office:value="74.2" table:style-name="ce21">
            <text:p>74.20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51469" table:style-name="ce22">
            <text:p>451,469</text:p>
          </table:table-cell>
          <table:table-cell office:value-type="float" office:value="329785" table:style-name="ce18">
            <text:p>329,785</text:p>
          </table:table-cell>
          <table:table-cell office:value-type="float" office:value="73.05" table:style-name="ce21">
            <text:p>73.05</text:p>
          </table:table-cell>
          <table:table-cell office:value-type="float" office:value="409281" table:style-name="ce18">
            <text:p>409,281</text:p>
          </table:table-cell>
          <table:table-cell office:value-type="float" office:value="295842" table:style-name="ce18">
            <text:p>295,842</text:p>
          </table:table-cell>
          <table:table-cell office:value-type="float" office:value="72.28" table:style-name="ce21">
            <text:p>72.28</text:p>
          </table:table-cell>
          <table:table-cell office:value-type="float" office:value="42188" table:style-name="ce18">
            <text:p>42,188</text:p>
          </table:table-cell>
          <table:table-cell office:value-type="float" office:value="33943" table:style-name="ce18">
            <text:p>33,943</text:p>
          </table:table-cell>
          <table:table-cell office:value-type="float" office:value="80.459999999999994" table:style-name="ce21">
            <text:p>80.46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一年級</text:p>
          </table:table-cell>
          <table:table-cell office:value-type="string" table:style-name="ce9">
            <text:p>計</text:p>
          </table:table-cell>
          <table:table-cell office:value-type="float" office:value="314084" table:formula="of:=SUM([.C10:.C11])" table:style-name="ce22">
            <text:p>314,084</text:p>
          </table:table-cell>
          <table:table-cell office:value-type="float" office:value="202718" table:formula="of:=SUM([.D10:.D11])" table:style-name="ce18">
            <text:p>202,718</text:p>
          </table:table-cell>
          <table:table-cell office:value-type="float" office:value="64.542606436494694" table:formula="of:=[.D9]/[.C9]*100" table:style-name="ce21">
            <text:p>64.54</text:p>
          </table:table-cell>
          <table:table-cell office:value-type="float" office:value="282018" table:formula="of:=SUM([.F10:.F11])" table:style-name="ce18">
            <text:p>282,018</text:p>
          </table:table-cell>
          <table:table-cell office:value-type="float" office:value="179247" table:formula="of:=SUM([.G10:.G11])" table:style-name="ce18">
            <text:p>179,247</text:p>
          </table:table-cell>
          <table:table-cell office:value-type="float" office:value="63.558709018573282" table:formula="of:=[.G9]/[.F9]*100" table:style-name="ce21">
            <text:p>63.56</text:p>
          </table:table-cell>
          <table:table-cell office:value-type="float" office:value="32066" table:formula="of:=SUM([.I10:.I11])" table:style-name="ce18">
            <text:p>32,066</text:p>
          </table:table-cell>
          <table:table-cell office:value-type="float" office:value="23471" table:formula="of:=SUM([.J10:.J11])" table:style-name="ce18">
            <text:p>23,471</text:p>
          </table:table-cell>
          <table:table-cell office:value-type="float" office:value="73.195908438844882" table:formula="of:=[.J9]/[.I9]*100" table:style-name="ce21">
            <text:p>73.20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2865" table:style-name="ce22">
            <text:p>162,865</text:p>
          </table:table-cell>
          <table:table-cell office:value-type="float" office:value="99201" table:style-name="ce18">
            <text:p>99,201</text:p>
          </table:table-cell>
          <table:table-cell office:value-type="float" office:value="60.91" table:style-name="ce21">
            <text:p>60.91</text:p>
          </table:table-cell>
          <table:table-cell office:value-type="float" office:value="145514" table:style-name="ce18">
            <text:p>145,514</text:p>
          </table:table-cell>
          <table:table-cell office:value-type="float" office:value="87007" table:style-name="ce18">
            <text:p>87,007</text:p>
          </table:table-cell>
          <table:table-cell office:value-type="float" office:value="59.79" table:style-name="ce21">
            <text:p>59.79</text:p>
          </table:table-cell>
          <table:table-cell office:value-type="float" office:value="17351" table:style-name="ce18">
            <text:p>17,351</text:p>
          </table:table-cell>
          <table:table-cell office:value-type="float" office:value="12194" table:style-name="ce18">
            <text:p>12,194</text:p>
          </table:table-cell>
          <table:table-cell office:value-type="float" office:value="70.28" table:style-name="ce21">
            <text:p>70.28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51219" table:style-name="ce22">
            <text:p>151,219</text:p>
          </table:table-cell>
          <table:table-cell office:value-type="float" office:value="103517" table:style-name="ce18">
            <text:p>103,517</text:p>
          </table:table-cell>
          <table:table-cell office:value-type="float" office:value="68.459999999999994" table:style-name="ce21">
            <text:p>68.46</text:p>
          </table:table-cell>
          <table:table-cell office:value-type="float" office:value="136504" table:style-name="ce18">
            <text:p>136,504</text:p>
          </table:table-cell>
          <table:table-cell office:value-type="float" office:value="92240" table:style-name="ce18">
            <text:p>92,240</text:p>
          </table:table-cell>
          <table:table-cell office:value-type="float" office:value="67.569999999999993" table:style-name="ce21">
            <text:p>67.57</text:p>
          </table:table-cell>
          <table:table-cell office:value-type="float" office:value="14715" table:style-name="ce18">
            <text:p>14,715</text:p>
          </table:table-cell>
          <table:table-cell office:value-type="float" office:value="11277" table:style-name="ce18">
            <text:p>11,277</text:p>
          </table:table-cell>
          <table:table-cell office:value-type="float" office:value="76.64" table:style-name="ce21">
            <text:p>76.64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二年級</text:p>
          </table:table-cell>
          <table:table-cell office:value-type="string" table:style-name="ce9">
            <text:p>計</text:p>
          </table:table-cell>
          <table:table-cell office:value-type="float" office:value="313015" table:formula="of:=SUM([.C13:.C14])" table:style-name="ce22">
            <text:p>313,015</text:p>
          </table:table-cell>
          <table:table-cell office:value-type="float" office:value="218264" table:formula="of:=SUM([.D13:.D14])" table:style-name="ce18">
            <text:p>218,264</text:p>
          </table:table-cell>
          <table:table-cell office:value-type="float" office:value="69.729565675766338" table:formula="of:=[.D12]/[.C12]*100" table:style-name="ce21">
            <text:p>69.73</text:p>
          </table:table-cell>
          <table:table-cell office:value-type="float" office:value="283085" table:formula="of:=SUM([.F13:.F14])" table:style-name="ce18">
            <text:p>283,085</text:p>
          </table:table-cell>
          <table:table-cell office:value-type="float" office:value="194984" table:formula="of:=SUM([.G13:.G14])" table:style-name="ce18">
            <text:p>194,984</text:p>
          </table:table-cell>
          <table:table-cell office:value-type="float" office:value="68.878252115089111" table:formula="of:=[.G12]/[.F12]*100" table:style-name="ce21">
            <text:p>68.88</text:p>
          </table:table-cell>
          <table:table-cell office:value-type="float" office:value="29930" table:formula="of:=SUM([.I13:.I14])" table:style-name="ce18">
            <text:p>29,930</text:p>
          </table:table-cell>
          <table:table-cell office:value-type="float" office:value="23280" table:formula="of:=SUM([.J13:.J14])" table:style-name="ce18">
            <text:p>23,280</text:p>
          </table:table-cell>
          <table:table-cell office:value-type="float" office:value="77.781490143668563" table:formula="of:=[.J12]/[.I12]*100" table:style-name="ce21">
            <text:p>77.78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63045" table:style-name="ce22">
            <text:p>163,045</text:p>
          </table:table-cell>
          <table:table-cell office:value-type="float" office:value="107788" table:style-name="ce18">
            <text:p>107,788</text:p>
          </table:table-cell>
          <table:table-cell office:value-type="float" office:value="66.11" table:style-name="ce21">
            <text:p>66.11</text:p>
          </table:table-cell>
          <table:table-cell office:value-type="float" office:value="146790" table:style-name="ce18">
            <text:p>146,790</text:p>
          </table:table-cell>
          <table:table-cell office:value-type="float" office:value="95652" table:style-name="ce18">
            <text:p>95,652</text:p>
          </table:table-cell>
          <table:table-cell office:value-type="float" office:value="65.16" table:style-name="ce21">
            <text:p>65.16</text:p>
          </table:table-cell>
          <table:table-cell office:value-type="float" office:value="16255" table:style-name="ce18">
            <text:p>16,255</text:p>
          </table:table-cell>
          <table:table-cell office:value-type="float" office:value="12136" table:style-name="ce18">
            <text:p>12,136</text:p>
          </table:table-cell>
          <table:table-cell office:value-type="float" office:value="74.66" table:style-name="ce21">
            <text:p>74.66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49970" table:style-name="ce22">
            <text:p>149,970</text:p>
          </table:table-cell>
          <table:table-cell office:value-type="float" office:value="110476" table:style-name="ce18">
            <text:p>110,476</text:p>
          </table:table-cell>
          <table:table-cell office:value-type="float" office:value="73.67" table:style-name="ce21">
            <text:p>73.67</text:p>
          </table:table-cell>
          <table:table-cell office:value-type="float" office:value="136295" table:style-name="ce18">
            <text:p>136,295</text:p>
          </table:table-cell>
          <table:table-cell office:value-type="float" office:value="99332" table:style-name="ce18">
            <text:p>99,332</text:p>
          </table:table-cell>
          <table:table-cell office:value-type="float" office:value="72.88" table:style-name="ce21">
            <text:p>72.88</text:p>
          </table:table-cell>
          <table:table-cell office:value-type="float" office:value="13675" table:style-name="ce18">
            <text:p>13,675</text:p>
          </table:table-cell>
          <table:table-cell office:value-type="float" office:value="11144" table:style-name="ce18">
            <text:p>11,144</text:p>
          </table:table-cell>
          <table:table-cell office:value-type="float" office:value="81.489999999999995" table:style-name="ce21">
            <text:p>81.49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三年級</text:p>
          </table:table-cell>
          <table:table-cell office:value-type="string" table:style-name="ce9">
            <text:p>計</text:p>
          </table:table-cell>
          <table:table-cell office:value-type="float" office:value="313224" table:formula="of:=SUM([.C16:.C17])" table:style-name="ce22">
            <text:p>313,224</text:p>
          </table:table-cell>
          <table:table-cell office:value-type="float" office:value="228882" table:formula="of:=SUM([.D16:.D17])" table:style-name="ce18">
            <text:p>228,882</text:p>
          </table:table-cell>
          <table:table-cell office:value-type="float" office:value="73.072944601946205" table:formula="of:=[.D15]/[.C15]*100" table:style-name="ce21">
            <text:p>73.07</text:p>
          </table:table-cell>
          <table:table-cell office:value-type="float" office:value="283587" table:formula="of:=SUM([.F16:.F17])" table:style-name="ce18">
            <text:p>283,587</text:p>
          </table:table-cell>
          <table:table-cell office:value-type="float" office:value="205003" table:formula="of:=SUM([.G16:.G17])" table:style-name="ce18">
            <text:p>205,003</text:p>
          </table:table-cell>
          <table:table-cell office:value-type="float" office:value="72.289279832996584" table:formula="of:=[.G15]/[.F15]*100" table:style-name="ce21">
            <text:p>72.29</text:p>
          </table:table-cell>
          <table:table-cell office:value-type="float" office:value="29637" table:formula="of:=SUM([.I16:.I17])" table:style-name="ce18">
            <text:p>29,637</text:p>
          </table:table-cell>
          <table:table-cell office:value-type="float" office:value="23879" table:formula="of:=SUM([.J16:.J17])" table:style-name="ce18">
            <text:p>23,879</text:p>
          </table:table-cell>
          <table:table-cell office:value-type="float" office:value="80.571582818773834" table:formula="of:=[.J15]/[.I15]*100" table:style-name="ce21">
            <text:p>80.57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2944" table:style-name="ce22">
            <text:p>162,944</text:p>
          </table:table-cell>
          <table:table-cell office:value-type="float" office:value="113090" table:style-name="ce18">
            <text:p>113,090</text:p>
          </table:table-cell>
          <table:table-cell office:value-type="float" office:value="69.41" table:style-name="ce21">
            <text:p>69.41</text:p>
          </table:table-cell>
          <table:table-cell office:value-type="float" office:value="147105" table:style-name="ce18">
            <text:p>147,105</text:p>
          </table:table-cell>
          <table:table-cell office:value-type="float" office:value="100733" table:style-name="ce18">
            <text:p>100,733</text:p>
          </table:table-cell>
          <table:table-cell office:value-type="float" office:value="68.48" table:style-name="ce21">
            <text:p>68.48</text:p>
          </table:table-cell>
          <table:table-cell office:value-type="float" office:value="15839" table:style-name="ce18">
            <text:p>15,839</text:p>
          </table:table-cell>
          <table:table-cell office:value-type="float" office:value="12357" table:style-name="ce18">
            <text:p>12,357</text:p>
          </table:table-cell>
          <table:table-cell office:value-type="float" office:value="78.02" table:style-name="ce21">
            <text:p>78.02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50280" table:style-name="ce23">
            <text:p>150,280</text:p>
          </table:table-cell>
          <table:table-cell office:value-type="float" office:value="115792" table:style-name="ce19">
            <text:p>115,792</text:p>
          </table:table-cell>
          <table:table-cell office:value-type="float" office:value="77.05" table:style-name="ce24">
            <text:p>77.05</text:p>
          </table:table-cell>
          <table:table-cell office:value-type="float" office:value="136482" table:style-name="ce19">
            <text:p>136,482</text:p>
          </table:table-cell>
          <table:table-cell office:value-type="float" office:value="104270" table:style-name="ce19">
            <text:p>104,270</text:p>
          </table:table-cell>
          <table:table-cell office:value-type="float" office:value="76.400000000000006" table:style-name="ce24">
            <text:p>76.40</text:p>
          </table:table-cell>
          <table:table-cell office:value-type="float" office:value="13798" table:style-name="ce19">
            <text:p>13,798</text:p>
          </table:table-cell>
          <table:table-cell office:value-type="float" office:value="11522" table:style-name="ce19">
            <text:p>11,522</text:p>
          </table:table-cell>
          <table:table-cell office:value-type="float" office:value="83.5" table:style-name="ce24">
            <text:p>83.50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9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97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937632" table:style-name="ce20">
            <text:p>937,632</text:p>
          </table:table-cell>
          <table:table-cell office:value-type="float" office:value="663437" table:style-name="ce18">
            <text:p>663,437</text:p>
          </table:table-cell>
          <table:table-cell office:value-type="float" office:value="70.756650796901127" table:style-name="ce21">
            <text:p>70.76</text:p>
          </table:table-cell>
          <table:table-cell office:value-type="float" office:value="846331" table:style-name="ce18">
            <text:p>846,331</text:p>
          </table:table-cell>
          <table:table-cell office:value-type="float" office:value="592131" table:style-name="ce18">
            <text:p>592,131</text:p>
          </table:table-cell>
          <table:table-cell office:value-type="float" office:value="69.964470165927978" table:style-name="ce21">
            <text:p>69.96</text:p>
          </table:table-cell>
          <table:table-cell office:value-type="float" office:value="91301" table:style-name="ce18">
            <text:p>91,301</text:p>
          </table:table-cell>
          <table:table-cell office:value-type="float" office:value="71306" table:style-name="ce18">
            <text:p>71,306</text:p>
          </table:table-cell>
          <table:table-cell office:value-type="float" office:value="78.099911282461306" table:style-name="ce21">
            <text:p>78.10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87660" table:style-name="ce22">
            <text:p>487,660</text:p>
          </table:table-cell>
          <table:table-cell office:value-type="float" office:value="328598" table:style-name="ce18">
            <text:p>328,598</text:p>
          </table:table-cell>
          <table:table-cell office:value-type="float" office:value="67.382602632981985" table:style-name="ce21">
            <text:p>67.38</text:p>
          </table:table-cell>
          <table:table-cell office:value-type="float" office:value="438372" table:style-name="ce18">
            <text:p>438,372</text:p>
          </table:table-cell>
          <table:table-cell office:value-type="float" office:value="291249" table:style-name="ce18">
            <text:p>291,249</text:p>
          </table:table-cell>
          <table:table-cell office:value-type="float" office:value="66.438778024143872" table:style-name="ce21">
            <text:p>66.44</text:p>
          </table:table-cell>
          <table:table-cell office:value-type="float" office:value="49288" table:style-name="ce18">
            <text:p>49,288</text:p>
          </table:table-cell>
          <table:table-cell office:value-type="float" office:value="37349" table:style-name="ce18">
            <text:p>37,349</text:p>
          </table:table-cell>
          <table:table-cell office:value-type="float" office:value="75.777065411459176" table:style-name="ce21">
            <text:p>75.78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49972" table:style-name="ce22">
            <text:p>449,972</text:p>
          </table:table-cell>
          <table:table-cell office:value-type="float" office:value="334839" table:style-name="ce18">
            <text:p>334,839</text:p>
          </table:table-cell>
          <table:table-cell office:value-type="float" office:value="74.413296827358138" table:style-name="ce21">
            <text:p>74.41</text:p>
          </table:table-cell>
          <table:table-cell office:value-type="float" office:value="407959" table:style-name="ce18">
            <text:p>407,959</text:p>
          </table:table-cell>
          <table:table-cell office:value-type="float" office:value="300882" table:style-name="ce18">
            <text:p>300,882</text:p>
          </table:table-cell>
          <table:table-cell office:value-type="float" office:value="73.752999688694203" table:style-name="ce21">
            <text:p>73.75</text:p>
          </table:table-cell>
          <table:table-cell office:value-type="float" office:value="42013" table:style-name="ce18">
            <text:p>42,013</text:p>
          </table:table-cell>
          <table:table-cell office:value-type="float" office:value="33957" table:style-name="ce18">
            <text:p>33,957</text:p>
          </table:table-cell>
          <table:table-cell office:value-type="float" office:value="80.824982743436564" table:style-name="ce21">
            <text:p>80.82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一年級</text:p>
          </table:table-cell>
          <table:table-cell office:value-type="string" table:style-name="ce9">
            <text:p>計</text:p>
          </table:table-cell>
          <table:table-cell office:value-type="float" office:value="314823" table:formula="of:=SUM([.C10:.C11])" table:style-name="ce22">
            <text:p>314,823</text:p>
          </table:table-cell>
          <table:table-cell office:value-type="float" office:value="209363" table:formula="of:=SUM([.D10:.D11])" table:style-name="ce18">
            <text:p>209,363</text:p>
          </table:table-cell>
          <table:table-cell office:value-type="float" office:value="66.501812129355216" table:formula="of:=[.D9]/[.C9]*100" table:style-name="ce21">
            <text:p>66.50</text:p>
          </table:table-cell>
          <table:table-cell office:value-type="float" office:value="282751" table:formula="of:=SUM([.F10:.F11])" table:style-name="ce18">
            <text:p>282,751</text:p>
          </table:table-cell>
          <table:table-cell office:value-type="float" office:value="185436" table:formula="of:=SUM([.G10:.G11])" table:style-name="ce18">
            <text:p>185,436</text:p>
          </table:table-cell>
          <table:table-cell office:value-type="float" office:value="65.582791926465333" table:formula="of:=[.G9]/[.F9]*100" table:style-name="ce21">
            <text:p>65.58</text:p>
          </table:table-cell>
          <table:table-cell office:value-type="float" office:value="32072" table:formula="of:=SUM([.I10:.I11])" table:style-name="ce18">
            <text:p>32,072</text:p>
          </table:table-cell>
          <table:table-cell office:value-type="float" office:value="23927" table:formula="of:=SUM([.J10:.J11])" table:style-name="ce18">
            <text:p>23,927</text:p>
          </table:table-cell>
          <table:table-cell office:value-type="float" office:value="74.604015964080816" table:formula="of:=[.J9]/[.I9]*100" table:style-name="ce21">
            <text:p>74.60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3704" table:style-name="ce22">
            <text:p>163,704</text:p>
          </table:table-cell>
          <table:table-cell office:value-type="float" office:value="103673" table:style-name="ce18">
            <text:p>103,673</text:p>
          </table:table-cell>
          <table:table-cell office:value-type="float" office:value="63.329546009871471" table:style-name="ce21">
            <text:p>63.33</text:p>
          </table:table-cell>
          <table:table-cell office:value-type="float" office:value="146372" table:style-name="ce18">
            <text:p>146,372</text:p>
          </table:table-cell>
          <table:table-cell office:value-type="float" office:value="91069" table:style-name="ce18">
            <text:p>91,069</text:p>
          </table:table-cell>
          <table:table-cell office:value-type="float" office:value="62.217500614871703" table:style-name="ce21">
            <text:p>62.22</text:p>
          </table:table-cell>
          <table:table-cell office:value-type="float" office:value="17332" table:style-name="ce18">
            <text:p>17,332</text:p>
          </table:table-cell>
          <table:table-cell office:value-type="float" office:value="12604" table:style-name="ce18">
            <text:p>12,604</text:p>
          </table:table-cell>
          <table:table-cell office:value-type="float" office:value="72.72097853681052" table:style-name="ce21">
            <text:p>72.72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51119" table:style-name="ce22">
            <text:p>151,119</text:p>
          </table:table-cell>
          <table:table-cell office:value-type="float" office:value="105690" table:style-name="ce18">
            <text:p>105,690</text:p>
          </table:table-cell>
          <table:table-cell office:value-type="float" office:value="69.93826057610228" table:style-name="ce21">
            <text:p>69.94</text:p>
          </table:table-cell>
          <table:table-cell office:value-type="float" office:value="136379" table:style-name="ce18">
            <text:p>136,379</text:p>
          </table:table-cell>
          <table:table-cell office:value-type="float" office:value="94367" table:style-name="ce18">
            <text:p>94,367</text:p>
          </table:table-cell>
          <table:table-cell office:value-type="float" office:value="69.194670733763999" table:style-name="ce21">
            <text:p>69.19</text:p>
          </table:table-cell>
          <table:table-cell office:value-type="float" office:value="14740" table:style-name="ce18">
            <text:p>14,740</text:p>
          </table:table-cell>
          <table:table-cell office:value-type="float" office:value="11323" table:style-name="ce18">
            <text:p>11,323</text:p>
          </table:table-cell>
          <table:table-cell office:value-type="float" office:value="76.818181818181813" table:style-name="ce21">
            <text:p>76.82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二年級</text:p>
          </table:table-cell>
          <table:table-cell office:value-type="string" table:style-name="ce9">
            <text:p>計</text:p>
          </table:table-cell>
          <table:table-cell office:value-type="float" office:value="312360" table:formula="of:=SUM([.C13:.C14])" table:style-name="ce22">
            <text:p>312,360</text:p>
          </table:table-cell>
          <table:table-cell office:value-type="float" office:value="222336" table:formula="of:=SUM([.D13:.D14])" table:style-name="ce18">
            <text:p>222,336</text:p>
          </table:table-cell>
          <table:table-cell office:value-type="float" office:value="71.179408374951976" table:formula="of:=[.D12]/[.C12]*100" table:style-name="ce21">
            <text:p>71.18</text:p>
          </table:table-cell>
          <table:table-cell office:value-type="float" office:value="281761" table:formula="of:=SUM([.F13:.F14])" table:style-name="ce18">
            <text:p>281,761</text:p>
          </table:table-cell>
          <table:table-cell office:value-type="float" office:value="198392" table:formula="of:=SUM([.G13:.G14])" table:style-name="ce18">
            <text:p>198,392</text:p>
          </table:table-cell>
          <table:table-cell office:value-type="float" office:value="70.411448000255533" table:formula="of:=[.G12]/[.F12]*100" table:style-name="ce21">
            <text:p>70.41</text:p>
          </table:table-cell>
          <table:table-cell office:value-type="float" office:value="30599" table:formula="of:=SUM([.I13:.I14])" table:style-name="ce18">
            <text:p>30,599</text:p>
          </table:table-cell>
          <table:table-cell office:value-type="float" office:value="23944" table:formula="of:=SUM([.J13:.J14])" table:style-name="ce18">
            <text:p>23,944</text:p>
          </table:table-cell>
          <table:table-cell office:value-type="float" office:value="78.250923232785382" table:formula="of:=[.J12]/[.I12]*100" table:style-name="ce21">
            <text:p>78.25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62154" table:style-name="ce22">
            <text:p>162,154</text:p>
          </table:table-cell>
          <table:table-cell office:value-type="float" office:value="109824" table:style-name="ce18">
            <text:p>109,824</text:p>
          </table:table-cell>
          <table:table-cell office:value-type="float" office:value="67.728208986518993" table:style-name="ce21">
            <text:p>67.73</text:p>
          </table:table-cell>
          <table:table-cell office:value-type="float" office:value="145621" table:style-name="ce18">
            <text:p>145,621</text:p>
          </table:table-cell>
          <table:table-cell office:value-type="float" office:value="97285" table:style-name="ce18">
            <text:p>97,285</text:p>
          </table:table-cell>
          <table:table-cell office:value-type="float" office:value="66.806985256247387" table:style-name="ce21">
            <text:p>66.81</text:p>
          </table:table-cell>
          <table:table-cell office:value-type="float" office:value="16533" table:style-name="ce18">
            <text:p>16,533</text:p>
          </table:table-cell>
          <table:table-cell office:value-type="float" office:value="12539" table:style-name="ce18">
            <text:p>12,539</text:p>
          </table:table-cell>
          <table:table-cell office:value-type="float" office:value="75.842254884171055" table:style-name="ce21">
            <text:p>75.84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50206" table:style-name="ce22">
            <text:p>150,206</text:p>
          </table:table-cell>
          <table:table-cell office:value-type="float" office:value="112512" table:style-name="ce18">
            <text:p>112,512</text:p>
          </table:table-cell>
          <table:table-cell office:value-type="float" office:value="74.905130287738174" table:style-name="ce21">
            <text:p>74.91</text:p>
          </table:table-cell>
          <table:table-cell office:value-type="float" office:value="136140" table:style-name="ce18">
            <text:p>136,140</text:p>
          </table:table-cell>
          <table:table-cell office:value-type="float" office:value="101107" table:style-name="ce18">
            <text:p>101,107</text:p>
          </table:table-cell>
          <table:table-cell office:value-type="float" office:value="74.266931100337885" table:style-name="ce21">
            <text:p>74.27</text:p>
          </table:table-cell>
          <table:table-cell office:value-type="float" office:value="14066" table:style-name="ce18">
            <text:p>14,066</text:p>
          </table:table-cell>
          <table:table-cell office:value-type="float" office:value="11405" table:style-name="ce18">
            <text:p>11,405</text:p>
          </table:table-cell>
          <table:table-cell office:value-type="float" office:value="81.082041802929055" table:style-name="ce21">
            <text:p>81.08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三年級</text:p>
          </table:table-cell>
          <table:table-cell office:value-type="string" table:style-name="ce9">
            <text:p>計</text:p>
          </table:table-cell>
          <table:table-cell office:value-type="float" office:value="310449" table:formula="of:=SUM([.C16:.C17])" table:style-name="ce22">
            <text:p>310,449</text:p>
          </table:table-cell>
          <table:table-cell office:value-type="float" office:value="231738" table:formula="of:=SUM([.D16:.D17])" table:style-name="ce18">
            <text:p>231,738</text:p>
          </table:table-cell>
          <table:table-cell office:value-type="float" office:value="74.646077133442219" table:formula="of:=[.D15]/[.C15]*100" table:style-name="ce21">
            <text:p>74.65</text:p>
          </table:table-cell>
          <table:table-cell office:value-type="float" office:value="281819" table:formula="of:=SUM([.F16:.F17])" table:style-name="ce18">
            <text:p>281,819</text:p>
          </table:table-cell>
          <table:table-cell office:value-type="float" office:value="208303" table:formula="of:=SUM([.G16:.G17])" table:style-name="ce18">
            <text:p>208,303</text:p>
          </table:table-cell>
          <table:table-cell office:value-type="float" office:value="73.913753153619879" table:formula="of:=[.G15]/[.F15]*100" table:style-name="ce21">
            <text:p>73.91</text:p>
          </table:table-cell>
          <table:table-cell office:value-type="float" office:value="28630" table:formula="of:=SUM([.I16:.I17])" table:style-name="ce18">
            <text:p>28,630</text:p>
          </table:table-cell>
          <table:table-cell office:value-type="float" office:value="23435" table:formula="of:=SUM([.J16:.J17])" table:style-name="ce18">
            <text:p>23,435</text:p>
          </table:table-cell>
          <table:table-cell office:value-type="float" office:value="81.854697869367797" table:formula="of:=[.J15]/[.I15]*100" table:style-name="ce21">
            <text:p>81.85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1802" table:style-name="ce22">
            <text:p>161,802</text:p>
          </table:table-cell>
          <table:table-cell office:value-type="float" office:value="115101" table:style-name="ce18">
            <text:p>115,101</text:p>
          </table:table-cell>
          <table:table-cell office:value-type="float" office:value="71.136945155189679" table:style-name="ce21">
            <text:p>71.14</text:p>
          </table:table-cell>
          <table:table-cell office:value-type="float" office:value="146379" table:style-name="ce18">
            <text:p>146,379</text:p>
          </table:table-cell>
          <table:table-cell office:value-type="float" office:value="102895" table:style-name="ce18">
            <text:p>102,895</text:p>
          </table:table-cell>
          <table:table-cell office:value-type="float" office:value="70.293553036979347" table:style-name="ce21">
            <text:p>70.29</text:p>
          </table:table-cell>
          <table:table-cell office:value-type="float" office:value="15423" table:style-name="ce18">
            <text:p>15,423</text:p>
          </table:table-cell>
          <table:table-cell office:value-type="float" office:value="12206" table:style-name="ce18">
            <text:p>12,206</text:p>
          </table:table-cell>
          <table:table-cell office:value-type="float" office:value="79.141541853076575" table:style-name="ce21">
            <text:p>79.14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48647" table:style-name="ce23">
            <text:p>148,647</text:p>
          </table:table-cell>
          <table:table-cell office:value-type="float" office:value="116637" table:style-name="ce19">
            <text:p>116,637</text:p>
          </table:table-cell>
          <table:table-cell office:value-type="float" office:value="78.465761165714738" table:style-name="ce24">
            <text:p>78.47</text:p>
          </table:table-cell>
          <table:table-cell office:value-type="float" office:value="135440" table:style-name="ce19">
            <text:p>135,440</text:p>
          </table:table-cell>
          <table:table-cell office:value-type="float" office:value="105408" table:style-name="ce19">
            <text:p>105,408</text:p>
          </table:table-cell>
          <table:table-cell office:value-type="float" office:value="77.826343768458358" table:style-name="ce24">
            <text:p>77.83</text:p>
          </table:table-cell>
          <table:table-cell office:value-type="float" office:value="13207" table:style-name="ce19">
            <text:p>13,207</text:p>
          </table:table-cell>
          <table:table-cell office:value-type="float" office:value="11229" table:style-name="ce19">
            <text:p>11,229</text:p>
          </table:table-cell>
          <table:table-cell office:value-type="float" office:value="85.023093813886575" table:style-name="ce24">
            <text:p>85.02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9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98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930965" table:style-name="ce20">
            <text:p>930,965</text:p>
          </table:table-cell>
          <table:table-cell office:value-type="float" office:value="666490" table:style-name="ce32">
            <text:p>666,490</text:p>
          </table:table-cell>
          <table:table-cell office:value-type="float" office:value="71.591305795599183" table:style-name="ce33">
            <text:p>71.59</text:p>
          </table:table-cell>
          <table:table-cell office:value-type="float" office:value="839728" table:style-name="ce32">
            <text:p>839,728</text:p>
          </table:table-cell>
          <table:table-cell office:value-type="float" office:value="594645" table:style-name="ce32">
            <text:p>594,645</text:p>
          </table:table-cell>
          <table:table-cell office:value-type="float" office:value="70.814001676733412" table:style-name="ce33">
            <text:p>70.81</text:p>
          </table:table-cell>
          <table:table-cell office:value-type="float" office:value="91237" table:style-name="ce32">
            <text:p>91,237</text:p>
          </table:table-cell>
          <table:table-cell office:value-type="float" office:value="71845" table:style-name="ce32">
            <text:p>71,845</text:p>
          </table:table-cell>
          <table:table-cell office:value-type="float" office:value="78.745465107357759" table:style-name="ce33">
            <text:p>78.75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84271" table:style-name="ce22">
            <text:p>484,271</text:p>
          </table:table-cell>
          <table:table-cell office:value-type="float" office:value="331660" table:style-name="ce32">
            <text:p>331,660</text:p>
          </table:table-cell>
          <table:table-cell office:value-type="float" office:value="68.486446638349193" table:style-name="ce33">
            <text:p>68.49</text:p>
          </table:table-cell>
          <table:table-cell office:value-type="float" office:value="435177" table:style-name="ce32">
            <text:p>435,177</text:p>
          </table:table-cell>
          <table:table-cell office:value-type="float" office:value="294044" table:style-name="ce32">
            <text:p>294,044</text:p>
          </table:table-cell>
          <table:table-cell office:value-type="float" office:value="67.568828315834708" table:style-name="ce33">
            <text:p>67.57</text:p>
          </table:table-cell>
          <table:table-cell office:value-type="float" office:value="49094" table:style-name="ce32">
            <text:p>49,094</text:p>
          </table:table-cell>
          <table:table-cell office:value-type="float" office:value="37616" table:style-name="ce32">
            <text:p>37,616</text:p>
          </table:table-cell>
          <table:table-cell office:value-type="float" office:value="76.620360940237092" table:style-name="ce33">
            <text:p>76.62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46694" table:style-name="ce22">
            <text:p>446,694</text:p>
          </table:table-cell>
          <table:table-cell office:value-type="float" office:value="334830" table:style-name="ce32">
            <text:p>334,830</text:p>
          </table:table-cell>
          <table:table-cell office:value-type="float" office:value="74.957353355988658" table:style-name="ce33">
            <text:p>74.96</text:p>
          </table:table-cell>
          <table:table-cell office:value-type="float" office:value="404551" table:style-name="ce32">
            <text:p>404,551</text:p>
          </table:table-cell>
          <table:table-cell office:value-type="float" office:value="300601" table:style-name="ce32">
            <text:p>300,601</text:p>
          </table:table-cell>
          <table:table-cell office:value-type="float" office:value="74.304846607720663" table:style-name="ce33">
            <text:p>74.30</text:p>
          </table:table-cell>
          <table:table-cell office:value-type="float" office:value="42143" table:style-name="ce32">
            <text:p>42,143</text:p>
          </table:table-cell>
          <table:table-cell office:value-type="float" office:value="34229" table:style-name="ce32">
            <text:p>34,229</text:p>
          </table:table-cell>
          <table:table-cell office:value-type="float" office:value="81.221080606506419" table:style-name="ce33">
            <text:p>81.22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一年級</text:p>
          </table:table-cell>
          <table:table-cell office:value-type="string" table:style-name="ce9">
            <text:p>計</text:p>
          </table:table-cell>
          <table:table-cell office:value-type="float" office:value="308859" table:style-name="ce22">
            <text:p>308,859</text:p>
          </table:table-cell>
          <table:table-cell office:value-type="float" office:value="208989" table:style-name="ce32">
            <text:p>208,989</text:p>
          </table:table-cell>
          <table:table-cell office:value-type="float" office:value="67.664856779307058" table:style-name="ce33">
            <text:p>67.66</text:p>
          </table:table-cell>
          <table:table-cell office:value-type="float" office:value="278100" table:style-name="ce32">
            <text:p>278,100</text:p>
          </table:table-cell>
          <table:table-cell office:value-type="float" office:value="185925" table:style-name="ce32">
            <text:p>185,925</text:p>
          </table:table-cell>
          <table:table-cell office:value-type="float" office:value="66.855447680690403" table:style-name="ce33">
            <text:p>66.86</text:p>
          </table:table-cell>
          <table:table-cell office:value-type="float" office:value="30759" table:style-name="ce32">
            <text:p>30,759</text:p>
          </table:table-cell>
          <table:table-cell office:value-type="float" office:value="23064" table:style-name="ce32">
            <text:p>23,064</text:p>
          </table:table-cell>
          <table:table-cell office:value-type="float" office:value="74.982931824831752" table:style-name="ce33">
            <text:p>74.98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0876" table:style-name="ce22">
            <text:p>160,876</text:p>
          </table:table-cell>
          <table:table-cell office:value-type="float" office:value="104082" table:style-name="ce32">
            <text:p>104,082</text:p>
          </table:table-cell>
          <table:table-cell office:value-type="float" office:value="64.697033740272005" table:style-name="ce33">
            <text:p>64.70</text:p>
          </table:table-cell>
          <table:table-cell office:value-type="float" office:value="144330" table:style-name="ce32">
            <text:p>144,330</text:p>
          </table:table-cell>
          <table:table-cell office:value-type="float" office:value="92020" table:style-name="ce32">
            <text:p>92,020</text:p>
          </table:table-cell>
          <table:table-cell office:value-type="float" office:value="63.75666874523661" table:style-name="ce33">
            <text:p>63.76</text:p>
          </table:table-cell>
          <table:table-cell office:value-type="float" office:value="16546" table:style-name="ce32">
            <text:p>16,546</text:p>
          </table:table-cell>
          <table:table-cell office:value-type="float" office:value="12062" table:style-name="ce32">
            <text:p>12,062</text:p>
          </table:table-cell>
          <table:table-cell office:value-type="float" office:value="72.899794512268826" table:style-name="ce33">
            <text:p>72.90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47983" table:style-name="ce22">
            <text:p>147,983</text:p>
          </table:table-cell>
          <table:table-cell office:value-type="float" office:value="104907" table:style-name="ce32">
            <text:p>104,907</text:p>
          </table:table-cell>
          <table:table-cell office:value-type="float" office:value="70.891251022076858" table:style-name="ce33">
            <text:p>70.89</text:p>
          </table:table-cell>
          <table:table-cell office:value-type="float" office:value="133770" table:style-name="ce32">
            <text:p>133,770</text:p>
          </table:table-cell>
          <table:table-cell office:value-type="float" office:value="93905" table:style-name="ce32">
            <text:p>93,905</text:p>
          </table:table-cell>
          <table:table-cell office:value-type="float" office:value="70.198848770277337" table:style-name="ce33">
            <text:p>70.20</text:p>
          </table:table-cell>
          <table:table-cell office:value-type="float" office:value="14213" table:style-name="ce32">
            <text:p>14,213</text:p>
          </table:table-cell>
          <table:table-cell office:value-type="float" office:value="11002" table:style-name="ce32">
            <text:p>11,002</text:p>
          </table:table-cell>
          <table:table-cell office:value-type="float" office:value="77.408006754379798" table:style-name="ce33">
            <text:p>77.41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二年級</text:p>
          </table:table-cell>
          <table:table-cell office:value-type="string" table:style-name="ce9">
            <text:p>計</text:p>
          </table:table-cell>
          <table:table-cell office:value-type="float" office:value="312558" table:style-name="ce22">
            <text:p>312,558</text:p>
          </table:table-cell>
          <table:table-cell office:value-type="float" office:value="224710" table:style-name="ce32">
            <text:p>224,710</text:p>
          </table:table-cell>
          <table:table-cell office:value-type="float" office:value="71.893856500233554" table:style-name="ce33">
            <text:p>71.89</text:p>
          </table:table-cell>
          <table:table-cell office:value-type="float" office:value="281868" table:style-name="ce32">
            <text:p>281,868</text:p>
          </table:table-cell>
          <table:table-cell office:value-type="float" office:value="200274" table:style-name="ce32">
            <text:p>200,274</text:p>
          </table:table-cell>
          <table:table-cell office:value-type="float" office:value="71.052407509898245" table:style-name="ce33">
            <text:p>71.05</text:p>
          </table:table-cell>
          <table:table-cell office:value-type="float" office:value="30690" table:style-name="ce32">
            <text:p>30,690</text:p>
          </table:table-cell>
          <table:table-cell office:value-type="float" office:value="24436" table:style-name="ce32">
            <text:p>24,436</text:p>
          </table:table-cell>
          <table:table-cell office:value-type="float" office:value="79.62202671880091" table:style-name="ce33">
            <text:p>79.62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62586" table:style-name="ce22">
            <text:p>162,586</text:p>
          </table:table-cell>
          <table:table-cell office:value-type="float" office:value="111922" table:style-name="ce32">
            <text:p>111,922</text:p>
          </table:table-cell>
          <table:table-cell office:value-type="float" office:value="68.838645393822347" table:style-name="ce33">
            <text:p>68.84</text:p>
          </table:table-cell>
          <table:table-cell office:value-type="float" office:value="146049" table:style-name="ce32">
            <text:p>146,049</text:p>
          </table:table-cell>
          <table:table-cell office:value-type="float" office:value="99078" table:style-name="ce32">
            <text:p>99,078</text:p>
          </table:table-cell>
          <table:table-cell office:value-type="float" office:value="67.838875993673355" table:style-name="ce33">
            <text:p>67.84</text:p>
          </table:table-cell>
          <table:table-cell office:value-type="float" office:value="16537" table:style-name="ce32">
            <text:p>16,537</text:p>
          </table:table-cell>
          <table:table-cell office:value-type="float" office:value="12844" table:style-name="ce32">
            <text:p>12,844</text:p>
          </table:table-cell>
          <table:table-cell office:value-type="float" office:value="77.668259055451415" table:style-name="ce33">
            <text:p>77.67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49972" table:style-name="ce22">
            <text:p>149,972</text:p>
          </table:table-cell>
          <table:table-cell office:value-type="float" office:value="112788" table:style-name="ce32">
            <text:p>112,788</text:p>
          </table:table-cell>
          <table:table-cell office:value-type="float" office:value="75.20603846051263" table:style-name="ce33">
            <text:p>75.21</text:p>
          </table:table-cell>
          <table:table-cell office:value-type="float" office:value="135819" table:style-name="ce32">
            <text:p>135,819</text:p>
          </table:table-cell>
          <table:table-cell office:value-type="float" office:value="101196" table:style-name="ce32">
            <text:p>101,196</text:p>
          </table:table-cell>
          <table:table-cell office:value-type="float" office:value="74.507984891657273" table:style-name="ce33">
            <text:p>74.51</text:p>
          </table:table-cell>
          <table:table-cell office:value-type="float" office:value="14153" table:style-name="ce32">
            <text:p>14,153</text:p>
          </table:table-cell>
          <table:table-cell office:value-type="float" office:value="11592" table:style-name="ce32">
            <text:p>11,592</text:p>
          </table:table-cell>
          <table:table-cell office:value-type="float" office:value="81.90489648837702" table:style-name="ce33">
            <text:p>81.90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三年級</text:p>
          </table:table-cell>
          <table:table-cell office:value-type="string" table:style-name="ce9">
            <text:p>計</text:p>
          </table:table-cell>
          <table:table-cell office:value-type="float" office:value="309548" table:style-name="ce22">
            <text:p>309,548</text:p>
          </table:table-cell>
          <table:table-cell office:value-type="float" office:value="232791" table:style-name="ce32">
            <text:p>232,791</text:p>
          </table:table-cell>
          <table:table-cell office:value-type="float" office:value="75.20352255546797" table:style-name="ce33">
            <text:p>75.20</text:p>
          </table:table-cell>
          <table:table-cell office:value-type="float" office:value="279760" table:style-name="ce32">
            <text:p>279,760</text:p>
          </table:table-cell>
          <table:table-cell office:value-type="float" office:value="208446" table:style-name="ce32">
            <text:p>208,446</text:p>
          </table:table-cell>
          <table:table-cell office:value-type="float" office:value="74.50886474120675" table:style-name="ce33">
            <text:p>74.51</text:p>
          </table:table-cell>
          <table:table-cell office:value-type="float" office:value="29788" table:style-name="ce32">
            <text:p>29,788</text:p>
          </table:table-cell>
          <table:table-cell office:value-type="float" office:value="24345" table:style-name="ce32">
            <text:p>24,345</text:p>
          </table:table-cell>
          <table:table-cell office:value-type="float" office:value="81.727541291795347" table:style-name="ce33">
            <text:p>81.73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0809" table:style-name="ce22">
            <text:p>160,809</text:p>
          </table:table-cell>
          <table:table-cell office:value-type="float" office:value="115656" table:style-name="ce32">
            <text:p>115,656</text:p>
          </table:table-cell>
          <table:table-cell office:value-type="float" office:value="71.921347685763863" table:style-name="ce33">
            <text:p>71.92</text:p>
          </table:table-cell>
          <table:table-cell office:value-type="float" office:value="144798" table:style-name="ce32">
            <text:p>144,798</text:p>
          </table:table-cell>
          <table:table-cell office:value-type="float" office:value="102946" table:style-name="ce32">
            <text:p>102,946</text:p>
          </table:table-cell>
          <table:table-cell office:value-type="float" office:value="71.096285860301933" table:style-name="ce33">
            <text:p>71.10</text:p>
          </table:table-cell>
          <table:table-cell office:value-type="float" office:value="16011" table:style-name="ce32">
            <text:p>16,011</text:p>
          </table:table-cell>
          <table:table-cell office:value-type="float" office:value="12710" table:style-name="ce32">
            <text:p>12,710</text:p>
          </table:table-cell>
          <table:table-cell office:value-type="float" office:value="79.382924239585279" table:style-name="ce33">
            <text:p>79.38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48739" table:style-name="ce23">
            <text:p>148,739</text:p>
          </table:table-cell>
          <table:table-cell office:value-type="float" office:value="117135" table:style-name="ce34">
            <text:p>117,135</text:p>
          </table:table-cell>
          <table:table-cell office:value-type="float" office:value="78.752042167824172" table:style-name="ce35">
            <text:p>78.75</text:p>
          </table:table-cell>
          <table:table-cell office:value-type="float" office:value="134962" table:style-name="ce34">
            <text:p>134,962</text:p>
          </table:table-cell>
          <table:table-cell office:value-type="float" office:value="105500" table:style-name="ce34">
            <text:p>105,500</text:p>
          </table:table-cell>
          <table:table-cell office:value-type="float" office:value="78.170151598227648" table:style-name="ce35">
            <text:p>78.17</text:p>
          </table:table-cell>
          <table:table-cell office:value-type="float" office:value="13777" table:style-name="ce34">
            <text:p>13,777</text:p>
          </table:table-cell>
          <table:table-cell office:value-type="float" office:value="11635" table:style-name="ce34">
            <text:p>11,635</text:p>
          </table:table-cell>
          <table:table-cell office:value-type="float" office:value="84.452348116425924" table:style-name="ce35">
            <text:p>84.45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9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99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910778" table:style-name="ce20">
            <text:p>910,778</text:p>
          </table:table-cell>
          <table:table-cell office:value-type="float" office:value="669643" table:style-name="ce18">
            <text:p>669,643</text:p>
          </table:table-cell>
          <table:table-cell office:value-type="float" office:value="73.524283634431228" table:style-name="ce21">
            <text:p>73.52</text:p>
          </table:table-cell>
          <table:table-cell office:value-type="float" office:value="819730" table:style-name="ce18">
            <text:p>819,730</text:p>
          </table:table-cell>
          <table:table-cell office:value-type="float" office:value="597236" table:style-name="ce18">
            <text:p>597,236</text:p>
          </table:table-cell>
          <table:table-cell office:value-type="float" office:value="72.857648250033549" table:style-name="ce21">
            <text:p>72.86</text:p>
          </table:table-cell>
          <table:table-cell office:value-type="float" office:value="91048" table:style-name="ce18">
            <text:p>91,048</text:p>
          </table:table-cell>
          <table:table-cell office:value-type="float" office:value="72407" table:style-name="ce18">
            <text:p>72,407</text:p>
          </table:table-cell>
          <table:table-cell office:value-type="float" office:value="79.526183990861966" table:style-name="ce21">
            <text:p>79.53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74365" table:style-name="ce22">
            <text:p>474,365</text:p>
          </table:table-cell>
          <table:table-cell office:value-type="float" office:value="335297" table:style-name="ce18">
            <text:p>335,297</text:p>
          </table:table-cell>
          <table:table-cell office:value-type="float" office:value="70.683334563047438" table:style-name="ce21">
            <text:p>70.68</text:p>
          </table:table-cell>
          <table:table-cell office:value-type="float" office:value="425333" table:style-name="ce18">
            <text:p>425,333</text:p>
          </table:table-cell>
          <table:table-cell office:value-type="float" office:value="297182" table:style-name="ce18">
            <text:p>297,182</text:p>
          </table:table-cell>
          <table:table-cell office:value-type="float" office:value="69.870430932939598" table:style-name="ce21">
            <text:p>69.87</text:p>
          </table:table-cell>
          <table:table-cell office:value-type="float" office:value="49032" table:style-name="ce18">
            <text:p>49,032</text:p>
          </table:table-cell>
          <table:table-cell office:value-type="float" office:value="38115" table:style-name="ce18">
            <text:p>38,115</text:p>
          </table:table-cell>
          <table:table-cell office:value-type="float" office:value="77.734948604992653" table:style-name="ce21">
            <text:p>77.73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36413" table:style-name="ce22">
            <text:p>436,413</text:p>
          </table:table-cell>
          <table:table-cell office:value-type="float" office:value="334346" table:style-name="ce18">
            <text:p>334,346</text:p>
          </table:table-cell>
          <table:table-cell office:value-type="float" office:value="76.612291567849724" table:style-name="ce21">
            <text:p>76.61</text:p>
          </table:table-cell>
          <table:table-cell office:value-type="float" office:value="394397" table:style-name="ce18">
            <text:p>394,397</text:p>
          </table:table-cell>
          <table:table-cell office:value-type="float" office:value="300054" table:style-name="ce18">
            <text:p>300,054</text:p>
          </table:table-cell>
          <table:table-cell office:value-type="float" office:value="76.079179101260905" table:style-name="ce21">
            <text:p>76.08</text:p>
          </table:table-cell>
          <table:table-cell office:value-type="float" office:value="42016" table:style-name="ce18">
            <text:p>42,016</text:p>
          </table:table-cell>
          <table:table-cell office:value-type="float" office:value="34292" table:style-name="ce18">
            <text:p>34,292</text:p>
          </table:table-cell>
          <table:table-cell office:value-type="float" office:value="81.616527037319116" table:style-name="ce21">
            <text:p>81.62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一年級</text:p>
          </table:table-cell>
          <table:table-cell office:value-type="string" table:style-name="ce9">
            <text:p>計</text:p>
          </table:table-cell>
          <table:table-cell office:value-type="float" office:value="286558" table:style-name="ce22">
            <text:p>286,558</text:p>
          </table:table-cell>
          <table:table-cell office:value-type="float" office:value="198811" table:style-name="ce18">
            <text:p>198,811</text:p>
          </table:table-cell>
          <table:table-cell office:value-type="float" office:value="69.378973890102529" table:style-name="ce21">
            <text:p>69.38</text:p>
          </table:table-cell>
          <table:table-cell office:value-type="float" office:value="255526" table:style-name="ce18">
            <text:p>255,526</text:p>
          </table:table-cell>
          <table:table-cell office:value-type="float" office:value="175167" table:style-name="ce18">
            <text:p>175,167</text:p>
          </table:table-cell>
          <table:table-cell office:value-type="float" office:value="68.55153682991164" table:style-name="ce21">
            <text:p>68.55</text:p>
          </table:table-cell>
          <table:table-cell office:value-type="float" office:value="31032" table:style-name="ce18">
            <text:p>31,032</text:p>
          </table:table-cell>
          <table:table-cell office:value-type="float" office:value="23644" table:style-name="ce18">
            <text:p>23,644</text:p>
          </table:table-cell>
          <table:table-cell office:value-type="float" office:value="76.192317607630827" table:style-name="ce21">
            <text:p>76.19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9213" table:style-name="ce22">
            <text:p>149,213</text:p>
          </table:table-cell>
          <table:table-cell office:value-type="float" office:value="99435" table:style-name="ce18">
            <text:p>99,435</text:p>
          </table:table-cell>
          <table:table-cell office:value-type="float" office:value="66.639635956652569" table:style-name="ce21">
            <text:p>66.64</text:p>
          </table:table-cell>
          <table:table-cell office:value-type="float" office:value="132382" table:style-name="ce18">
            <text:p>132,382</text:p>
          </table:table-cell>
          <table:table-cell office:value-type="float" office:value="86933" table:style-name="ce18">
            <text:p>86,933</text:p>
          </table:table-cell>
          <table:table-cell office:value-type="float" office:value="65.668293272499284" table:style-name="ce21">
            <text:p>65.67</text:p>
          </table:table-cell>
          <table:table-cell office:value-type="float" office:value="16831" table:style-name="ce18">
            <text:p>16,831</text:p>
          </table:table-cell>
          <table:table-cell office:value-type="float" office:value="12502" table:style-name="ce18">
            <text:p>12,502</text:p>
          </table:table-cell>
          <table:table-cell office:value-type="float" office:value="74.279603113302841" table:style-name="ce21">
            <text:p>74.28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37345" table:style-name="ce22">
            <text:p>137,345</text:p>
          </table:table-cell>
          <table:table-cell office:value-type="float" office:value="99376" table:style-name="ce18">
            <text:p>99,376</text:p>
          </table:table-cell>
          <table:table-cell office:value-type="float" office:value="72.355018384360548" table:style-name="ce21">
            <text:p>72.36</text:p>
          </table:table-cell>
          <table:table-cell office:value-type="float" office:value="123144" table:style-name="ce18">
            <text:p>123,144</text:p>
          </table:table-cell>
          <table:table-cell office:value-type="float" office:value="88234" table:style-name="ce18">
            <text:p>88,234</text:p>
          </table:table-cell>
          <table:table-cell office:value-type="float" office:value="71.651075164035603" table:style-name="ce21">
            <text:p>71.65</text:p>
          </table:table-cell>
          <table:table-cell office:value-type="float" office:value="14201" table:style-name="ce18">
            <text:p>14,201</text:p>
          </table:table-cell>
          <table:table-cell office:value-type="float" office:value="11142" table:style-name="ce18">
            <text:p>11,142</text:p>
          </table:table-cell>
          <table:table-cell office:value-type="float" office:value="78.459263432152667" table:style-name="ce21">
            <text:p>78.46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二年級</text:p>
          </table:table-cell>
          <table:table-cell office:value-type="string" table:style-name="ce9">
            <text:p>計</text:p>
          </table:table-cell>
          <table:table-cell office:value-type="float" office:value="310965" table:style-name="ce22">
            <text:p>310,965</text:p>
          </table:table-cell>
          <table:table-cell office:value-type="float" office:value="230082" table:style-name="ce18">
            <text:p>230,082</text:p>
          </table:table-cell>
          <table:table-cell office:value-type="float" office:value="73.989677294872408" table:style-name="ce21">
            <text:p>73.99</text:p>
          </table:table-cell>
          <table:table-cell office:value-type="float" office:value="280965" table:style-name="ce18">
            <text:p>280,965</text:p>
          </table:table-cell>
          <table:table-cell office:value-type="float" office:value="206176" table:style-name="ce18">
            <text:p>206,176</text:p>
          </table:table-cell>
          <table:table-cell office:value-type="float" office:value="73.381382022671858" table:style-name="ce21">
            <text:p>73.38</text:p>
          </table:table-cell>
          <table:table-cell office:value-type="float" office:value="30000" table:style-name="ce18">
            <text:p>30,000</text:p>
          </table:table-cell>
          <table:table-cell office:value-type="float" office:value="23906" table:style-name="ce18">
            <text:p>23,906</text:p>
          </table:table-cell>
          <table:table-cell office:value-type="float" office:value="79.686666666666667" table:style-name="ce21">
            <text:p>79.69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62101" table:style-name="ce22">
            <text:p>162,101</text:p>
          </table:table-cell>
          <table:table-cell office:value-type="float" office:value="115358" table:style-name="ce18">
            <text:p>115,358</text:p>
          </table:table-cell>
          <table:table-cell office:value-type="float" office:value="71.164274125390961" table:style-name="ce21">
            <text:p>71.16</text:p>
          </table:table-cell>
          <table:table-cell office:value-type="float" office:value="145952" table:style-name="ce18">
            <text:p>145,952</text:p>
          </table:table-cell>
          <table:table-cell office:value-type="float" office:value="102744" table:style-name="ce18">
            <text:p>102,744</text:p>
          </table:table-cell>
          <table:table-cell office:value-type="float" office:value="70.395746546809903" table:style-name="ce21">
            <text:p>70.40</text:p>
          </table:table-cell>
          <table:table-cell office:value-type="float" office:value="16149" table:style-name="ce18">
            <text:p>16,149</text:p>
          </table:table-cell>
          <table:table-cell office:value-type="float" office:value="12614" table:style-name="ce18">
            <text:p>12,614</text:p>
          </table:table-cell>
          <table:table-cell office:value-type="float" office:value="78.110099696575645" table:style-name="ce21">
            <text:p>78.11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48864" table:style-name="ce22">
            <text:p>148,864</text:p>
          </table:table-cell>
          <table:table-cell office:value-type="float" office:value="114724" table:style-name="ce18">
            <text:p>114,724</text:p>
          </table:table-cell>
          <table:table-cell office:value-type="float" office:value="77.066315563198629" table:style-name="ce21">
            <text:p>77.07</text:p>
          </table:table-cell>
          <table:table-cell office:value-type="float" office:value="135013" table:style-name="ce18">
            <text:p>135,013</text:p>
          </table:table-cell>
          <table:table-cell office:value-type="float" office:value="103432" table:style-name="ce18">
            <text:p>103,432</text:p>
          </table:table-cell>
          <table:table-cell office:value-type="float" office:value="76.608919141119742" table:style-name="ce21">
            <text:p>76.61</text:p>
          </table:table-cell>
          <table:table-cell office:value-type="float" office:value="13851" table:style-name="ce18">
            <text:p>13,851</text:p>
          </table:table-cell>
          <table:table-cell office:value-type="float" office:value="11292" table:style-name="ce18">
            <text:p>11,292</text:p>
          </table:table-cell>
          <table:table-cell office:value-type="float" office:value="81.524799653454622" table:style-name="ce21">
            <text:p>81.52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三年級</text:p>
          </table:table-cell>
          <table:table-cell office:value-type="string" table:style-name="ce9">
            <text:p>計</text:p>
          </table:table-cell>
          <table:table-cell office:value-type="float" office:value="313255" table:style-name="ce22">
            <text:p>313,255</text:p>
          </table:table-cell>
          <table:table-cell office:value-type="float" office:value="240750" table:style-name="ce18">
            <text:p>240,750</text:p>
          </table:table-cell>
          <table:table-cell office:value-type="float" office:value="76.85431996296947" table:style-name="ce21">
            <text:p>76.85</text:p>
          </table:table-cell>
          <table:table-cell office:value-type="float" office:value="283239" table:style-name="ce18">
            <text:p>283,239</text:p>
          </table:table-cell>
          <table:table-cell office:value-type="float" office:value="215893" table:style-name="ce18">
            <text:p>215,893</text:p>
          </table:table-cell>
          <table:table-cell office:value-type="float" office:value="76.222907156147286" table:style-name="ce21">
            <text:p>76.22</text:p>
          </table:table-cell>
          <table:table-cell office:value-type="float" office:value="30016" table:style-name="ce18">
            <text:p>30,016</text:p>
          </table:table-cell>
          <table:table-cell office:value-type="float" office:value="24857" table:style-name="ce18">
            <text:p>24,857</text:p>
          </table:table-cell>
          <table:table-cell office:value-type="float" office:value="82.8125" table:style-name="ce21">
            <text:p>82.81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3051" table:style-name="ce22">
            <text:p>163,051</text:p>
          </table:table-cell>
          <table:table-cell office:value-type="float" office:value="120504" table:style-name="ce18">
            <text:p>120,504</text:p>
          </table:table-cell>
          <table:table-cell office:value-type="float" office:value="73.905710483223046" table:style-name="ce21">
            <text:p>73.91</text:p>
          </table:table-cell>
          <table:table-cell office:value-type="float" office:value="146999" table:style-name="ce18">
            <text:p>146,999</text:p>
          </table:table-cell>
          <table:table-cell office:value-type="float" office:value="107505" table:style-name="ce18">
            <text:p>107,505</text:p>
          </table:table-cell>
          <table:table-cell office:value-type="float" office:value="73.133150565650112" table:style-name="ce21">
            <text:p>73.13</text:p>
          </table:table-cell>
          <table:table-cell office:value-type="float" office:value="16052" table:style-name="ce18">
            <text:p>16,052</text:p>
          </table:table-cell>
          <table:table-cell office:value-type="float" office:value="12999" table:style-name="ce18">
            <text:p>12,999</text:p>
          </table:table-cell>
          <table:table-cell office:value-type="float" office:value="80.980563169698485" table:style-name="ce21">
            <text:p>80.98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50204" table:style-name="ce23">
            <text:p>150,204</text:p>
          </table:table-cell>
          <table:table-cell office:value-type="float" office:value="120246" table:style-name="ce19">
            <text:p>120,246</text:p>
          </table:table-cell>
          <table:table-cell office:value-type="float" office:value="80.055125029959257" table:style-name="ce24">
            <text:p>80.06</text:p>
          </table:table-cell>
          <table:table-cell office:value-type="float" office:value="136240" table:style-name="ce19">
            <text:p>136,240</text:p>
          </table:table-cell>
          <table:table-cell office:value-type="float" office:value="108388" table:style-name="ce19">
            <text:p>108,388</text:p>
          </table:table-cell>
          <table:table-cell office:value-type="float" office:value="79.556664709336459" table:style-name="ce24">
            <text:p>79.56</text:p>
          </table:table-cell>
          <table:table-cell office:value-type="float" office:value="13964" table:style-name="ce19">
            <text:p>13,964</text:p>
          </table:table-cell>
          <table:table-cell office:value-type="float" office:value="11858" table:style-name="ce19">
            <text:p>11,858</text:p>
          </table:table-cell>
          <table:table-cell office:value-type="float" office:value="84.918361501002579" table:style-name="ce24">
            <text:p>84.92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1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0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866019" table:style-name="ce20">
            <text:p>866,019</text:p>
          </table:table-cell>
          <table:table-cell office:value-type="float" office:value="643017" table:style-name="ce18">
            <text:p>643,017</text:p>
          </table:table-cell>
          <table:table-cell office:value-type="float" office:value="74.249756645062064" table:style-name="ce21">
            <text:p>74.25</text:p>
          </table:table-cell>
          <table:table-cell office:value-type="float" office:value="775684" table:style-name="ce18">
            <text:p>775,684</text:p>
          </table:table-cell>
          <table:table-cell office:value-type="float" office:value="570614" table:style-name="ce18">
            <text:p>570,614</text:p>
          </table:table-cell>
          <table:table-cell office:value-type="float" office:value="73.562687898680394" table:style-name="ce21">
            <text:p>73.56</text:p>
          </table:table-cell>
          <table:table-cell office:value-type="float" office:value="90335" table:style-name="ce18">
            <text:p>90,335</text:p>
          </table:table-cell>
          <table:table-cell office:value-type="float" office:value="72403" table:style-name="ce18">
            <text:p>72,403</text:p>
          </table:table-cell>
          <table:table-cell office:value-type="float" office:value="80.149443737200414" table:style-name="ce21">
            <text:p>80.15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51311" table:style-name="ce22">
            <text:p>451,311</text:p>
          </table:table-cell>
          <table:table-cell office:value-type="float" office:value="323416" table:style-name="ce18">
            <text:p>323,416</text:p>
          </table:table-cell>
          <table:table-cell office:value-type="float" office:value="71.66144853548883" table:style-name="ce21">
            <text:p>71.66</text:p>
          </table:table-cell>
          <table:table-cell office:value-type="float" office:value="402640" table:style-name="ce18">
            <text:p>402,640</text:p>
          </table:table-cell>
          <table:table-cell office:value-type="float" office:value="285262" table:style-name="ce18">
            <text:p>285,262</text:p>
          </table:table-cell>
          <table:table-cell office:value-type="float" office:value="70.847903834691039" table:style-name="ce21">
            <text:p>70.85</text:p>
          </table:table-cell>
          <table:table-cell office:value-type="float" office:value="48671" table:style-name="ce18">
            <text:p>48,671</text:p>
          </table:table-cell>
          <table:table-cell office:value-type="float" office:value="38154" table:style-name="ce18">
            <text:p>38,154</text:p>
          </table:table-cell>
          <table:table-cell office:value-type="float" office:value="78.391650058556436" table:style-name="ce21">
            <text:p>78.39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14708" table:style-name="ce22">
            <text:p>414,708</text:p>
          </table:table-cell>
          <table:table-cell office:value-type="float" office:value="319601" table:style-name="ce18">
            <text:p>319,601</text:p>
          </table:table-cell>
          <table:table-cell office:value-type="float" office:value="77.066514270281743" table:style-name="ce21">
            <text:p>77.07</text:p>
          </table:table-cell>
          <table:table-cell office:value-type="float" office:value="373044" table:style-name="ce18">
            <text:p>373,044</text:p>
          </table:table-cell>
          <table:table-cell office:value-type="float" office:value="285352" table:style-name="ce18">
            <text:p>285,352</text:p>
          </table:table-cell>
          <table:table-cell office:value-type="float" office:value="76.492853389948635" table:style-name="ce21">
            <text:p>76.49</text:p>
          </table:table-cell>
          <table:table-cell office:value-type="float" office:value="41664" table:style-name="ce18">
            <text:p>41,664</text:p>
          </table:table-cell>
          <table:table-cell office:value-type="float" office:value="34249" table:style-name="ce18">
            <text:p>34,249</text:p>
          </table:table-cell>
          <table:table-cell office:value-type="float" office:value="82.202860983102923" table:style-name="ce21">
            <text:p>82.20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一年級</text:p>
          </table:table-cell>
          <table:table-cell office:value-type="string" table:style-name="ce9">
            <text:p>計</text:p>
          </table:table-cell>
          <table:table-cell office:value-type="float" office:value="270147" table:style-name="ce22">
            <text:p>270,147</text:p>
          </table:table-cell>
          <table:table-cell office:value-type="float" office:value="188794" table:style-name="ce18">
            <text:p>188,794</text:p>
          </table:table-cell>
          <table:table-cell office:value-type="float" office:value="69.8856548471758" table:style-name="ce21">
            <text:p>69.89</text:p>
          </table:table-cell>
          <table:table-cell office:value-type="float" office:value="239199" table:style-name="ce18">
            <text:p>239,199</text:p>
          </table:table-cell>
          <table:table-cell office:value-type="float" office:value="165245" table:style-name="ce18">
            <text:p>165,245</text:p>
          </table:table-cell>
          <table:table-cell office:value-type="float" office:value="69.082646666583059" table:style-name="ce21">
            <text:p>69.08</text:p>
          </table:table-cell>
          <table:table-cell office:value-type="float" office:value="30948" table:style-name="ce18">
            <text:p>30,948</text:p>
          </table:table-cell>
          <table:table-cell office:value-type="float" office:value="23549" table:style-name="ce18">
            <text:p>23,549</text:p>
          </table:table-cell>
          <table:table-cell office:value-type="float" office:value="76.092154581879285" table:style-name="ce21">
            <text:p>76.09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0675" table:style-name="ce22">
            <text:p>140,675</text:p>
          </table:table-cell>
          <table:table-cell office:value-type="float" office:value="94764" table:style-name="ce18">
            <text:p>94,764</text:p>
          </table:table-cell>
          <table:table-cell office:value-type="float" office:value="67.363781766483029" table:style-name="ce21">
            <text:p>67.36</text:p>
          </table:table-cell>
          <table:table-cell office:value-type="float" office:value="123851" table:style-name="ce18">
            <text:p>123,851</text:p>
          </table:table-cell>
          <table:table-cell office:value-type="float" office:value="82284" table:style-name="ce18">
            <text:p>82,284</text:p>
          </table:table-cell>
          <table:table-cell office:value-type="float" office:value="66.437897150608393" table:style-name="ce21">
            <text:p>66.44</text:p>
          </table:table-cell>
          <table:table-cell office:value-type="float" office:value="16824" table:style-name="ce18">
            <text:p>16,824</text:p>
          </table:table-cell>
          <table:table-cell office:value-type="float" office:value="12480" table:style-name="ce18">
            <text:p>12,480</text:p>
          </table:table-cell>
          <table:table-cell office:value-type="float" office:value="74.179743223965758" table:style-name="ce21">
            <text:p>74.18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29472" table:style-name="ce22">
            <text:p>129,472</text:p>
          </table:table-cell>
          <table:table-cell office:value-type="float" office:value="94030" table:style-name="ce18">
            <text:p>94,030</text:p>
          </table:table-cell>
          <table:table-cell office:value-type="float" office:value="72.625741473059819" table:style-name="ce21">
            <text:p>72.63</text:p>
          </table:table-cell>
          <table:table-cell office:value-type="float" office:value="115348" table:style-name="ce18">
            <text:p>115,348</text:p>
          </table:table-cell>
          <table:table-cell office:value-type="float" office:value="82961" table:style-name="ce18">
            <text:p>82,961</text:p>
          </table:table-cell>
          <table:table-cell office:value-type="float" office:value="71.922356694524396" table:style-name="ce21">
            <text:p>71.92</text:p>
          </table:table-cell>
          <table:table-cell office:value-type="float" office:value="14124" table:style-name="ce18">
            <text:p>14,124</text:p>
          </table:table-cell>
          <table:table-cell office:value-type="float" office:value="11069" table:style-name="ce18">
            <text:p>11,069</text:p>
          </table:table-cell>
          <table:table-cell office:value-type="float" office:value="78.370150099122057" table:style-name="ce21">
            <text:p>78.37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二年級</text:p>
          </table:table-cell>
          <table:table-cell office:value-type="string" table:style-name="ce9">
            <text:p>計</text:p>
          </table:table-cell>
          <table:table-cell office:value-type="float" office:value="285935" table:style-name="ce22">
            <text:p>285,935</text:p>
          </table:table-cell>
          <table:table-cell office:value-type="float" office:value="213532" table:style-name="ce18">
            <text:p>213,532</text:p>
          </table:table-cell>
          <table:table-cell office:value-type="float" office:value="74.678510850368085" table:style-name="ce21">
            <text:p>74.68</text:p>
          </table:table-cell>
          <table:table-cell office:value-type="float" office:value="255864" table:style-name="ce18">
            <text:p>255,864</text:p>
          </table:table-cell>
          <table:table-cell office:value-type="float" office:value="189224" table:style-name="ce18">
            <text:p>189,224</text:p>
          </table:table-cell>
          <table:table-cell office:value-type="float" office:value="73.954913547822287" table:style-name="ce21">
            <text:p>73.95</text:p>
          </table:table-cell>
          <table:table-cell office:value-type="float" office:value="30071" table:style-name="ce18">
            <text:p>30,071</text:p>
          </table:table-cell>
          <table:table-cell office:value-type="float" office:value="24308" table:style-name="ce18">
            <text:p>24,308</text:p>
          </table:table-cell>
          <table:table-cell office:value-type="float" office:value="80.835356323368032" table:style-name="ce21">
            <text:p>80.84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48955" table:style-name="ce22">
            <text:p>148,955</text:p>
          </table:table-cell>
          <table:table-cell office:value-type="float" office:value="107360" table:style-name="ce18">
            <text:p>107,360</text:p>
          </table:table-cell>
          <table:table-cell office:value-type="float" office:value="72.075459031251043" table:style-name="ce21">
            <text:p>72.08</text:p>
          </table:table-cell>
          <table:table-cell office:value-type="float" office:value="132774" table:style-name="ce18">
            <text:p>132,774</text:p>
          </table:table-cell>
          <table:table-cell office:value-type="float" office:value="94555" table:style-name="ce18">
            <text:p>94,555</text:p>
          </table:table-cell>
          <table:table-cell office:value-type="float" office:value="71.214996912046033" table:style-name="ce21">
            <text:p>71.21</text:p>
          </table:table-cell>
          <table:table-cell office:value-type="float" office:value="16181" table:style-name="ce18">
            <text:p>16,181</text:p>
          </table:table-cell>
          <table:table-cell office:value-type="float" office:value="12805" table:style-name="ce18">
            <text:p>12,805</text:p>
          </table:table-cell>
          <table:table-cell office:value-type="float" office:value="79.136023731536994" table:style-name="ce21">
            <text:p>79.14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36980" table:style-name="ce22">
            <text:p>136,980</text:p>
          </table:table-cell>
          <table:table-cell office:value-type="float" office:value="106172" table:style-name="ce18">
            <text:p>106,172</text:p>
          </table:table-cell>
          <table:table-cell office:value-type="float" office:value="77.509125419769305" table:style-name="ce21">
            <text:p>77.51</text:p>
          </table:table-cell>
          <table:table-cell office:value-type="float" office:value="123090" table:style-name="ce18">
            <text:p>123,090</text:p>
          </table:table-cell>
          <table:table-cell office:value-type="float" office:value="94669" table:style-name="ce18">
            <text:p>94,669</text:p>
          </table:table-cell>
          <table:table-cell office:value-type="float" office:value="76.910390770980584" table:style-name="ce21">
            <text:p>76.91</text:p>
          </table:table-cell>
          <table:table-cell office:value-type="float" office:value="13890" table:style-name="ce18">
            <text:p>13,890</text:p>
          </table:table-cell>
          <table:table-cell office:value-type="float" office:value="11503" table:style-name="ce18">
            <text:p>11,503</text:p>
          </table:table-cell>
          <table:table-cell office:value-type="float" office:value="82.81497480201584" table:style-name="ce21">
            <text:p>82.81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三年級</text:p>
          </table:table-cell>
          <table:table-cell office:value-type="string" table:style-name="ce9">
            <text:p>計</text:p>
          </table:table-cell>
          <table:table-cell office:value-type="float" office:value="309937" table:style-name="ce22">
            <text:p>309,937</text:p>
          </table:table-cell>
          <table:table-cell office:value-type="float" office:value="240691" table:style-name="ce18">
            <text:p>240,691</text:p>
          </table:table-cell>
          <table:table-cell office:value-type="float" office:value="77.658040182359642" table:style-name="ce21">
            <text:p>77.66</text:p>
          </table:table-cell>
          <table:table-cell office:value-type="float" office:value="280621" table:style-name="ce18">
            <text:p>280,621</text:p>
          </table:table-cell>
          <table:table-cell office:value-type="float" office:value="216145" table:style-name="ce18">
            <text:p>216,145</text:p>
          </table:table-cell>
          <table:table-cell office:value-type="float" office:value="77.023815038788968" table:style-name="ce21">
            <text:p>77.02</text:p>
          </table:table-cell>
          <table:table-cell office:value-type="float" office:value="29316" table:style-name="ce18">
            <text:p>29,316</text:p>
          </table:table-cell>
          <table:table-cell office:value-type="float" office:value="24546" table:style-name="ce18">
            <text:p>24,546</text:p>
          </table:table-cell>
          <table:table-cell office:value-type="float" office:value="83.729021694637737" table:style-name="ce21">
            <text:p>83.73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61681" table:style-name="ce22">
            <text:p>161,681</text:p>
          </table:table-cell>
          <table:table-cell office:value-type="float" office:value="121292" table:style-name="ce18">
            <text:p>121,292</text:p>
          </table:table-cell>
          <table:table-cell office:value-type="float" office:value="75.019328183274467" table:style-name="ce21">
            <text:p>75.02</text:p>
          </table:table-cell>
          <table:table-cell office:value-type="float" office:value="146015" table:style-name="ce18">
            <text:p>146,015</text:p>
          </table:table-cell>
          <table:table-cell office:value-type="float" office:value="108423" table:style-name="ce18">
            <text:p>108,423</text:p>
          </table:table-cell>
          <table:table-cell office:value-type="float" office:value="74.254699859603463" table:style-name="ce21">
            <text:p>74.25</text:p>
          </table:table-cell>
          <table:table-cell office:value-type="float" office:value="15666" table:style-name="ce18">
            <text:p>15,666</text:p>
          </table:table-cell>
          <table:table-cell office:value-type="float" office:value="12869" table:style-name="ce18">
            <text:p>12,869</text:p>
          </table:table-cell>
          <table:table-cell office:value-type="float" office:value="82.146048768032685" table:style-name="ce21">
            <text:p>82.15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48256" table:style-name="ce23">
            <text:p>148,256</text:p>
          </table:table-cell>
          <table:table-cell office:value-type="float" office:value="119399" table:style-name="ce19">
            <text:p>119,399</text:p>
          </table:table-cell>
          <table:table-cell office:value-type="float" office:value="80.535695014029784" table:style-name="ce24">
            <text:p>80.54</text:p>
          </table:table-cell>
          <table:table-cell office:value-type="float" office:value="134606" table:style-name="ce19">
            <text:p>134,606</text:p>
          </table:table-cell>
          <table:table-cell office:value-type="float" office:value="107722" table:style-name="ce19">
            <text:p>107,722</text:p>
          </table:table-cell>
          <table:table-cell office:value-type="float" office:value="80.027636212353087" table:style-name="ce24">
            <text:p>80.03</text:p>
          </table:table-cell>
          <table:table-cell office:value-type="float" office:value="13650" table:style-name="ce19">
            <text:p>13,650</text:p>
          </table:table-cell>
          <table:table-cell office:value-type="float" office:value="11677" table:style-name="ce19">
            <text:p>11,677</text:p>
          </table:table-cell>
          <table:table-cell office:value-type="float" office:value="85.545787545787547" table:style-name="ce24">
            <text:p>85.55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1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1" table:default-cell-style-name="ce1"/>
        <table:table-column table:style-name="co8" table:number-columns-repeated="16364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1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838718" table:style-name="ce25">
            <text:p>838,718</text:p>
          </table:table-cell>
          <table:table-cell office:value-type="float" office:value="618227" table:style-name="ce26">
            <text:p>618,227</text:p>
          </table:table-cell>
          <table:table-cell office:value-type="float" office:value="73.710949329810489" table:style-name="ce27">
            <text:p>73.71</text:p>
          </table:table-cell>
          <table:table-cell office:value-type="float" office:value="747004" table:style-name="ce26">
            <text:p>747,004</text:p>
          </table:table-cell>
          <table:table-cell office:value-type="float" office:value="544900" table:style-name="ce26">
            <text:p>544,900</text:p>
          </table:table-cell>
          <table:table-cell office:value-type="float" office:value="72.944723187559902" table:style-name="ce27">
            <text:p>72.94</text:p>
          </table:table-cell>
          <table:table-cell office:value-type="float" office:value="91714" table:style-name="ce18">
            <text:p>91,714</text:p>
          </table:table-cell>
          <table:table-cell office:value-type="float" office:value="73327" table:style-name="ce18">
            <text:p>73,327</text:p>
          </table:table-cell>
          <table:table-cell office:value-type="float" office:value="79.951806703447673" table:style-name="ce21">
            <text:p>79.95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37790" table:style-name="ce28">
            <text:p>437,790</text:p>
          </table:table-cell>
          <table:table-cell office:value-type="float" office:value="312411" table:style-name="ce26">
            <text:p>312,411</text:p>
          </table:table-cell>
          <table:table-cell office:value-type="float" office:value="71.360926471595974" table:style-name="ce27">
            <text:p>71.36</text:p>
          </table:table-cell>
          <table:table-cell office:value-type="float" office:value="388413" table:style-name="ce26">
            <text:p>388,413</text:p>
          </table:table-cell>
          <table:table-cell office:value-type="float" office:value="273781" table:style-name="ce26">
            <text:p>273,781</text:p>
          </table:table-cell>
          <table:table-cell office:value-type="float" office:value="70.487084623841113" table:style-name="ce27">
            <text:p>70.49</text:p>
          </table:table-cell>
          <table:table-cell office:value-type="float" office:value="49377" table:style-name="ce18">
            <text:p>49,377</text:p>
          </table:table-cell>
          <table:table-cell office:value-type="float" office:value="38630" table:style-name="ce18">
            <text:p>38,630</text:p>
          </table:table-cell>
          <table:table-cell office:value-type="float" office:value="78.234805678757311" table:style-name="ce21">
            <text:p>78.23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400928" table:style-name="ce28">
            <text:p>400,928</text:p>
          </table:table-cell>
          <table:table-cell office:value-type="float" office:value="305816" table:style-name="ce26">
            <text:p>305,816</text:p>
          </table:table-cell>
          <table:table-cell office:value-type="float" office:value="76.277037273525423" table:style-name="ce27">
            <text:p>76.28</text:p>
          </table:table-cell>
          <table:table-cell office:value-type="float" office:value="358591" table:style-name="ce26">
            <text:p>358,591</text:p>
          </table:table-cell>
          <table:table-cell office:value-type="float" office:value="271119" table:style-name="ce26">
            <text:p>271,119</text:p>
          </table:table-cell>
          <table:table-cell office:value-type="float" office:value="75.606749751109206" table:style-name="ce27">
            <text:p>75.61</text:p>
          </table:table-cell>
          <table:table-cell office:value-type="float" office:value="42337" table:style-name="ce18">
            <text:p>42,337</text:p>
          </table:table-cell>
          <table:table-cell office:value-type="float" office:value="34697" table:style-name="ce18">
            <text:p>34,697</text:p>
          </table:table-cell>
          <table:table-cell office:value-type="float" office:value="81.95431891725913" table:style-name="ce21">
            <text:p>81.95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284291" table:style-name="ce28">
            <text:p>284,291</text:p>
          </table:table-cell>
          <table:table-cell office:value-type="float" office:value="197064" table:style-name="ce26">
            <text:p>197,064</text:p>
          </table:table-cell>
          <table:table-cell office:value-type="float" office:value="69.317706153202181" table:style-name="ce27">
            <text:p>69.32</text:p>
          </table:table-cell>
          <table:table-cell office:value-type="float" office:value="251939" table:style-name="ce26">
            <text:p>251,939</text:p>
          </table:table-cell>
          <table:table-cell office:value-type="float" office:value="172599" table:style-name="ce26">
            <text:p>172,599</text:p>
          </table:table-cell>
          <table:table-cell office:value-type="float" office:value="68.50825001289995" table:style-name="ce27">
            <text:p>68.51</text:p>
          </table:table-cell>
          <table:table-cell office:value-type="float" office:value="32352" table:style-name="ce18">
            <text:p>32,352</text:p>
          </table:table-cell>
          <table:table-cell office:value-type="float" office:value="24465" table:style-name="ce18">
            <text:p>24,465</text:p>
          </table:table-cell>
          <table:table-cell office:value-type="float" office:value="75.621290801186944" table:style-name="ce21">
            <text:p>75.62</text:p>
          </table:table-cell>
          <table:table-cell table:style-name="ce14"/>
          <table:table-cell table:style-name="ce15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8742" table:style-name="ce28">
            <text:p>148,742</text:p>
          </table:table-cell>
          <table:table-cell office:value-type="float" office:value="99713" table:style-name="ce26">
            <text:p>99,713</text:p>
          </table:table-cell>
          <table:table-cell office:value-type="float" office:value="67.037554960939076" table:style-name="ce27">
            <text:p>67.04</text:p>
          </table:table-cell>
          <table:table-cell office:value-type="float" office:value="131324" table:style-name="ce26">
            <text:p>131,324</text:p>
          </table:table-cell>
          <table:table-cell office:value-type="float" office:value="86911" table:style-name="ce26">
            <text:p>86,911</text:p>
          </table:table-cell>
          <table:table-cell office:value-type="float" office:value="66.180591514117751" table:style-name="ce27">
            <text:p>66.18</text:p>
          </table:table-cell>
          <table:table-cell office:value-type="float" office:value="17418" table:style-name="ce18">
            <text:p>17,418</text:p>
          </table:table-cell>
          <table:table-cell office:value-type="float" office:value="12802" table:style-name="ce18">
            <text:p>12,802</text:p>
          </table:table-cell>
          <table:table-cell office:value-type="float" office:value="73.498679526926168" table:style-name="ce21">
            <text:p>73.50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35549" table:style-name="ce28">
            <text:p>135,549</text:p>
          </table:table-cell>
          <table:table-cell office:value-type="float" office:value="97351" table:style-name="ce26">
            <text:p>97,351</text:p>
          </table:table-cell>
          <table:table-cell office:value-type="float" office:value="71.819784727294191" table:style-name="ce27">
            <text:p>71.82</text:p>
          </table:table-cell>
          <table:table-cell office:value-type="float" office:value="120615" table:style-name="ce26">
            <text:p>120,615</text:p>
          </table:table-cell>
          <table:table-cell office:value-type="float" office:value="85688" table:style-name="ce26">
            <text:p>85,688</text:p>
          </table:table-cell>
          <table:table-cell office:value-type="float" office:value="71.042573477594004" table:style-name="ce27">
            <text:p>71.04</text:p>
          </table:table-cell>
          <table:table-cell office:value-type="float" office:value="14934" table:style-name="ce18">
            <text:p>14,934</text:p>
          </table:table-cell>
          <table:table-cell office:value-type="float" office:value="11663" table:style-name="ce18">
            <text:p>11,663</text:p>
          </table:table-cell>
          <table:table-cell office:value-type="float" office:value="78.096959957144776" table:style-name="ce21">
            <text:p>78.10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69512" table:style-name="ce28">
            <text:p>269,512</text:p>
          </table:table-cell>
          <table:table-cell office:value-type="float" office:value="200076" table:style-name="ce26">
            <text:p>200,076</text:p>
          </table:table-cell>
          <table:table-cell office:value-type="float" office:value="74.236397637210956" table:style-name="ce27">
            <text:p>74.24</text:p>
          </table:table-cell>
          <table:table-cell office:value-type="float" office:value="239550" table:style-name="ce26">
            <text:p>239,550</text:p>
          </table:table-cell>
          <table:table-cell office:value-type="float" office:value="175844" table:style-name="ce26">
            <text:p>175,844</text:p>
          </table:table-cell>
          <table:table-cell office:value-type="float" office:value="73.405969526194951" table:style-name="ce27">
            <text:p>73.41</text:p>
          </table:table-cell>
          <table:table-cell office:value-type="float" office:value="29962" table:style-name="ce18">
            <text:p>29,962</text:p>
          </table:table-cell>
          <table:table-cell office:value-type="float" office:value="24232" table:style-name="ce18">
            <text:p>24,232</text:p>
          </table:table-cell>
          <table:table-cell office:value-type="float" office:value="80.875775982911691" table:style-name="ce21">
            <text:p>80.88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40457" table:style-name="ce28">
            <text:p>140,457</text:p>
          </table:table-cell>
          <table:table-cell office:value-type="float" office:value="100959" table:style-name="ce26">
            <text:p>100,959</text:p>
          </table:table-cell>
          <table:table-cell office:value-type="float" office:value="71.878938037976042" table:style-name="ce27">
            <text:p>71.88</text:p>
          </table:table-cell>
          <table:table-cell office:value-type="float" office:value="124279" table:style-name="ce26">
            <text:p>124,279</text:p>
          </table:table-cell>
          <table:table-cell office:value-type="float" office:value="88133" table:style-name="ce26">
            <text:p>88,133</text:p>
          </table:table-cell>
          <table:table-cell office:value-type="float" office:value="70.915440259416314" table:style-name="ce27">
            <text:p>70.92</text:p>
          </table:table-cell>
          <table:table-cell office:value-type="float" office:value="16178" table:style-name="ce18">
            <text:p>16,178</text:p>
          </table:table-cell>
          <table:table-cell office:value-type="float" office:value="12826" table:style-name="ce18">
            <text:p>12,826</text:p>
          </table:table-cell>
          <table:table-cell office:value-type="float" office:value="79.280504388675979" table:style-name="ce21">
            <text:p>79.28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29055" table:style-name="ce28">
            <text:p>129,055</text:p>
          </table:table-cell>
          <table:table-cell office:value-type="float" office:value="99117" table:style-name="ce26">
            <text:p>99,117</text:p>
          </table:table-cell>
          <table:table-cell office:value-type="float" office:value="76.802138623067691" table:style-name="ce27">
            <text:p>76.80</text:p>
          </table:table-cell>
          <table:table-cell office:value-type="float" office:value="115271" table:style-name="ce26">
            <text:p>115,271</text:p>
          </table:table-cell>
          <table:table-cell office:value-type="float" office:value="87711" table:style-name="ce26">
            <text:p>87,711</text:p>
          </table:table-cell>
          <table:table-cell office:value-type="float" office:value="76.091124393819783" table:style-name="ce27">
            <text:p>76.09</text:p>
          </table:table-cell>
          <table:table-cell office:value-type="float" office:value="13784" table:style-name="ce18">
            <text:p>13,784</text:p>
          </table:table-cell>
          <table:table-cell office:value-type="float" office:value="11406" table:style-name="ce18">
            <text:p>11,406</text:p>
          </table:table-cell>
          <table:table-cell office:value-type="float" office:value="82.74811375507835" table:style-name="ce21">
            <text:p>82.75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84915" table:style-name="ce28">
            <text:p>284,915</text:p>
          </table:table-cell>
          <table:table-cell office:value-type="float" office:value="221087" table:style-name="ce26">
            <text:p>221,087</text:p>
          </table:table-cell>
          <table:table-cell office:value-type="float" office:value="77.597529087622618" table:style-name="ce27">
            <text:p>77.60</text:p>
          </table:table-cell>
          <table:table-cell office:value-type="float" office:value="255515" table:style-name="ce26">
            <text:p>255,515</text:p>
          </table:table-cell>
          <table:table-cell office:value-type="float" office:value="196457" table:style-name="ce26">
            <text:p>196,457</text:p>
          </table:table-cell>
          <table:table-cell office:value-type="float" office:value="76.886679842670688" table:style-name="ce27">
            <text:p>76.89</text:p>
          </table:table-cell>
          <table:table-cell office:value-type="float" office:value="29400" table:style-name="ce18">
            <text:p>29,400</text:p>
          </table:table-cell>
          <table:table-cell office:value-type="float" office:value="24630" table:style-name="ce18">
            <text:p>24,630</text:p>
          </table:table-cell>
          <table:table-cell office:value-type="float" office:value="83.775510204081627" table:style-name="ce21">
            <text:p>83.78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8591" table:style-name="ce28">
            <text:p>148,591</text:p>
          </table:table-cell>
          <table:table-cell office:value-type="float" office:value="111739" table:style-name="ce26">
            <text:p>111,739</text:p>
          </table:table-cell>
          <table:table-cell office:value-type="float" office:value="75.199036280797628" table:style-name="ce27">
            <text:p>75.20</text:p>
          </table:table-cell>
          <table:table-cell office:value-type="float" office:value="132810" table:style-name="ce26">
            <text:p>132,810</text:p>
          </table:table-cell>
          <table:table-cell office:value-type="float" office:value="98737" table:style-name="ce26">
            <text:p>98,737</text:p>
          </table:table-cell>
          <table:table-cell office:value-type="float" office:value="74.344552368044575" table:style-name="ce27">
            <text:p>74.34</text:p>
          </table:table-cell>
          <table:table-cell office:value-type="float" office:value="15781" table:style-name="ce18">
            <text:p>15,781</text:p>
          </table:table-cell>
          <table:table-cell office:value-type="float" office:value="13002" table:style-name="ce18">
            <text:p>13,002</text:p>
          </table:table-cell>
          <table:table-cell office:value-type="float" office:value="82.390216082631014" table:style-name="ce21">
            <text:p>82.39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36324" table:style-name="ce29">
            <text:p>136,324</text:p>
          </table:table-cell>
          <table:table-cell office:value-type="float" office:value="109348" table:style-name="ce30">
            <text:p>109,348</text:p>
          </table:table-cell>
          <table:table-cell office:value-type="float" office:value="80.211848243889563" table:style-name="ce31">
            <text:p>80.21</text:p>
          </table:table-cell>
          <table:table-cell office:value-type="float" office:value="122705" table:style-name="ce30">
            <text:p>122,705</text:p>
          </table:table-cell>
          <table:table-cell office:value-type="float" office:value="97720" table:style-name="ce30">
            <text:p>97,720</text:p>
          </table:table-cell>
          <table:table-cell office:value-type="float" office:value="79.638156554337641" table:style-name="ce31">
            <text:p>79.64</text:p>
          </table:table-cell>
          <table:table-cell office:value-type="float" office:value="13619" table:style-name="ce19">
            <text:p>13,619</text:p>
          </table:table-cell>
          <table:table-cell office:value-type="float" office:value="11628" table:style-name="ce19">
            <text:p>11,628</text:p>
          </table:table-cell>
          <table:table-cell office:value-type="float" office:value="85.380718114399002" table:style-name="ce24">
            <text:p>85.38</text:p>
          </table:table-cell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2" table:style-name="ce14"/>
          <table:table-cell table:style-name="ce13"/>
          <table:table-cell table:number-columns-repeated="16364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 table:style-name="ce1"/>
        </table:table-row>
        <table:table-row table:number-rows-repeated="1048558" table:style-name="ro6">
          <table:table-cell table:number-columns-repeated="16384"/>
        </table:table-row>
      </table:table>
      <table:table table:name="10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2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827361" table:style-name="ce20">
            <text:p>827,361</text:p>
          </table:table-cell>
          <table:table-cell office:value-type="float" office:value="608198" table:style-name="ce18">
            <text:p>608,198</text:p>
          </table:table-cell>
          <table:table-cell office:value-type="float" office:value="73.510595737531744" table:style-name="ce21">
            <text:p>73.51</text:p>
          </table:table-cell>
          <table:table-cell office:value-type="float" office:value="733912" table:style-name="ce18">
            <text:p>733,912</text:p>
          </table:table-cell>
          <table:table-cell office:value-type="float" office:value="532633" table:style-name="ce18">
            <text:p>532,633</text:p>
          </table:table-cell>
          <table:table-cell office:value-type="float" office:value="72.574504845267555" table:style-name="ce21">
            <text:p>72.57</text:p>
          </table:table-cell>
          <table:table-cell office:value-type="float" office:value="93449" table:style-name="ce18">
            <text:p>93,449</text:p>
          </table:table-cell>
          <table:table-cell office:value-type="float" office:value="75565" table:style-name="ce18">
            <text:p>75,565</text:p>
          </table:table-cell>
          <table:table-cell office:value-type="float" office:value="80.862288521011465" table:style-name="ce21">
            <text:p>80.86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31469" table:style-name="ce22">
            <text:p>431,469</text:p>
          </table:table-cell>
          <table:table-cell office:value-type="float" office:value="307484" table:style-name="ce18">
            <text:p>307,484</text:p>
          </table:table-cell>
          <table:table-cell office:value-type="float" office:value="71.264447735526772" table:style-name="ce21">
            <text:p>71.26</text:p>
          </table:table-cell>
          <table:table-cell office:value-type="float" office:value="381431" table:style-name="ce18">
            <text:p>381,431</text:p>
          </table:table-cell>
          <table:table-cell office:value-type="float" office:value="267927" table:style-name="ce18">
            <text:p>267,927</text:p>
          </table:table-cell>
          <table:table-cell office:value-type="float" office:value="70.24258647042322" table:style-name="ce21">
            <text:p>70.24</text:p>
          </table:table-cell>
          <table:table-cell office:value-type="float" office:value="50038" table:style-name="ce18">
            <text:p>50,038</text:p>
          </table:table-cell>
          <table:table-cell office:value-type="float" office:value="39557" table:style-name="ce18">
            <text:p>39,557</text:p>
          </table:table-cell>
          <table:table-cell office:value-type="float" office:value="79.053919021543621" table:style-name="ce21">
            <text:p>79.05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395892" table:style-name="ce22">
            <text:p>395,892</text:p>
          </table:table-cell>
          <table:table-cell office:value-type="float" office:value="300714" table:style-name="ce18">
            <text:p>300,714</text:p>
          </table:table-cell>
          <table:table-cell office:value-type="float" office:value="75.958594768270132" table:style-name="ce21">
            <text:p>75.96</text:p>
          </table:table-cell>
          <table:table-cell office:value-type="float" office:value="352481" table:style-name="ce18">
            <text:p>352,481</text:p>
          </table:table-cell>
          <table:table-cell office:value-type="float" office:value="264706" table:style-name="ce18">
            <text:p>264,706</text:p>
          </table:table-cell>
          <table:table-cell office:value-type="float" office:value="75.097948541907229" table:style-name="ce21">
            <text:p>75.10</text:p>
          </table:table-cell>
          <table:table-cell office:value-type="float" office:value="43411" table:style-name="ce18">
            <text:p>43,411</text:p>
          </table:table-cell>
          <table:table-cell office:value-type="float" office:value="36008" table:style-name="ce18">
            <text:p>36,008</text:p>
          </table:table-cell>
          <table:table-cell office:value-type="float" office:value="82.946718573633405" table:style-name="ce21">
            <text:p>82.95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274077" table:style-name="ce22">
            <text:p>274,077</text:p>
          </table:table-cell>
          <table:table-cell office:value-type="float" office:value="190965" table:style-name="ce18">
            <text:p>190,965</text:p>
          </table:table-cell>
          <table:table-cell office:value-type="float" office:value="69.675675084009242" table:style-name="ce21">
            <text:p>69.68</text:p>
          </table:table-cell>
          <table:table-cell office:value-type="float" office:value="241528" table:style-name="ce18">
            <text:p>241,528</text:p>
          </table:table-cell>
          <table:table-cell office:value-type="float" office:value="165856" table:style-name="ce18">
            <text:p>165,856</text:p>
          </table:table-cell>
          <table:table-cell office:value-type="float" office:value="68.669471034414229" table:style-name="ce21">
            <text:p>68.67</text:p>
          </table:table-cell>
          <table:table-cell office:value-type="float" office:value="32549" table:style-name="ce18">
            <text:p>32,549</text:p>
          </table:table-cell>
          <table:table-cell office:value-type="float" office:value="25109" table:style-name="ce18">
            <text:p>25,109</text:p>
          </table:table-cell>
          <table:table-cell office:value-type="float" office:value="77.142154904912587" table:style-name="ce21">
            <text:p>77.14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2748" table:style-name="ce22">
            <text:p>142,748</text:p>
          </table:table-cell>
          <table:table-cell office:value-type="float" office:value="96337" table:style-name="ce18">
            <text:p>96,337</text:p>
          </table:table-cell>
          <table:table-cell office:value-type="float" office:value="67.487460419760694" table:style-name="ce21">
            <text:p>67.49</text:p>
          </table:table-cell>
          <table:table-cell office:value-type="float" office:value="125418" table:style-name="ce18">
            <text:p>125,418</text:p>
          </table:table-cell>
          <table:table-cell office:value-type="float" office:value="83332" table:style-name="ce18">
            <text:p>83,332</text:p>
          </table:table-cell>
          <table:table-cell office:value-type="float" office:value="66.443413226171685" table:style-name="ce21">
            <text:p>66.44</text:p>
          </table:table-cell>
          <table:table-cell office:value-type="float" office:value="17330" table:style-name="ce18">
            <text:p>17,330</text:p>
          </table:table-cell>
          <table:table-cell office:value-type="float" office:value="13005" table:style-name="ce18">
            <text:p>13,005</text:p>
          </table:table-cell>
          <table:table-cell office:value-type="float" office:value="75.043277553375646" table:style-name="ce21">
            <text:p>75.04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31329" table:style-name="ce22">
            <text:p>131,329</text:p>
          </table:table-cell>
          <table:table-cell office:value-type="float" office:value="94628" table:style-name="ce18">
            <text:p>94,628</text:p>
          </table:table-cell>
          <table:table-cell office:value-type="float" office:value="72.054154071073413" table:style-name="ce21">
            <text:p>72.05</text:p>
          </table:table-cell>
          <table:table-cell office:value-type="float" office:value="116110" table:style-name="ce18">
            <text:p>116,110</text:p>
          </table:table-cell>
          <table:table-cell office:value-type="float" office:value="82524" table:style-name="ce18">
            <text:p>82,524</text:p>
          </table:table-cell>
          <table:table-cell office:value-type="float" office:value="71.073981569201621" table:style-name="ce21">
            <text:p>71.07</text:p>
          </table:table-cell>
          <table:table-cell office:value-type="float" office:value="15219" table:style-name="ce18">
            <text:p>15,219</text:p>
          </table:table-cell>
          <table:table-cell office:value-type="float" office:value="12104" table:style-name="ce18">
            <text:p>12,104</text:p>
          </table:table-cell>
          <table:table-cell office:value-type="float" office:value="79.532163742690059" table:style-name="ce21">
            <text:p>79.53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83995" table:style-name="ce22">
            <text:p>283,995</text:p>
          </table:table-cell>
          <table:table-cell office:value-type="float" office:value="209487" table:style-name="ce18">
            <text:p>209,487</text:p>
          </table:table-cell>
          <table:table-cell office:value-type="float" office:value="73.764326836740082" table:style-name="ce21">
            <text:p>73.76</text:p>
          </table:table-cell>
          <table:table-cell office:value-type="float" office:value="252474" table:style-name="ce18">
            <text:p>252,474</text:p>
          </table:table-cell>
          <table:table-cell office:value-type="float" office:value="183853" table:style-name="ce18">
            <text:p>183,853</text:p>
          </table:table-cell>
          <table:table-cell office:value-type="float" office:value="72.820567662412756" table:style-name="ce21">
            <text:p>72.82</text:p>
          </table:table-cell>
          <table:table-cell office:value-type="float" office:value="31521" table:style-name="ce18">
            <text:p>31,521</text:p>
          </table:table-cell>
          <table:table-cell office:value-type="float" office:value="25634" table:style-name="ce18">
            <text:p>25,634</text:p>
          </table:table-cell>
          <table:table-cell office:value-type="float" office:value="81.323562069731295" table:style-name="ce21">
            <text:p>81.32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48526" table:style-name="ce22">
            <text:p>148,526</text:p>
          </table:table-cell>
          <table:table-cell office:value-type="float" office:value="106313" table:style-name="ce18">
            <text:p>106,313</text:p>
          </table:table-cell>
          <table:table-cell office:value-type="float" office:value="71.578713491240592" table:style-name="ce21">
            <text:p>71.58</text:p>
          </table:table-cell>
          <table:table-cell office:value-type="float" office:value="131663" table:style-name="ce18">
            <text:p>131,663</text:p>
          </table:table-cell>
          <table:table-cell office:value-type="float" office:value="92913" table:style-name="ce18">
            <text:p>92,913</text:p>
          </table:table-cell>
          <table:table-cell office:value-type="float" office:value="70.568800650144681" table:style-name="ce21">
            <text:p>70.57</text:p>
          </table:table-cell>
          <table:table-cell office:value-type="float" office:value="16863" table:style-name="ce18">
            <text:p>16,863</text:p>
          </table:table-cell>
          <table:table-cell office:value-type="float" office:value="13400" table:style-name="ce18">
            <text:p>13,400</text:p>
          </table:table-cell>
          <table:table-cell office:value-type="float" office:value="79.463915080353431" table:style-name="ce21">
            <text:p>79.46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35469" table:style-name="ce22">
            <text:p>135,469</text:p>
          </table:table-cell>
          <table:table-cell office:value-type="float" office:value="103174" table:style-name="ce18">
            <text:p>103,174</text:p>
          </table:table-cell>
          <table:table-cell office:value-type="float" office:value="76.160597627501488" table:style-name="ce21">
            <text:p>76.16</text:p>
          </table:table-cell>
          <table:table-cell office:value-type="float" office:value="120811" table:style-name="ce18">
            <text:p>120,811</text:p>
          </table:table-cell>
          <table:table-cell office:value-type="float" office:value="90940" table:style-name="ce18">
            <text:p>90,940</text:p>
          </table:table-cell>
          <table:table-cell office:value-type="float" office:value="75.274602478251154" table:style-name="ce21">
            <text:p>75.27</text:p>
          </table:table-cell>
          <table:table-cell office:value-type="float" office:value="14658" table:style-name="ce18">
            <text:p>14,658</text:p>
          </table:table-cell>
          <table:table-cell office:value-type="float" office:value="12234" table:style-name="ce18">
            <text:p>12,234</text:p>
          </table:table-cell>
          <table:table-cell office:value-type="float" office:value="83.46295538272615" table:style-name="ce21">
            <text:p>83.46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69289" table:style-name="ce22">
            <text:p>269,289</text:p>
          </table:table-cell>
          <table:table-cell office:value-type="float" office:value="207746" table:style-name="ce18">
            <text:p>207,746</text:p>
          </table:table-cell>
          <table:table-cell office:value-type="float" office:value="77.146114397543158" table:style-name="ce21">
            <text:p>77.15</text:p>
          </table:table-cell>
          <table:table-cell office:value-type="float" office:value="239910" table:style-name="ce18">
            <text:p>239,910</text:p>
          </table:table-cell>
          <table:table-cell office:value-type="float" office:value="182924" table:style-name="ce18">
            <text:p>182,924</text:p>
          </table:table-cell>
          <table:table-cell office:value-type="float" office:value="76.246925930557296" table:style-name="ce21">
            <text:p>76.25</text:p>
          </table:table-cell>
          <table:table-cell office:value-type="float" office:value="29379" table:style-name="ce18">
            <text:p>29,379</text:p>
          </table:table-cell>
          <table:table-cell office:value-type="float" office:value="24822" table:style-name="ce18">
            <text:p>24,822</text:p>
          </table:table-cell>
          <table:table-cell office:value-type="float" office:value="84.488920657612582" table:style-name="ce21">
            <text:p>84.49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0195" table:style-name="ce22">
            <text:p>140,195</text:p>
          </table:table-cell>
          <table:table-cell office:value-type="float" office:value="104834" table:style-name="ce18">
            <text:p>104,834</text:p>
          </table:table-cell>
          <table:table-cell office:value-type="float" office:value="74.777274510503233" table:style-name="ce21">
            <text:p>74.78</text:p>
          </table:table-cell>
          <table:table-cell office:value-type="float" office:value="124350" table:style-name="ce18">
            <text:p>124,350</text:p>
          </table:table-cell>
          <table:table-cell office:value-type="float" office:value="91682" table:style-name="ce18">
            <text:p>91,682</text:p>
          </table:table-cell>
          <table:table-cell office:value-type="float" office:value="73.728990751909933" table:style-name="ce21">
            <text:p>73.73</text:p>
          </table:table-cell>
          <table:table-cell office:value-type="float" office:value="15845" table:style-name="ce18">
            <text:p>15,845</text:p>
          </table:table-cell>
          <table:table-cell office:value-type="float" office:value="13152" table:style-name="ce18">
            <text:p>13,152</text:p>
          </table:table-cell>
          <table:table-cell office:value-type="float" office:value="83.004102240454401" table:style-name="ce21">
            <text:p>83.00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29094" table:style-name="ce23">
            <text:p>129,094</text:p>
          </table:table-cell>
          <table:table-cell office:value-type="float" office:value="102912" table:style-name="ce19">
            <text:p>102,912</text:p>
          </table:table-cell>
          <table:table-cell office:value-type="float" office:value="79.718654623762532" table:style-name="ce24">
            <text:p>79.72</text:p>
          </table:table-cell>
          <table:table-cell office:value-type="float" office:value="115560" table:style-name="ce19">
            <text:p>115,560</text:p>
          </table:table-cell>
          <table:table-cell office:value-type="float" office:value="91242" table:style-name="ce19">
            <text:p>91,242</text:p>
          </table:table-cell>
          <table:table-cell office:value-type="float" office:value="78.956386292834893" table:style-name="ce24">
            <text:p>78.96</text:p>
          </table:table-cell>
          <table:table-cell office:value-type="float" office:value="13534" table:style-name="ce19">
            <text:p>13,534</text:p>
          </table:table-cell>
          <table:table-cell office:value-type="float" office:value="11670" table:style-name="ce19">
            <text:p>11,670</text:p>
          </table:table-cell>
          <table:table-cell office:value-type="float" office:value="86.227279444362352" table:style-name="ce24">
            <text:p>86.23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10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3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798636" table:style-name="ce20">
            <text:p>798,636</text:p>
          </table:table-cell>
          <table:table-cell office:value-type="float" office:value="586136" table:style-name="ce18">
            <text:p>586,136</text:p>
          </table:table-cell>
          <table:table-cell office:value-type="float" office:value="73.392133587767148" table:style-name="ce21">
            <text:p>73.39</text:p>
          </table:table-cell>
          <table:table-cell office:value-type="float" office:value="704487" table:style-name="ce18">
            <text:p>704,487</text:p>
          </table:table-cell>
          <table:table-cell office:value-type="float" office:value="510537" table:style-name="ce18">
            <text:p>510,537</text:p>
          </table:table-cell>
          <table:table-cell office:value-type="float" office:value="72.469328745597863" table:style-name="ce21">
            <text:p>72.47</text:p>
          </table:table-cell>
          <table:table-cell office:value-type="float" office:value="94149" table:style-name="ce18">
            <text:p>94,149</text:p>
          </table:table-cell>
          <table:table-cell office:value-type="float" office:value="75599" table:style-name="ce18">
            <text:p>75,599</text:p>
          </table:table-cell>
          <table:table-cell office:value-type="float" office:value="80.297188499081244" table:style-name="ce21">
            <text:p>80.30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416884" table:style-name="ce22">
            <text:p>416,884</text:p>
          </table:table-cell>
          <table:table-cell office:value-type="float" office:value="296840" table:style-name="ce18">
            <text:p>296,840</text:p>
          </table:table-cell>
          <table:table-cell office:value-type="float" office:value="71.20445975379242" table:style-name="ce21">
            <text:p>71.20</text:p>
          </table:table-cell>
          <table:table-cell office:value-type="float" office:value="366852" table:style-name="ce18">
            <text:p>366,852</text:p>
          </table:table-cell>
          <table:table-cell office:value-type="float" office:value="257617" table:style-name="ce18">
            <text:p>257,617</text:p>
          </table:table-cell>
          <table:table-cell office:value-type="float" office:value="70.223686936421231" table:style-name="ce21">
            <text:p>70.22</text:p>
          </table:table-cell>
          <table:table-cell office:value-type="float" office:value="50032" table:style-name="ce18">
            <text:p>50,032</text:p>
          </table:table-cell>
          <table:table-cell office:value-type="float" office:value="39223" table:style-name="ce18">
            <text:p>39,223</text:p>
          </table:table-cell>
          <table:table-cell office:value-type="float" office:value="78.395826670930603" table:style-name="ce21">
            <text:p>78.40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381752" table:style-name="ce22">
            <text:p>381,752</text:p>
          </table:table-cell>
          <table:table-cell office:value-type="float" office:value="289296" table:style-name="ce18">
            <text:p>289,296</text:p>
          </table:table-cell>
          <table:table-cell office:value-type="float" office:value="75.781135396802114" table:style-name="ce21">
            <text:p>75.78</text:p>
          </table:table-cell>
          <table:table-cell office:value-type="float" office:value="337635" table:style-name="ce18">
            <text:p>337,635</text:p>
          </table:table-cell>
          <table:table-cell office:value-type="float" office:value="252920" table:style-name="ce18">
            <text:p>252,920</text:p>
          </table:table-cell>
          <table:table-cell office:value-type="float" office:value="74.909295541042837" table:style-name="ce21">
            <text:p>74.91</text:p>
          </table:table-cell>
          <table:table-cell office:value-type="float" office:value="44117" table:style-name="ce18">
            <text:p>44,117</text:p>
          </table:table-cell>
          <table:table-cell office:value-type="float" office:value="36376" table:style-name="ce18">
            <text:p>36,376</text:p>
          </table:table-cell>
          <table:table-cell office:value-type="float" office:value="82.453475984314437" table:style-name="ce21">
            <text:p>82.45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241797" table:style-name="ce22">
            <text:p>241,797</text:p>
          </table:table-cell>
          <table:table-cell office:value-type="float" office:value="167035" table:style-name="ce18">
            <text:p>167,035</text:p>
          </table:table-cell>
          <table:table-cell office:value-type="float" office:value="69.080675111767306" table:style-name="ce21">
            <text:p>69.08</text:p>
          </table:table-cell>
          <table:table-cell office:value-type="float" office:value="210518" table:style-name="ce18">
            <text:p>210,518</text:p>
          </table:table-cell>
          <table:table-cell office:value-type="float" office:value="143376" table:style-name="ce18">
            <text:p>143,376</text:p>
          </table:table-cell>
          <table:table-cell office:value-type="float" office:value="68.106290198462844" table:style-name="ce21">
            <text:p>68.11</text:p>
          </table:table-cell>
          <table:table-cell office:value-type="float" office:value="31279" table:style-name="ce18">
            <text:p>31,279</text:p>
          </table:table-cell>
          <table:table-cell office:value-type="float" office:value="23659" table:style-name="ce18">
            <text:p>23,659</text:p>
          </table:table-cell>
          <table:table-cell office:value-type="float" office:value="75.63860737235845" table:style-name="ce21">
            <text:p>75.64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26219" table:style-name="ce22">
            <text:p>126,219</text:p>
          </table:table-cell>
          <table:table-cell office:value-type="float" office:value="84551" table:style-name="ce18">
            <text:p>84,551</text:p>
          </table:table-cell>
          <table:table-cell office:value-type="float" office:value="66.987537533968734" table:style-name="ce21">
            <text:p>66.99</text:p>
          </table:table-cell>
          <table:table-cell office:value-type="float" office:value="109600" table:style-name="ce18">
            <text:p>109,600</text:p>
          </table:table-cell>
          <table:table-cell office:value-type="float" office:value="72328" table:style-name="ce18">
            <text:p>72,328</text:p>
          </table:table-cell>
          <table:table-cell office:value-type="float" office:value="65.992700729927009" table:style-name="ce21">
            <text:p>65.99</text:p>
          </table:table-cell>
          <table:table-cell office:value-type="float" office:value="16619" table:style-name="ce18">
            <text:p>16,619</text:p>
          </table:table-cell>
          <table:table-cell office:value-type="float" office:value="12223" table:style-name="ce18">
            <text:p>12,223</text:p>
          </table:table-cell>
          <table:table-cell office:value-type="float" office:value="73.548348276069561" table:style-name="ce21">
            <text:p>73.55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15578" table:style-name="ce22">
            <text:p>115,578</text:p>
          </table:table-cell>
          <table:table-cell office:value-type="float" office:value="82484" table:style-name="ce18">
            <text:p>82,484</text:p>
          </table:table-cell>
          <table:table-cell office:value-type="float" office:value="71.366523040717098" table:style-name="ce21">
            <text:p>71.37</text:p>
          </table:table-cell>
          <table:table-cell office:value-type="float" office:value="100918" table:style-name="ce18">
            <text:p>100,918</text:p>
          </table:table-cell>
          <table:table-cell office:value-type="float" office:value="71048" table:style-name="ce18">
            <text:p>71,048</text:p>
          </table:table-cell>
          <table:table-cell office:value-type="float" office:value="70.401712281258057" table:style-name="ce21">
            <text:p>70.40</text:p>
          </table:table-cell>
          <table:table-cell office:value-type="float" office:value="14660" table:style-name="ce18">
            <text:p>14,660</text:p>
          </table:table-cell>
          <table:table-cell office:value-type="float" office:value="11436" table:style-name="ce18">
            <text:p>11,436</text:p>
          </table:table-cell>
          <table:table-cell office:value-type="float" office:value="78.008185538881307" table:style-name="ce21">
            <text:p>78.01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73475" table:style-name="ce22">
            <text:p>273,475</text:p>
          </table:table-cell>
          <table:table-cell office:value-type="float" office:value="202093" table:style-name="ce18">
            <text:p>202,093</text:p>
          </table:table-cell>
          <table:table-cell office:value-type="float" office:value="73.898162537709112" table:style-name="ce21">
            <text:p>73.90</text:p>
          </table:table-cell>
          <table:table-cell office:value-type="float" office:value="241690" table:style-name="ce18">
            <text:p>241,690</text:p>
          </table:table-cell>
          <table:table-cell office:value-type="float" office:value="176203" table:style-name="ce18">
            <text:p>176,203</text:p>
          </table:table-cell>
          <table:table-cell office:value-type="float" office:value="72.904547147171996" table:style-name="ce21">
            <text:p>72.90</text:p>
          </table:table-cell>
          <table:table-cell office:value-type="float" office:value="31785" table:style-name="ce18">
            <text:p>31,785</text:p>
          </table:table-cell>
          <table:table-cell office:value-type="float" office:value="25890" table:style-name="ce18">
            <text:p>25,890</text:p>
          </table:table-cell>
          <table:table-cell office:value-type="float" office:value="81.453515809344026" table:style-name="ce21">
            <text:p>81.45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42488" table:style-name="ce22">
            <text:p>142,488</text:p>
          </table:table-cell>
          <table:table-cell office:value-type="float" office:value="102118" table:style-name="ce18">
            <text:p>102,118</text:p>
          </table:table-cell>
          <table:table-cell office:value-type="float" office:value="71.667789568244345" table:style-name="ce21">
            <text:p>71.67</text:p>
          </table:table-cell>
          <table:table-cell office:value-type="float" office:value="125634" table:style-name="ce18">
            <text:p>125,634</text:p>
          </table:table-cell>
          <table:table-cell office:value-type="float" office:value="88665" table:style-name="ce18">
            <text:p>88,665</text:p>
          </table:table-cell>
          <table:table-cell office:value-type="float" office:value="70.574048426381395" table:style-name="ce21">
            <text:p>70.57</text:p>
          </table:table-cell>
          <table:table-cell office:value-type="float" office:value="16854" table:style-name="ce18">
            <text:p>16,854</text:p>
          </table:table-cell>
          <table:table-cell office:value-type="float" office:value="13453" table:style-name="ce18">
            <text:p>13,453</text:p>
          </table:table-cell>
          <table:table-cell office:value-type="float" office:value="79.820814050077132" table:style-name="ce21">
            <text:p>79.82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30987" table:style-name="ce22">
            <text:p>130,987</text:p>
          </table:table-cell>
          <table:table-cell office:value-type="float" office:value="99975" table:style-name="ce18">
            <text:p>99,975</text:p>
          </table:table-cell>
          <table:table-cell office:value-type="float" office:value="76.324368067060092" table:style-name="ce21">
            <text:p>76.32</text:p>
          </table:table-cell>
          <table:table-cell office:value-type="float" office:value="116056" table:style-name="ce18">
            <text:p>116,056</text:p>
          </table:table-cell>
          <table:table-cell office:value-type="float" office:value="87538" table:style-name="ce18">
            <text:p>87,538</text:p>
          </table:table-cell>
          <table:table-cell office:value-type="float" office:value="75.427379885572478" table:style-name="ce21">
            <text:p>75.43</text:p>
          </table:table-cell>
          <table:table-cell office:value-type="float" office:value="14931" table:style-name="ce18">
            <text:p>14,931</text:p>
          </table:table-cell>
          <table:table-cell office:value-type="float" office:value="12437" table:style-name="ce18">
            <text:p>12,437</text:p>
          </table:table-cell>
          <table:table-cell office:value-type="float" office:value="83.296497220547849" table:style-name="ce21">
            <text:p>83.30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83364" table:style-name="ce22">
            <text:p>283,364</text:p>
          </table:table-cell>
          <table:table-cell office:value-type="float" office:value="217008" table:style-name="ce18">
            <text:p>217,008</text:p>
          </table:table-cell>
          <table:table-cell office:value-type="float" office:value="76.582769864908741" table:style-name="ce21">
            <text:p>76.58</text:p>
          </table:table-cell>
          <table:table-cell office:value-type="float" office:value="252279" table:style-name="ce18">
            <text:p>252,279</text:p>
          </table:table-cell>
          <table:table-cell office:value-type="float" office:value="190958" table:style-name="ce18">
            <text:p>190,958</text:p>
          </table:table-cell>
          <table:table-cell office:value-type="float" office:value="75.693180962347242" table:style-name="ce21">
            <text:p>75.69</text:p>
          </table:table-cell>
          <table:table-cell office:value-type="float" office:value="31085" table:style-name="ce18">
            <text:p>31,085</text:p>
          </table:table-cell>
          <table:table-cell office:value-type="float" office:value="26050" table:style-name="ce18">
            <text:p>26,050</text:p>
          </table:table-cell>
          <table:table-cell office:value-type="float" office:value="83.802477078976992" table:style-name="ce21">
            <text:p>83.80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8177" table:style-name="ce22">
            <text:p>148,177</text:p>
          </table:table-cell>
          <table:table-cell office:value-type="float" office:value="110171" table:style-name="ce18">
            <text:p>110,171</text:p>
          </table:table-cell>
          <table:table-cell office:value-type="float" office:value="74.350945153431368" table:style-name="ce21">
            <text:p>74.35</text:p>
          </table:table-cell>
          <table:table-cell office:value-type="float" office:value="131618" table:style-name="ce18">
            <text:p>131,618</text:p>
          </table:table-cell>
          <table:table-cell office:value-type="float" office:value="96624" table:style-name="ce18">
            <text:p>96,624</text:p>
          </table:table-cell>
          <table:table-cell office:value-type="float" office:value="73.412451184488447" table:style-name="ce21">
            <text:p>73.41</text:p>
          </table:table-cell>
          <table:table-cell office:value-type="float" office:value="16559" table:style-name="ce18">
            <text:p>16,559</text:p>
          </table:table-cell>
          <table:table-cell office:value-type="float" office:value="13547" table:style-name="ce18">
            <text:p>13,547</text:p>
          </table:table-cell>
          <table:table-cell office:value-type="float" office:value="81.810495802886649" table:style-name="ce21">
            <text:p>81.81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35187" table:style-name="ce23">
            <text:p>135,187</text:p>
          </table:table-cell>
          <table:table-cell office:value-type="float" office:value="106837" table:style-name="ce19">
            <text:p>106,837</text:p>
          </table:table-cell>
          <table:table-cell office:value-type="float" office:value="79.029048651127695" table:style-name="ce24">
            <text:p>79.03</text:p>
          </table:table-cell>
          <table:table-cell office:value-type="float" office:value="120661" table:style-name="ce19">
            <text:p>120,661</text:p>
          </table:table-cell>
          <table:table-cell office:value-type="float" office:value="94334" table:style-name="ce19">
            <text:p>94,334</text:p>
          </table:table-cell>
          <table:table-cell office:value-type="float" office:value="78.181019550641878" table:style-name="ce24">
            <text:p>78.18</text:p>
          </table:table-cell>
          <table:table-cell office:value-type="float" office:value="14526" table:style-name="ce19">
            <text:p>14,526</text:p>
          </table:table-cell>
          <table:table-cell office:value-type="float" office:value="12503" table:style-name="ce19">
            <text:p>12,503</text:p>
          </table:table-cell>
          <table:table-cell office:value-type="float" office:value="86.073247969158743" table:style-name="ce24">
            <text:p>86.07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10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4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743419" table:style-name="ce20">
            <text:p>743,419</text:p>
          </table:table-cell>
          <table:table-cell office:value-type="float" office:value="544763" table:style-name="ce18">
            <text:p>544,763</text:p>
          </table:table-cell>
          <table:table-cell office:value-type="float" office:value="73.278057192511895" table:style-name="ce21">
            <text:p>73.28</text:p>
          </table:table-cell>
          <table:table-cell office:value-type="float" office:value="651042" table:style-name="ce18">
            <text:p>651,042</text:p>
          </table:table-cell>
          <table:table-cell office:value-type="float" office:value="471218" table:style-name="ce18">
            <text:p>471,218</text:p>
          </table:table-cell>
          <table:table-cell office:value-type="float" office:value="72.37904774192755" table:style-name="ce21">
            <text:p>72.38</text:p>
          </table:table-cell>
          <table:table-cell office:value-type="float" office:value="92377" table:style-name="ce18">
            <text:p>92,377</text:p>
          </table:table-cell>
          <table:table-cell office:value-type="float" office:value="73545" table:style-name="ce18">
            <text:p>73,545</text:p>
          </table:table-cell>
          <table:table-cell office:value-type="float" office:value="79.613973175140998" table:style-name="ce21">
            <text:p>79.61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388140" table:style-name="ce22">
            <text:p>388,140</text:p>
          </table:table-cell>
          <table:table-cell office:value-type="float" office:value="275433" table:style-name="ce18">
            <text:p>275,433</text:p>
          </table:table-cell>
          <table:table-cell office:value-type="float" office:value="70.962281650950686" table:style-name="ce21">
            <text:p>70.96</text:p>
          </table:table-cell>
          <table:table-cell office:value-type="float" office:value="339323" table:style-name="ce18">
            <text:p>339,323</text:p>
          </table:table-cell>
          <table:table-cell office:value-type="float" office:value="237396" table:style-name="ce18">
            <text:p>237,396</text:p>
          </table:table-cell>
          <table:table-cell office:value-type="float" office:value="69.961658950321663" table:style-name="ce21">
            <text:p>69.96</text:p>
          </table:table-cell>
          <table:table-cell office:value-type="float" office:value="48817" table:style-name="ce18">
            <text:p>48,817</text:p>
          </table:table-cell>
          <table:table-cell office:value-type="float" office:value="38037" table:style-name="ce18">
            <text:p>38,037</text:p>
          </table:table-cell>
          <table:table-cell office:value-type="float" office:value="77.917528729745783" table:style-name="ce21">
            <text:p>77.92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355279" table:style-name="ce22">
            <text:p>355,279</text:p>
          </table:table-cell>
          <table:table-cell office:value-type="float" office:value="269330" table:style-name="ce18">
            <text:p>269,330</text:p>
          </table:table-cell>
          <table:table-cell office:value-type="float" office:value="75.808026930947221" table:style-name="ce21">
            <text:p>75.81</text:p>
          </table:table-cell>
          <table:table-cell office:value-type="float" office:value="311719" table:style-name="ce18">
            <text:p>311,719</text:p>
          </table:table-cell>
          <table:table-cell office:value-type="float" office:value="233822" table:style-name="ce18">
            <text:p>233,822</text:p>
          </table:table-cell>
          <table:table-cell office:value-type="float" office:value="75.010506257238092" table:style-name="ce21">
            <text:p>75.01</text:p>
          </table:table-cell>
          <table:table-cell office:value-type="float" office:value="43560" table:style-name="ce18">
            <text:p>43,560</text:p>
          </table:table-cell>
          <table:table-cell office:value-type="float" office:value="35508" table:style-name="ce18">
            <text:p>35,508</text:p>
          </table:table-cell>
          <table:table-cell office:value-type="float" office:value="81.515151515151516" table:style-name="ce21">
            <text:p>81.52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229206" table:style-name="ce22">
            <text:p>229,206</text:p>
          </table:table-cell>
          <table:table-cell office:value-type="float" office:value="158113" table:style-name="ce18">
            <text:p>158,113</text:p>
          </table:table-cell>
          <table:table-cell office:value-type="float" office:value="68.98292365819394" table:style-name="ce21">
            <text:p>68.98</text:p>
          </table:table-cell>
          <table:table-cell office:value-type="float" office:value="198259" table:style-name="ce18">
            <text:p>198,259</text:p>
          </table:table-cell>
          <table:table-cell office:value-type="float" office:value="134894" table:style-name="ce18">
            <text:p>134,894</text:p>
          </table:table-cell>
          <table:table-cell office:value-type="float" office:value="68.039281949369254" table:style-name="ce21">
            <text:p>68.04</text:p>
          </table:table-cell>
          <table:table-cell office:value-type="float" office:value="30947" table:style-name="ce18">
            <text:p>30,947</text:p>
          </table:table-cell>
          <table:table-cell office:value-type="float" office:value="23219" table:style-name="ce18">
            <text:p>23,219</text:p>
          </table:table-cell>
          <table:table-cell office:value-type="float" office:value="75.028274146120793" table:style-name="ce21">
            <text:p>75.03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19882" table:style-name="ce22">
            <text:p>119,882</text:p>
          </table:table-cell>
          <table:table-cell office:value-type="float" office:value="80329" table:style-name="ce18">
            <text:p>80,329</text:p>
          </table:table-cell>
          <table:table-cell office:value-type="float" office:value="67.006723277889918" table:style-name="ce21">
            <text:p>67.01</text:p>
          </table:table-cell>
          <table:table-cell office:value-type="float" office:value="103610" table:style-name="ce18">
            <text:p>103,610</text:p>
          </table:table-cell>
          <table:table-cell office:value-type="float" office:value="68350" table:style-name="ce18">
            <text:p>68,350</text:p>
          </table:table-cell>
          <table:table-cell office:value-type="float" office:value="65.968535855612387" table:style-name="ce21">
            <text:p>65.97</text:p>
          </table:table-cell>
          <table:table-cell office:value-type="float" office:value="16272" table:style-name="ce18">
            <text:p>16,272</text:p>
          </table:table-cell>
          <table:table-cell office:value-type="float" office:value="11979" table:style-name="ce18">
            <text:p>11,979</text:p>
          </table:table-cell>
          <table:table-cell office:value-type="float" office:value="73.61725663716814" table:style-name="ce21">
            <text:p>73.62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09324" table:style-name="ce22">
            <text:p>109,324</text:p>
          </table:table-cell>
          <table:table-cell office:value-type="float" office:value="77784" table:style-name="ce18">
            <text:p>77,784</text:p>
          </table:table-cell>
          <table:table-cell office:value-type="float" office:value="71.149976217481978" table:style-name="ce21">
            <text:p>71.15</text:p>
          </table:table-cell>
          <table:table-cell office:value-type="float" office:value="94649" table:style-name="ce18">
            <text:p>94,649</text:p>
          </table:table-cell>
          <table:table-cell office:value-type="float" office:value="66544" table:style-name="ce18">
            <text:p>66,544</text:p>
          </table:table-cell>
          <table:table-cell office:value-type="float" office:value="70.306078246996805" table:style-name="ce21">
            <text:p>70.31</text:p>
          </table:table-cell>
          <table:table-cell office:value-type="float" office:value="14675" table:style-name="ce18">
            <text:p>14,675</text:p>
          </table:table-cell>
          <table:table-cell office:value-type="float" office:value="11240" table:style-name="ce18">
            <text:p>11,240</text:p>
          </table:table-cell>
          <table:table-cell office:value-type="float" office:value="76.592844974446336" table:style-name="ce21">
            <text:p>76.59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41368" table:style-name="ce22">
            <text:p>241,368</text:p>
          </table:table-cell>
          <table:table-cell office:value-type="float" office:value="176955" table:style-name="ce18">
            <text:p>176,955</text:p>
          </table:table-cell>
          <table:table-cell office:value-type="float" office:value="73.313363826190709" table:style-name="ce21">
            <text:p>73.31</text:p>
          </table:table-cell>
          <table:table-cell office:value-type="float" office:value="211129" table:style-name="ce18">
            <text:p>211,129</text:p>
          </table:table-cell>
          <table:table-cell office:value-type="float" office:value="152757" table:style-name="ce18">
            <text:p>152,757</text:p>
          </table:table-cell>
          <table:table-cell office:value-type="float" office:value="72.352448029403831" table:style-name="ce21">
            <text:p>72.35</text:p>
          </table:table-cell>
          <table:table-cell office:value-type="float" office:value="30239" table:style-name="ce18">
            <text:p>30,239</text:p>
          </table:table-cell>
          <table:table-cell office:value-type="float" office:value="24198" table:style-name="ce18">
            <text:p>24,198</text:p>
          </table:table-cell>
          <table:table-cell office:value-type="float" office:value="80.022487516121558" table:style-name="ce21">
            <text:p>80.02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26049" table:style-name="ce22">
            <text:p>126,049</text:p>
          </table:table-cell>
          <table:table-cell office:value-type="float" office:value="89347" table:style-name="ce18">
            <text:p>89,347</text:p>
          </table:table-cell>
          <table:table-cell office:value-type="float" office:value="70.882751945671927" table:style-name="ce21">
            <text:p>70.88</text:p>
          </table:table-cell>
          <table:table-cell office:value-type="float" office:value="110002" table:style-name="ce18">
            <text:p>110,002</text:p>
          </table:table-cell>
          <table:table-cell office:value-type="float" office:value="76813" table:style-name="ce18">
            <text:p>76,813</text:p>
          </table:table-cell>
          <table:table-cell office:value-type="float" office:value="69.828730386720238" table:style-name="ce21">
            <text:p>69.83</text:p>
          </table:table-cell>
          <table:table-cell office:value-type="float" office:value="16047" table:style-name="ce18">
            <text:p>16,047</text:p>
          </table:table-cell>
          <table:table-cell office:value-type="float" office:value="12534" table:style-name="ce18">
            <text:p>12,534</text:p>
          </table:table-cell>
          <table:table-cell office:value-type="float" office:value="78.10805758085624" table:style-name="ce21">
            <text:p>78.11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15319" table:style-name="ce22">
            <text:p>115,319</text:p>
          </table:table-cell>
          <table:table-cell office:value-type="float" office:value="87608" table:style-name="ce18">
            <text:p>87,608</text:p>
          </table:table-cell>
          <table:table-cell office:value-type="float" office:value="75.970135016779537" table:style-name="ce21">
            <text:p>75.97</text:p>
          </table:table-cell>
          <table:table-cell office:value-type="float" office:value="101127" table:style-name="ce18">
            <text:p>101,127</text:p>
          </table:table-cell>
          <table:table-cell office:value-type="float" office:value="75944" table:style-name="ce18">
            <text:p>75,944</text:p>
          </table:table-cell>
          <table:table-cell office:value-type="float" office:value="75.097649490244933" table:style-name="ce21">
            <text:p>75.10</text:p>
          </table:table-cell>
          <table:table-cell office:value-type="float" office:value="14192" table:style-name="ce18">
            <text:p>14,192</text:p>
          </table:table-cell>
          <table:table-cell office:value-type="float" office:value="11664" table:style-name="ce18">
            <text:p>11,664</text:p>
          </table:table-cell>
          <table:table-cell office:value-type="float" office:value="82.187147688838778" table:style-name="ce21">
            <text:p>82.19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72845" table:style-name="ce22">
            <text:p>272,845</text:p>
          </table:table-cell>
          <table:table-cell office:value-type="float" office:value="209695" table:style-name="ce18">
            <text:p>209,695</text:p>
          </table:table-cell>
          <table:table-cell office:value-type="float" office:value="76.854990928915683" table:style-name="ce21">
            <text:p>76.85</text:p>
          </table:table-cell>
          <table:table-cell office:value-type="float" office:value="241654" table:style-name="ce18">
            <text:p>241,654</text:p>
          </table:table-cell>
          <table:table-cell office:value-type="float" office:value="183567" table:style-name="ce18">
            <text:p>183,567</text:p>
          </table:table-cell>
          <table:table-cell office:value-type="float" office:value="75.962740116033672" table:style-name="ce21">
            <text:p>75.96</text:p>
          </table:table-cell>
          <table:table-cell office:value-type="float" office:value="31191" table:style-name="ce18">
            <text:p>31,191</text:p>
          </table:table-cell>
          <table:table-cell office:value-type="float" office:value="26128" table:style-name="ce18">
            <text:p>26,128</text:p>
          </table:table-cell>
          <table:table-cell office:value-type="float" office:value="83.767753518643204" table:style-name="ce21">
            <text:p>83.77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42209" table:style-name="ce22">
            <text:p>142,209</text:p>
          </table:table-cell>
          <table:table-cell office:value-type="float" office:value="105757" table:style-name="ce18">
            <text:p>105,757</text:p>
          </table:table-cell>
          <table:table-cell office:value-type="float" office:value="74.367304460336541" table:style-name="ce21">
            <text:p>74.37</text:p>
          </table:table-cell>
          <table:table-cell office:value-type="float" office:value="125711" table:style-name="ce18">
            <text:p>125,711</text:p>
          </table:table-cell>
          <table:table-cell office:value-type="float" office:value="92233" table:style-name="ce18">
            <text:p>92,233</text:p>
          </table:table-cell>
          <table:table-cell office:value-type="float" office:value="73.369076691777167" table:style-name="ce21">
            <text:p>73.37</text:p>
          </table:table-cell>
          <table:table-cell office:value-type="float" office:value="16498" table:style-name="ce18">
            <text:p>16,498</text:p>
          </table:table-cell>
          <table:table-cell office:value-type="float" office:value="13524" table:style-name="ce18">
            <text:p>13,524</text:p>
          </table:table-cell>
          <table:table-cell office:value-type="float" office:value="81.973572554249003" table:style-name="ce21">
            <text:p>81.97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30636" table:style-name="ce23">
            <text:p>130,636</text:p>
          </table:table-cell>
          <table:table-cell office:value-type="float" office:value="103938" table:style-name="ce19">
            <text:p>103,938</text:p>
          </table:table-cell>
          <table:table-cell office:value-type="float" office:value="79.563060718331855" table:style-name="ce24">
            <text:p>79.56</text:p>
          </table:table-cell>
          <table:table-cell office:value-type="float" office:value="115943" table:style-name="ce19">
            <text:p>115,943</text:p>
          </table:table-cell>
          <table:table-cell office:value-type="float" office:value="91334" table:style-name="ce19">
            <text:p>91,334</text:p>
          </table:table-cell>
          <table:table-cell office:value-type="float" office:value="78.774915260084697" table:style-name="ce24">
            <text:p>78.77</text:p>
          </table:table-cell>
          <table:table-cell office:value-type="float" office:value="14693" table:style-name="ce19">
            <text:p>14,693</text:p>
          </table:table-cell>
          <table:table-cell office:value-type="float" office:value="12604" table:style-name="ce19">
            <text:p>12,604</text:p>
          </table:table-cell>
          <table:table-cell office:value-type="float" office:value="85.782345334513039" table:style-name="ce24">
            <text:p>85.78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10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4" table:default-cell-style-name="ce1"/>
        <table:table-column table:style-name="co8" table:number-columns-repeated="2" table:default-cell-style-name="ce1"/>
        <table:table-column table:style-name="co1" table:default-cell-style-name="ce1"/>
        <table:table-column table:style-name="co8" table:number-columns-repeated="1636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5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683311" table:style-name="ce25">
            <text:p>683,311</text:p>
          </table:table-cell>
          <table:table-cell office:value-type="float" office:value="498977" table:style-name="ce26">
            <text:p>498,977</text:p>
          </table:table-cell>
          <table:table-cell office:value-type="float" office:value="73.023411009042732" table:style-name="ce27">
            <text:p>73.02</text:p>
          </table:table-cell>
          <table:table-cell office:value-type="float" office:value="594293" table:style-name="ce26">
            <text:p>594,293</text:p>
          </table:table-cell>
          <table:table-cell office:value-type="float" office:value="427707" table:style-name="ce26">
            <text:p>427,707</text:p>
          </table:table-cell>
          <table:table-cell office:value-type="float" office:value="71.969045571797082" table:style-name="ce27">
            <text:p>71.97</text:p>
          </table:table-cell>
          <table:table-cell office:value-type="float" office:value="89018" table:style-name="ce26">
            <text:p>89,018</text:p>
          </table:table-cell>
          <table:table-cell office:value-type="float" office:value="71270" table:style-name="ce26">
            <text:p>71,270</text:p>
          </table:table-cell>
          <table:table-cell office:value-type="float" office:value="80.062459277898853" table:style-name="ce27">
            <text:p>80.06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357734" table:style-name="ce28">
            <text:p>357,734</text:p>
          </table:table-cell>
          <table:table-cell office:value-type="float" office:value="252728" table:style-name="ce26">
            <text:p>252,728</text:p>
          </table:table-cell>
          <table:table-cell office:value-type="float" office:value="70.646905242442713" table:style-name="ce27">
            <text:p>70.65</text:p>
          </table:table-cell>
          <table:table-cell office:value-type="float" office:value="310720" table:style-name="ce26">
            <text:p>310,720</text:p>
          </table:table-cell>
          <table:table-cell office:value-type="float" office:value="215658" table:style-name="ce26">
            <text:p>215,658</text:p>
          </table:table-cell>
          <table:table-cell office:value-type="float" office:value="69.405895983522143" table:style-name="ce27">
            <text:p>69.41</text:p>
          </table:table-cell>
          <table:table-cell office:value-type="float" office:value="47014" table:style-name="ce26">
            <text:p>47,014</text:p>
          </table:table-cell>
          <table:table-cell office:value-type="float" office:value="37070" table:style-name="ce26">
            <text:p>37,070</text:p>
          </table:table-cell>
          <table:table-cell office:value-type="float" office:value="78.848853532990177" table:style-name="ce27">
            <text:p>78.85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325577" table:style-name="ce28">
            <text:p>325,577</text:p>
          </table:table-cell>
          <table:table-cell office:value-type="float" office:value="246249" table:style-name="ce26">
            <text:p>246,249</text:p>
          </table:table-cell>
          <table:table-cell office:value-type="float" office:value="75.634642496245121" table:style-name="ce27">
            <text:p>75.63</text:p>
          </table:table-cell>
          <table:table-cell office:value-type="float" office:value="283573" table:style-name="ce26">
            <text:p>283,573</text:p>
          </table:table-cell>
          <table:table-cell office:value-type="float" office:value="212049" table:style-name="ce26">
            <text:p>212,049</text:p>
          </table:table-cell>
          <table:table-cell office:value-type="float" office:value="74.777570502128199" table:style-name="ce27">
            <text:p>74.78</text:p>
          </table:table-cell>
          <table:table-cell office:value-type="float" office:value="42004" table:style-name="ce26">
            <text:p>42,004</text:p>
          </table:table-cell>
          <table:table-cell office:value-type="float" office:value="34200" table:style-name="ce26">
            <text:p>34,200</text:p>
          </table:table-cell>
          <table:table-cell office:value-type="float" office:value="81.420817065041419" table:style-name="ce27">
            <text:p>81.42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213859" table:style-name="ce28">
            <text:p>213,859</text:p>
          </table:table-cell>
          <table:table-cell office:value-type="float" office:value="146654" table:style-name="ce26">
            <text:p>146,654</text:p>
          </table:table-cell>
          <table:table-cell office:value-type="float" office:value="68.575089194282214" table:style-name="ce27">
            <text:p>68.58</text:p>
          </table:table-cell>
          <table:table-cell office:value-type="float" office:value="184274" table:style-name="ce26">
            <text:p>184,274</text:p>
          </table:table-cell>
          <table:table-cell office:value-type="float" office:value="124153" table:style-name="ce26">
            <text:p>124,153</text:p>
          </table:table-cell>
          <table:table-cell office:value-type="float" office:value="67.374127657727087" table:style-name="ce27">
            <text:p>67.37</text:p>
          </table:table-cell>
          <table:table-cell office:value-type="float" office:value="29585" table:style-name="ce26">
            <text:p>29,585</text:p>
          </table:table-cell>
          <table:table-cell office:value-type="float" office:value="22501" table:style-name="ce26">
            <text:p>22,501</text:p>
          </table:table-cell>
          <table:table-cell office:value-type="float" office:value="76.05543349670441" table:style-name="ce27">
            <text:p>76.06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12492" table:style-name="ce28">
            <text:p>112,492</text:p>
          </table:table-cell>
          <table:table-cell office:value-type="float" office:value="74884" table:style-name="ce26">
            <text:p>74,884</text:p>
          </table:table-cell>
          <table:table-cell office:value-type="float" office:value="66.568289300572488" table:style-name="ce27">
            <text:p>66.57</text:p>
          </table:table-cell>
          <table:table-cell office:value-type="float" office:value="96757" table:style-name="ce26">
            <text:p>96,757</text:p>
          </table:table-cell>
          <table:table-cell office:value-type="float" office:value="63065" table:style-name="ce26">
            <text:p>63,065</text:p>
          </table:table-cell>
          <table:table-cell office:value-type="float" office:value="65.178746757340548" table:style-name="ce27">
            <text:p>65.18</text:p>
          </table:table-cell>
          <table:table-cell office:value-type="float" office:value="15735" table:style-name="ce26">
            <text:p>15,735</text:p>
          </table:table-cell>
          <table:table-cell office:value-type="float" office:value="11819" table:style-name="ce26">
            <text:p>11,819</text:p>
          </table:table-cell>
          <table:table-cell office:value-type="float" office:value="75.112805846838256" table:style-name="ce27">
            <text:p>75.11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101367" table:style-name="ce28">
            <text:p>101,367</text:p>
          </table:table-cell>
          <table:table-cell office:value-type="float" office:value="71770" table:style-name="ce26">
            <text:p>71,770</text:p>
          </table:table-cell>
          <table:table-cell office:value-type="float" office:value="70.802134817050913" table:style-name="ce27">
            <text:p>70.80</text:p>
          </table:table-cell>
          <table:table-cell office:value-type="float" office:value="87517" table:style-name="ce26">
            <text:p>87,517</text:p>
          </table:table-cell>
          <table:table-cell office:value-type="float" office:value="61088" table:style-name="ce26">
            <text:p>61,088</text:p>
          </table:table-cell>
          <table:table-cell office:value-type="float" office:value="69.801295748254631" table:style-name="ce27">
            <text:p>69.80</text:p>
          </table:table-cell>
          <table:table-cell office:value-type="float" office:value="13850" table:style-name="ce26">
            <text:p>13,850</text:p>
          </table:table-cell>
          <table:table-cell office:value-type="float" office:value="10682" table:style-name="ce26">
            <text:p>10,682</text:p>
          </table:table-cell>
          <table:table-cell office:value-type="float" office:value="77.12635379061372" table:style-name="ce27">
            <text:p>77.13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28741" table:style-name="ce28">
            <text:p>228,741</text:p>
          </table:table-cell>
          <table:table-cell office:value-type="float" office:value="167918" table:style-name="ce26">
            <text:p>167,918</text:p>
          </table:table-cell>
          <table:table-cell office:value-type="float" office:value="73.409664205367648" table:style-name="ce27">
            <text:p>73.41</text:p>
          </table:table-cell>
          <table:table-cell office:value-type="float" office:value="198925" table:style-name="ce26">
            <text:p>198,925</text:p>
          </table:table-cell>
          <table:table-cell office:value-type="float" office:value="143897" table:style-name="ce26">
            <text:p>143,897</text:p>
          </table:table-cell>
          <table:table-cell office:value-type="float" office:value="72.337313057685051" table:style-name="ce27">
            <text:p>72.34</text:p>
          </table:table-cell>
          <table:table-cell office:value-type="float" office:value="29816" table:style-name="ce26">
            <text:p>29,816</text:p>
          </table:table-cell>
          <table:table-cell office:value-type="float" office:value="24021" table:style-name="ce26">
            <text:p>24,021</text:p>
          </table:table-cell>
          <table:table-cell office:value-type="float" office:value="80.564126643412934" table:style-name="ce27">
            <text:p>80.56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19588" table:style-name="ce28">
            <text:p>119,588</text:p>
          </table:table-cell>
          <table:table-cell office:value-type="float" office:value="84933" table:style-name="ce26">
            <text:p>84,933</text:p>
          </table:table-cell>
          <table:table-cell office:value-type="float" office:value="71.021339933772623" table:style-name="ce27">
            <text:p>71.02</text:p>
          </table:table-cell>
          <table:table-cell office:value-type="float" office:value="103964" table:style-name="ce26">
            <text:p>103,964</text:p>
          </table:table-cell>
          <table:table-cell office:value-type="float" office:value="72540" table:style-name="ce26">
            <text:p>72,540</text:p>
          </table:table-cell>
          <table:table-cell office:value-type="float" office:value="69.774152591281592" table:style-name="ce27">
            <text:p>69.77</text:p>
          </table:table-cell>
          <table:table-cell office:value-type="float" office:value="15624" table:style-name="ce26">
            <text:p>15,624</text:p>
          </table:table-cell>
          <table:table-cell office:value-type="float" office:value="12393" table:style-name="ce26">
            <text:p>12,393</text:p>
          </table:table-cell>
          <table:table-cell office:value-type="float" office:value="79.320276497695858" table:style-name="ce27">
            <text:p>79.32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09153" table:style-name="ce22">
            <text:p>109,153</text:p>
          </table:table-cell>
          <table:table-cell office:value-type="float" office:value="82985" table:style-name="ce18">
            <text:p>82,985</text:p>
          </table:table-cell>
          <table:table-cell office:value-type="float" office:value="76.026311690929248" table:style-name="ce21">
            <text:p>76.03</text:p>
          </table:table-cell>
          <table:table-cell office:value-type="float" office:value="94961" table:style-name="ce18">
            <text:p>94,961</text:p>
          </table:table-cell>
          <table:table-cell office:value-type="float" office:value="71357" table:style-name="ce18">
            <text:p>71,357</text:p>
          </table:table-cell>
          <table:table-cell office:value-type="float" office:value="75.143479954928864" table:style-name="ce21">
            <text:p>75.14</text:p>
          </table:table-cell>
          <table:table-cell office:value-type="float" office:value="14192" table:style-name="ce18">
            <text:p>14,192</text:p>
          </table:table-cell>
          <table:table-cell office:value-type="float" office:value="11628" table:style-name="ce18">
            <text:p>11,628</text:p>
          </table:table-cell>
          <table:table-cell office:value-type="float" office:value="81.933483652762121" table:style-name="ce21">
            <text:p>81.93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40711" table:style-name="ce22">
            <text:p>240,711</text:p>
          </table:table-cell>
          <table:table-cell office:value-type="float" office:value="184405" table:style-name="ce18">
            <text:p>184,405</text:p>
          </table:table-cell>
          <table:table-cell office:value-type="float" office:value="76.60846409179473" table:style-name="ce21">
            <text:p>76.61</text:p>
          </table:table-cell>
          <table:table-cell office:value-type="float" office:value="211094" table:style-name="ce18">
            <text:p>211,094</text:p>
          </table:table-cell>
          <table:table-cell office:value-type="float" office:value="159657" table:style-name="ce18">
            <text:p>159,657</text:p>
          </table:table-cell>
          <table:table-cell office:value-type="float" office:value="75.633130264242467" table:style-name="ce21">
            <text:p>75.63</text:p>
          </table:table-cell>
          <table:table-cell office:value-type="float" office:value="29617" table:style-name="ce18">
            <text:p>29,617</text:p>
          </table:table-cell>
          <table:table-cell office:value-type="float" office:value="24748" table:style-name="ce18">
            <text:p>24,748</text:p>
          </table:table-cell>
          <table:table-cell office:value-type="float" office:value="83.560117500084417" table:style-name="ce21">
            <text:p>83.56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25654" table:style-name="ce22">
            <text:p>125,654</text:p>
          </table:table-cell>
          <table:table-cell office:value-type="float" office:value="92911" table:style-name="ce18">
            <text:p>92,911</text:p>
          </table:table-cell>
          <table:table-cell office:value-type="float" office:value="73.941935791936586" table:style-name="ce21">
            <text:p>73.94</text:p>
          </table:table-cell>
          <table:table-cell office:value-type="float" office:value="109999" table:style-name="ce18">
            <text:p>109,999</text:p>
          </table:table-cell>
          <table:table-cell office:value-type="float" office:value="80053" table:style-name="ce18">
            <text:p>80,053</text:p>
          </table:table-cell>
          <table:table-cell office:value-type="float" office:value="72.776116146510418" table:style-name="ce21">
            <text:p>72.78</text:p>
          </table:table-cell>
          <table:table-cell office:value-type="float" office:value="15655" table:style-name="ce18">
            <text:p>15,655</text:p>
          </table:table-cell>
          <table:table-cell office:value-type="float" office:value="12858" table:style-name="ce18">
            <text:p>12,858</text:p>
          </table:table-cell>
          <table:table-cell office:value-type="float" office:value="82.133503672947938" table:style-name="ce21">
            <text:p>82.13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15057" table:style-name="ce23">
            <text:p>115,057</text:p>
          </table:table-cell>
          <table:table-cell office:value-type="float" office:value="91494" table:style-name="ce19">
            <text:p>91,494</text:p>
          </table:table-cell>
          <table:table-cell office:value-type="float" office:value="79.520585448951394" table:style-name="ce24">
            <text:p>79.52</text:p>
          </table:table-cell>
          <table:table-cell office:value-type="float" office:value="101095" table:style-name="ce19">
            <text:p>101,095</text:p>
          </table:table-cell>
          <table:table-cell office:value-type="float" office:value="79604" table:style-name="ce19">
            <text:p>79,604</text:p>
          </table:table-cell>
          <table:table-cell office:value-type="float" office:value="78.741777535981015" table:style-name="ce24">
            <text:p>78.74</text:p>
          </table:table-cell>
          <table:table-cell office:value-type="float" office:value="13962" table:style-name="ce19">
            <text:p>13,962</text:p>
          </table:table-cell>
          <table:table-cell office:value-type="float" office:value="11890" table:style-name="ce19">
            <text:p>11,890</text:p>
          </table:table-cell>
          <table:table-cell office:value-type="float" office:value="85.159719237931526" table:style-name="ce24">
            <text:p>85.16</text:p>
          </table:table-cell>
          <table:table-cell table:style-name="ce1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number-columns-repeated="1636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 table:style-name="ce1"/>
        </table:table-row>
        <table:table-row table:number-rows-repeated="1048558" table:style-name="ro6">
          <table:table-cell table:number-columns-repeated="16384"/>
        </table:table-row>
      </table:table>
      <table:table table:name="10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6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649312" table:style-name="ce20">
            <text:p>649,312</text:p>
          </table:table-cell>
          <table:table-cell office:value-type="float" office:value="476245" table:style-name="ce18">
            <text:p>476,245</text:p>
          </table:table-cell>
          <table:table-cell office:value-type="float" office:value="73.346095559607704" table:style-name="ce21">
            <text:p>73.35</text:p>
          </table:table-cell>
          <table:table-cell office:value-type="float" office:value="562740" table:style-name="ce18">
            <text:p>562,740</text:p>
          </table:table-cell>
          <table:table-cell office:value-type="float" office:value="407992" table:style-name="ce18">
            <text:p>407,992</text:p>
          </table:table-cell>
          <table:table-cell office:value-type="float" office:value="72.50097736077052" table:style-name="ce21">
            <text:p>72.50</text:p>
          </table:table-cell>
          <table:table-cell office:value-type="float" office:value="86572" table:style-name="ce18">
            <text:p>86,572</text:p>
          </table:table-cell>
          <table:table-cell office:value-type="float" office:value="68253" table:style-name="ce18">
            <text:p>68,253</text:p>
          </table:table-cell>
          <table:table-cell office:value-type="float" office:value="78.839578616642797" table:style-name="ce21">
            <text:p>78.84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339756" table:style-name="ce22">
            <text:p>339,756</text:p>
          </table:table-cell>
          <table:table-cell office:value-type="float" office:value="240206" table:style-name="ce18">
            <text:p>240,206</text:p>
          </table:table-cell>
          <table:table-cell office:value-type="float" office:value="70.699560861324002" table:style-name="ce21">
            <text:p>70.70</text:p>
          </table:table-cell>
          <table:table-cell office:value-type="float" office:value="294173" table:style-name="ce18">
            <text:p>294,173</text:p>
          </table:table-cell>
          <table:table-cell office:value-type="float" office:value="205035" table:style-name="ce18">
            <text:p>205,035</text:p>
          </table:table-cell>
          <table:table-cell office:value-type="float" office:value="69.698782689097911" table:style-name="ce21">
            <text:p>69.70</text:p>
          </table:table-cell>
          <table:table-cell office:value-type="float" office:value="45583" table:style-name="ce18">
            <text:p>45,583</text:p>
          </table:table-cell>
          <table:table-cell office:value-type="float" office:value="35171" table:style-name="ce18">
            <text:p>35,171</text:p>
          </table:table-cell>
          <table:table-cell office:value-type="float" office:value="77.158151065090053" table:style-name="ce21">
            <text:p>77.16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309556" table:style-name="ce22">
            <text:p>309,556</text:p>
          </table:table-cell>
          <table:table-cell office:value-type="float" office:value="236039" table:style-name="ce18">
            <text:p>236,039</text:p>
          </table:table-cell>
          <table:table-cell office:value-type="float" office:value="76.25082376048276" table:style-name="ce21">
            <text:p>76.25</text:p>
          </table:table-cell>
          <table:table-cell office:value-type="float" office:value="268567" table:style-name="ce18">
            <text:p>268,567</text:p>
          </table:table-cell>
          <table:table-cell office:value-type="float" office:value="202957" table:style-name="ce18">
            <text:p>202,957</text:p>
          </table:table-cell>
          <table:table-cell office:value-type="float" office:value="75.570341851381599" table:style-name="ce21">
            <text:p>75.57</text:p>
          </table:table-cell>
          <table:table-cell office:value-type="float" office:value="40989" table:style-name="ce18">
            <text:p>40,989</text:p>
          </table:table-cell>
          <table:table-cell office:value-type="float" office:value="33082" table:style-name="ce18">
            <text:p>33,082</text:p>
          </table:table-cell>
          <table:table-cell office:value-type="float" office:value="80.709458635243607" table:style-name="ce21">
            <text:p>80.71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207874" table:style-name="ce22">
            <text:p>207,874</text:p>
          </table:table-cell>
          <table:table-cell office:value-type="float" office:value="142644" table:style-name="ce18">
            <text:p>142,644</text:p>
          </table:table-cell>
          <table:table-cell office:value-type="float" office:value="68.620414289425327" table:style-name="ce21">
            <text:p>68.62</text:p>
          </table:table-cell>
          <table:table-cell office:value-type="float" office:value="179058" table:style-name="ce18">
            <text:p>179,058</text:p>
          </table:table-cell>
          <table:table-cell office:value-type="float" office:value="121368" table:style-name="ce18">
            <text:p>121,368</text:p>
          </table:table-cell>
          <table:table-cell office:value-type="float" office:value="67.781389270515703" table:style-name="ce21">
            <text:p>67.78</text:p>
          </table:table-cell>
          <table:table-cell office:value-type="float" office:value="28816" table:style-name="ce18">
            <text:p>28,816</text:p>
          </table:table-cell>
          <table:table-cell office:value-type="float" office:value="21276" table:style-name="ce18">
            <text:p>21,276</text:p>
          </table:table-cell>
          <table:table-cell office:value-type="float" office:value="73.833981121599109" table:style-name="ce21">
            <text:p>73.83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08250" table:style-name="ce22">
            <text:p>108,250</text:p>
          </table:table-cell>
          <table:table-cell office:value-type="float" office:value="71489" table:style-name="ce18">
            <text:p>71,489</text:p>
          </table:table-cell>
          <table:table-cell office:value-type="float" office:value="66.040646651270208" table:style-name="ce21">
            <text:p>66.04</text:p>
          </table:table-cell>
          <table:table-cell office:value-type="float" office:value="93056" table:style-name="ce18">
            <text:p>93,056</text:p>
          </table:table-cell>
          <table:table-cell office:value-type="float" office:value="60567" table:style-name="ce18">
            <text:p>60,567</text:p>
          </table:table-cell>
          <table:table-cell office:value-type="float" office:value="65.086614511691891" table:style-name="ce21">
            <text:p>65.09</text:p>
          </table:table-cell>
          <table:table-cell office:value-type="float" office:value="15194" table:style-name="ce18">
            <text:p>15,194</text:p>
          </table:table-cell>
          <table:table-cell office:value-type="float" office:value="10922" table:style-name="ce18">
            <text:p>10,922</text:p>
          </table:table-cell>
          <table:table-cell office:value-type="float" office:value="71.883638278267739" table:style-name="ce21">
            <text:p>71.88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99624" table:style-name="ce22">
            <text:p>99,624</text:p>
          </table:table-cell>
          <table:table-cell office:value-type="float" office:value="71155" table:style-name="ce18">
            <text:p>71,155</text:p>
          </table:table-cell>
          <table:table-cell office:value-type="float" office:value="71.423552557616645" table:style-name="ce21">
            <text:p>71.42</text:p>
          </table:table-cell>
          <table:table-cell office:value-type="float" office:value="86002" table:style-name="ce18">
            <text:p>86,002</text:p>
          </table:table-cell>
          <table:table-cell office:value-type="float" office:value="60801" table:style-name="ce18">
            <text:p>60,801</text:p>
          </table:table-cell>
          <table:table-cell office:value-type="float" office:value="70.697193088532828" table:style-name="ce21">
            <text:p>70.70</text:p>
          </table:table-cell>
          <table:table-cell office:value-type="float" office:value="13622" table:style-name="ce18">
            <text:p>13,622</text:p>
          </table:table-cell>
          <table:table-cell office:value-type="float" office:value="10354" table:style-name="ce18">
            <text:p>10,354</text:p>
          </table:table-cell>
          <table:table-cell office:value-type="float" office:value="76.009396564381149" table:style-name="ce21">
            <text:p>76.01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13369" table:style-name="ce22">
            <text:p>213,369</text:p>
          </table:table-cell>
          <table:table-cell office:value-type="float" office:value="157190" table:style-name="ce18">
            <text:p>157,190</text:p>
          </table:table-cell>
          <table:table-cell office:value-type="float" office:value="73.670495713997809" table:style-name="ce21">
            <text:p>73.67</text:p>
          </table:table-cell>
          <table:table-cell office:value-type="float" office:value="184826" table:style-name="ce18">
            <text:p>184,826</text:p>
          </table:table-cell>
          <table:table-cell office:value-type="float" office:value="134328" table:style-name="ce18">
            <text:p>134,328</text:p>
          </table:table-cell>
          <table:table-cell office:value-type="float" office:value="72.678086416413279" table:style-name="ce21">
            <text:p>72.68</text:p>
          </table:table-cell>
          <table:table-cell office:value-type="float" office:value="28543" table:style-name="ce18">
            <text:p>28,543</text:p>
          </table:table-cell>
          <table:table-cell office:value-type="float" office:value="22862" table:style-name="ce18">
            <text:p>22,862</text:p>
          </table:table-cell>
          <table:table-cell office:value-type="float" office:value="80.096696212731672" table:style-name="ce21">
            <text:p>80.10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12264" table:style-name="ce22">
            <text:p>112,264</text:p>
          </table:table-cell>
          <table:table-cell office:value-type="float" office:value="79699" table:style-name="ce18">
            <text:p>79,699</text:p>
          </table:table-cell>
          <table:table-cell office:value-type="float" office:value="70.992482006698495" table:style-name="ce21">
            <text:p>70.99</text:p>
          </table:table-cell>
          <table:table-cell office:value-type="float" office:value="97136" table:style-name="ce18">
            <text:p>97,136</text:p>
          </table:table-cell>
          <table:table-cell office:value-type="float" office:value="67833" table:style-name="ce18">
            <text:p>67,833</text:p>
          </table:table-cell>
          <table:table-cell office:value-type="float" office:value="69.833017624773518" table:style-name="ce21">
            <text:p>69.83</text:p>
          </table:table-cell>
          <table:table-cell office:value-type="float" office:value="15128" table:style-name="ce18">
            <text:p>15,128</text:p>
          </table:table-cell>
          <table:table-cell office:value-type="float" office:value="11866" table:style-name="ce18">
            <text:p>11,866</text:p>
          </table:table-cell>
          <table:table-cell office:value-type="float" office:value="78.437334743521944" table:style-name="ce21">
            <text:p>78.44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101105" table:style-name="ce22">
            <text:p>101,105</text:p>
          </table:table-cell>
          <table:table-cell office:value-type="float" office:value="77491" table:style-name="ce18">
            <text:p>77,491</text:p>
          </table:table-cell>
          <table:table-cell office:value-type="float" office:value="76.644082884130356" table:style-name="ce21">
            <text:p>76.64</text:p>
          </table:table-cell>
          <table:table-cell office:value-type="float" office:value="87690" table:style-name="ce18">
            <text:p>87,690</text:p>
          </table:table-cell>
          <table:table-cell office:value-type="float" office:value="66495" table:style-name="ce18">
            <text:p>66,495</text:p>
          </table:table-cell>
          <table:table-cell office:value-type="float" office:value="75.829627095449879" table:style-name="ce21">
            <text:p>75.83</text:p>
          </table:table-cell>
          <table:table-cell office:value-type="float" office:value="13415" table:style-name="ce18">
            <text:p>13,415</text:p>
          </table:table-cell>
          <table:table-cell office:value-type="float" office:value="10996" table:style-name="ce18">
            <text:p>10,996</text:p>
          </table:table-cell>
          <table:table-cell office:value-type="float" office:value="81.967946328736488" table:style-name="ce21">
            <text:p>81.97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28069" table:style-name="ce22">
            <text:p>228,069</text:p>
          </table:table-cell>
          <table:table-cell office:value-type="float" office:value="176411" table:style-name="ce18">
            <text:p>176,411</text:p>
          </table:table-cell>
          <table:table-cell office:value-type="float" office:value="77.349837110698957" table:style-name="ce21">
            <text:p>77.35</text:p>
          </table:table-cell>
          <table:table-cell office:value-type="float" office:value="198856" table:style-name="ce18">
            <text:p>198,856</text:p>
          </table:table-cell>
          <table:table-cell office:value-type="float" office:value="152296" table:style-name="ce18">
            <text:p>152,296</text:p>
          </table:table-cell>
          <table:table-cell office:value-type="float" office:value="76.586072333749044" table:style-name="ce21">
            <text:p>76.59</text:p>
          </table:table-cell>
          <table:table-cell office:value-type="float" office:value="29213" table:style-name="ce18">
            <text:p>29,213</text:p>
          </table:table-cell>
          <table:table-cell office:value-type="float" office:value="24115" table:style-name="ce18">
            <text:p>24,115</text:p>
          </table:table-cell>
          <table:table-cell office:value-type="float" office:value="82.548865231232668" table:style-name="ce21">
            <text:p>82.55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19242" table:style-name="ce22">
            <text:p>119,242</text:p>
          </table:table-cell>
          <table:table-cell office:value-type="float" office:value="89018" table:style-name="ce18">
            <text:p>89,018</text:p>
          </table:table-cell>
          <table:table-cell office:value-type="float" office:value="74.653226212240654" table:style-name="ce21">
            <text:p>74.65</text:p>
          </table:table-cell>
          <table:table-cell office:value-type="float" office:value="103981" table:style-name="ce18">
            <text:p>103,981</text:p>
          </table:table-cell>
          <table:table-cell office:value-type="float" office:value="76635" table:style-name="ce18">
            <text:p>76,635</text:p>
          </table:table-cell>
          <table:table-cell office:value-type="float" office:value="73.700964599301798" table:style-name="ce21">
            <text:p>73.70</text:p>
          </table:table-cell>
          <table:table-cell office:value-type="float" office:value="15261" table:style-name="ce18">
            <text:p>15,261</text:p>
          </table:table-cell>
          <table:table-cell office:value-type="float" office:value="12383" table:style-name="ce18">
            <text:p>12,383</text:p>
          </table:table-cell>
          <table:table-cell office:value-type="float" office:value="81.141471725312883" table:style-name="ce21">
            <text:p>81.14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08827" table:style-name="ce23">
            <text:p>108,827</text:p>
          </table:table-cell>
          <table:table-cell office:value-type="float" office:value="87393" table:style-name="ce19">
            <text:p>87,393</text:p>
          </table:table-cell>
          <table:table-cell office:value-type="float" office:value="80.304520018010237" table:style-name="ce24">
            <text:p>80.30</text:p>
          </table:table-cell>
          <table:table-cell office:value-type="float" office:value="94875" table:style-name="ce19">
            <text:p>94,875</text:p>
          </table:table-cell>
          <table:table-cell office:value-type="float" office:value="75661" table:style-name="ce19">
            <text:p>75,661</text:p>
          </table:table-cell>
          <table:table-cell office:value-type="float" office:value="79.748089591567847" table:style-name="ce24">
            <text:p>79.75</text:p>
          </table:table-cell>
          <table:table-cell office:value-type="float" office:value="13952" table:style-name="ce19">
            <text:p>13,952</text:p>
          </table:table-cell>
          <table:table-cell office:value-type="float" office:value="11732" table:style-name="ce19">
            <text:p>11,732</text:p>
          </table:table-cell>
          <table:table-cell office:value-type="float" office:value="84.088302752293572" table:style-name="ce24">
            <text:p>84.09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10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15" table:default-cell-style-name="ce1"/>
        <table:table-column table:style-name="co8" table:number-columns-repeated="16371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7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620722" table:style-name="ce20">
            <text:p>620,722</text:p>
          </table:table-cell>
          <table:table-cell office:value-type="float" office:value="456193" table:style-name="ce36">
            <text:p>456,193</text:p>
          </table:table-cell>
          <table:table-cell office:value-type="float" office:value="73.493931260693188" table:style-name="ce37">
            <text:p>73.49</text:p>
          </table:table-cell>
          <table:table-cell office:value-type="float" office:value="535943" table:style-name="ce18">
            <text:p>535,943</text:p>
          </table:table-cell>
          <table:table-cell office:value-type="float" office:value="389024" table:style-name="ce18">
            <text:p>389,024</text:p>
          </table:table-cell>
          <table:table-cell office:value-type="float" office:value="72.586823598778224" table:style-name="ce21">
            <text:p>72.59</text:p>
          </table:table-cell>
          <table:table-cell office:value-type="float" office:value="84779" table:style-name="ce18">
            <text:p>84,779</text:p>
          </table:table-cell>
          <table:table-cell office:value-type="float" office:value="67169" table:style-name="ce36">
            <text:p>67,169</text:p>
          </table:table-cell>
          <table:table-cell office:value-type="float" office:value="79.228346642446837" table:style-name="ce37">
            <text:p>79.23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324797" table:style-name="ce22">
            <text:p>324,797</text:p>
          </table:table-cell>
          <table:table-cell office:value-type="float" office:value="229886" table:style-name="ce36">
            <text:p>229,886</text:p>
          </table:table-cell>
          <table:table-cell office:value-type="float" office:value="70.778363100644398" table:style-name="ce37">
            <text:p>70.78</text:p>
          </table:table-cell>
          <table:table-cell office:value-type="float" office:value="279946" table:style-name="ce18">
            <text:p>279,946</text:p>
          </table:table-cell>
          <table:table-cell office:value-type="float" office:value="195194" table:style-name="ce18">
            <text:p>195,194</text:p>
          </table:table-cell>
          <table:table-cell office:value-type="float" office:value="69.725589935201782" table:style-name="ce21">
            <text:p>69.73</text:p>
          </table:table-cell>
          <table:table-cell office:value-type="float" office:value="44851" table:style-name="ce18">
            <text:p>44,851</text:p>
          </table:table-cell>
          <table:table-cell office:value-type="float" office:value="34692" table:style-name="ce36">
            <text:p>34,692</text:p>
          </table:table-cell>
          <table:table-cell office:value-type="float" office:value="77.349445943234258" table:style-name="ce37">
            <text:p>77.35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295925" table:style-name="ce22">
            <text:p>295,925</text:p>
          </table:table-cell>
          <table:table-cell office:value-type="float" office:value="226307" table:style-name="ce36">
            <text:p>226,307</text:p>
          </table:table-cell>
          <table:table-cell office:value-type="float" office:value="76.474444538312071" table:style-name="ce37">
            <text:p>76.47</text:p>
          </table:table-cell>
          <table:table-cell office:value-type="float" office:value="255997" table:style-name="ce18">
            <text:p>255,997</text:p>
          </table:table-cell>
          <table:table-cell office:value-type="float" office:value="193830" table:style-name="ce18">
            <text:p>193,830</text:p>
          </table:table-cell>
          <table:table-cell office:value-type="float" office:value="75.715731043723167" table:style-name="ce21">
            <text:p>75.72</text:p>
          </table:table-cell>
          <table:table-cell office:value-type="float" office:value="39928" table:style-name="ce18">
            <text:p>39,928</text:p>
          </table:table-cell>
          <table:table-cell office:value-type="float" office:value="32477" table:style-name="ce36">
            <text:p>32,477</text:p>
          </table:table-cell>
          <table:table-cell office:value-type="float" office:value="81.338910038068519" table:style-name="ce37">
            <text:p>81.34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200376" table:style-name="ce22">
            <text:p>200,376</text:p>
          </table:table-cell>
          <table:table-cell office:value-type="float" office:value="137787" table:style-name="ce18">
            <text:p>137,787</text:p>
          </table:table-cell>
          <table:table-cell office:value-type="float" office:value="68.764223260270697" table:style-name="ce21">
            <text:p>68.76</text:p>
          </table:table-cell>
          <table:table-cell office:value-type="float" office:value="171690" table:style-name="ce18">
            <text:p>171,690</text:p>
          </table:table-cell>
          <table:table-cell office:value-type="float" office:value="116568" table:style-name="ce18">
            <text:p>116,568</text:p>
          </table:table-cell>
          <table:table-cell office:value-type="float" office:value="67.894460947055734" table:style-name="ce21">
            <text:p>67.89</text:p>
          </table:table-cell>
          <table:table-cell office:value-type="float" office:value="28686" table:style-name="ce18">
            <text:p>28,686</text:p>
          </table:table-cell>
          <table:table-cell office:value-type="float" office:value="21219" table:style-name="ce18">
            <text:p>21,219</text:p>
          </table:table-cell>
          <table:table-cell office:value-type="float" office:value="73.969880778079897" table:style-name="ce21">
            <text:p>73.97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04838" table:style-name="ce22">
            <text:p>104,838</text:p>
          </table:table-cell>
          <table:table-cell office:value-type="float" office:value="69577" table:style-name="ce18">
            <text:p>69,577</text:p>
          </table:table-cell>
          <table:table-cell office:value-type="float" office:value="66.366203094297873" table:style-name="ce21">
            <text:p>66.37</text:p>
          </table:table-cell>
          <table:table-cell office:value-type="float" office:value="89551" table:style-name="ce18">
            <text:p>89,551</text:p>
          </table:table-cell>
          <table:table-cell office:value-type="float" office:value="58606" table:style-name="ce18">
            <text:p>58,606</text:p>
          </table:table-cell>
          <table:table-cell office:value-type="float" office:value="65.444271979095717" table:style-name="ce21">
            <text:p>65.44</text:p>
          </table:table-cell>
          <table:table-cell office:value-type="float" office:value="15287" table:style-name="ce18">
            <text:p>15,287</text:p>
          </table:table-cell>
          <table:table-cell office:value-type="float" office:value="10971" table:style-name="ce18">
            <text:p>10,971</text:p>
          </table:table-cell>
          <table:table-cell office:value-type="float" office:value="71.766860731340358" table:style-name="ce21">
            <text:p>71.77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95538" table:style-name="ce22">
            <text:p>95,538</text:p>
          </table:table-cell>
          <table:table-cell office:value-type="float" office:value="68210" table:style-name="ce18">
            <text:p>68,210</text:p>
          </table:table-cell>
          <table:table-cell office:value-type="float" office:value="71.39567501936402" table:style-name="ce21">
            <text:p>71.40</text:p>
          </table:table-cell>
          <table:table-cell office:value-type="float" office:value="82139" table:style-name="ce18">
            <text:p>82,139</text:p>
          </table:table-cell>
          <table:table-cell office:value-type="float" office:value="57962" table:style-name="ce18">
            <text:p>57,962</text:p>
          </table:table-cell>
          <table:table-cell office:value-type="float" office:value="70.565748304703007" table:style-name="ce21">
            <text:p>70.57</text:p>
          </table:table-cell>
          <table:table-cell office:value-type="float" office:value="13399" table:style-name="ce18">
            <text:p>13,399</text:p>
          </table:table-cell>
          <table:table-cell office:value-type="float" office:value="10248" table:style-name="ce18">
            <text:p>10,248</text:p>
          </table:table-cell>
          <table:table-cell office:value-type="float" office:value="76.483319650720205" table:style-name="ce21">
            <text:p>76.48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07517" table:style-name="ce22">
            <text:p>207,517</text:p>
          </table:table-cell>
          <table:table-cell office:value-type="float" office:value="153633" table:style-name="ce36">
            <text:p>153,633</text:p>
          </table:table-cell>
          <table:table-cell office:value-type="float" office:value="74.033934569216015" table:style-name="ce37">
            <text:p>74.03</text:p>
          </table:table-cell>
          <table:table-cell office:value-type="float" office:value="179488" table:style-name="ce18">
            <text:p>179,488</text:p>
          </table:table-cell>
          <table:table-cell office:value-type="float" office:value="131127" table:style-name="ce18">
            <text:p>131,127</text:p>
          </table:table-cell>
          <table:table-cell office:value-type="float" office:value="73.056137457657343" table:style-name="ce21">
            <text:p>73.06</text:p>
          </table:table-cell>
          <table:table-cell office:value-type="float" office:value="28029" table:style-name="ce18">
            <text:p>28,029</text:p>
          </table:table-cell>
          <table:table-cell office:value-type="float" office:value="22506" table:style-name="ce36">
            <text:p>22,506</text:p>
          </table:table-cell>
          <table:table-cell office:value-type="float" office:value="80.295408327089802" table:style-name="ce37">
            <text:p>80.30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07994" table:style-name="ce22">
            <text:p>107,994</text:p>
          </table:table-cell>
          <table:table-cell office:value-type="float" office:value="76740" table:style-name="ce36">
            <text:p>76,740</text:p>
          </table:table-cell>
          <table:table-cell office:value-type="float" office:value="71.059503305739213" table:style-name="ce37">
            <text:p>71.06</text:p>
          </table:table-cell>
          <table:table-cell office:value-type="float" office:value="93298" table:style-name="ce18">
            <text:p>93,298</text:p>
          </table:table-cell>
          <table:table-cell office:value-type="float" office:value="65196" table:style-name="ce18">
            <text:p>65,196</text:p>
          </table:table-cell>
          <table:table-cell office:value-type="float" office:value="69.879311453621725" table:style-name="ce21">
            <text:p>69.88</text:p>
          </table:table-cell>
          <table:table-cell office:value-type="float" office:value="14696" table:style-name="ce18">
            <text:p>14,696</text:p>
          </table:table-cell>
          <table:table-cell office:value-type="float" office:value="11544" table:style-name="ce36">
            <text:p>11,544</text:p>
          </table:table-cell>
          <table:table-cell office:value-type="float" office:value="78.551986935220469" table:style-name="ce37">
            <text:p>78.55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99523" table:style-name="ce22">
            <text:p>99,523</text:p>
          </table:table-cell>
          <table:table-cell office:value-type="float" office:value="76893" table:style-name="ce36">
            <text:p>76,893</text:p>
          </table:table-cell>
          <table:table-cell office:value-type="float" office:value="77.261537534037359" table:style-name="ce37">
            <text:p>77.26</text:p>
          </table:table-cell>
          <table:table-cell office:value-type="float" office:value="86190" table:style-name="ce18">
            <text:p>86,190</text:p>
          </table:table-cell>
          <table:table-cell office:value-type="float" office:value="65931" table:style-name="ce18">
            <text:p>65,931</text:p>
          </table:table-cell>
          <table:table-cell office:value-type="float" office:value="76.494953010790113" table:style-name="ce21">
            <text:p>76.49</text:p>
          </table:table-cell>
          <table:table-cell office:value-type="float" office:value="13333" table:style-name="ce18">
            <text:p>13,333</text:p>
          </table:table-cell>
          <table:table-cell office:value-type="float" office:value="10962" table:style-name="ce36">
            <text:p>10,962</text:p>
          </table:table-cell>
          <table:table-cell office:value-type="float" office:value="82.217055426385656" table:style-name="ce37">
            <text:p>82.22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12829" table:style-name="ce22">
            <text:p>212,829</text:p>
          </table:table-cell>
          <table:table-cell office:value-type="float" office:value="164773" table:style-name="ce18">
            <text:p>164,773</text:p>
          </table:table-cell>
          <table:table-cell office:value-type="float" office:value="77.420370344266999" table:style-name="ce21">
            <text:p>77.42</text:p>
          </table:table-cell>
          <table:table-cell office:value-type="float" office:value="184765" table:style-name="ce18">
            <text:p>184,765</text:p>
          </table:table-cell>
          <table:table-cell office:value-type="float" office:value="141329" table:style-name="ce18">
            <text:p>141,329</text:p>
          </table:table-cell>
          <table:table-cell office:value-type="float" office:value="76.491218574946558" table:style-name="ce21">
            <text:p>76.49</text:p>
          </table:table-cell>
          <table:table-cell office:value-type="float" office:value="28064" table:style-name="ce18">
            <text:p>28,064</text:p>
          </table:table-cell>
          <table:table-cell office:value-type="float" office:value="23444" table:style-name="ce18">
            <text:p>23,444</text:p>
          </table:table-cell>
          <table:table-cell office:value-type="float" office:value="83.537628278221206" table:style-name="ce21">
            <text:p>83.54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11965" table:style-name="ce22">
            <text:p>111,965</text:p>
          </table:table-cell>
          <table:table-cell office:value-type="float" office:value="83569" table:style-name="ce18">
            <text:p>83,569</text:p>
          </table:table-cell>
          <table:table-cell office:value-type="float" office:value="74.638503103648461" table:style-name="ce21">
            <text:p>74.64</text:p>
          </table:table-cell>
          <table:table-cell office:value-type="float" office:value="97097" table:style-name="ce18">
            <text:p>97,097</text:p>
          </table:table-cell>
          <table:table-cell office:value-type="float" office:value="71392" table:style-name="ce18">
            <text:p>71,392</text:p>
          </table:table-cell>
          <table:table-cell office:value-type="float" office:value="73.526473526473524" table:style-name="ce21">
            <text:p>73.53</text:p>
          </table:table-cell>
          <table:table-cell office:value-type="float" office:value="14868" table:style-name="ce18">
            <text:p>14,868</text:p>
          </table:table-cell>
          <table:table-cell office:value-type="float" office:value="12177" table:style-name="ce18">
            <text:p>12,177</text:p>
          </table:table-cell>
          <table:table-cell office:value-type="float" office:value="81.900726392251812" table:style-name="ce21">
            <text:p>81.90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100864" table:style-name="ce23">
            <text:p>100,864</text:p>
          </table:table-cell>
          <table:table-cell office:value-type="float" office:value="81204" table:style-name="ce19">
            <text:p>81,204</text:p>
          </table:table-cell>
          <table:table-cell office:value-type="float" office:value="80.508407360406096" table:style-name="ce24">
            <text:p>80.51</text:p>
          </table:table-cell>
          <table:table-cell office:value-type="float" office:value="87668" table:style-name="ce19">
            <text:p>87,668</text:p>
          </table:table-cell>
          <table:table-cell office:value-type="float" office:value="69937" table:style-name="ce19">
            <text:p>69,937</text:p>
          </table:table-cell>
          <table:table-cell office:value-type="float" office:value="79.774832321941872" table:style-name="ce24">
            <text:p>79.77</text:p>
          </table:table-cell>
          <table:table-cell office:value-type="float" office:value="13196" table:style-name="ce19">
            <text:p>13,196</text:p>
          </table:table-cell>
          <table:table-cell office:value-type="float" office:value="11267" table:style-name="ce19">
            <text:p>11,267</text:p>
          </table:table-cell>
          <table:table-cell office:value-type="float" office:value="85.381933919369501" table:style-name="ce24">
            <text:p>85.38</text:p>
          </table:table-cell>
          <table:table-cell table:number-columns-repeated="3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2" table:style-name="ce1"/>
          <table:table-cell table:style-name="ce13"/>
          <table:table-cell table:number-columns-repeated="1636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 table:style-name="ce1"/>
        </table:table-row>
        <table:table-row table:number-rows-repeated="1048558" table:style-name="ro6">
          <table:table-cell table:number-columns-repeated="16384"/>
        </table:table-row>
      </table:table>
      <table:table table:name="1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8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604357" table:style-name="ce20">
            <text:p>604,357</text:p>
          </table:table-cell>
          <table:table-cell office:value-type="float" office:value="444764" table:style-name="ce18">
            <text:p>444,764</text:p>
          </table:table-cell>
          <table:table-cell office:value-type="float" office:value="73.592926035439319" table:style-name="ce21">
            <text:p>73.59</text:p>
          </table:table-cell>
          <table:table-cell office:value-type="float" office:value="520007" table:style-name="ce18">
            <text:p>520,007</text:p>
          </table:table-cell>
          <table:table-cell office:value-type="float" office:value="378015" table:style-name="ce18">
            <text:p>378,015</text:p>
          </table:table-cell>
          <table:table-cell office:value-type="float" office:value="72.69421373173823" table:style-name="ce21">
            <text:p>72.69</text:p>
          </table:table-cell>
          <table:table-cell office:value-type="float" office:value="84350" table:style-name="ce18">
            <text:p>84,350</text:p>
          </table:table-cell>
          <table:table-cell office:value-type="float" office:value="66749" table:style-name="ce18">
            <text:p>66,749</text:p>
          </table:table-cell>
          <table:table-cell office:value-type="float" office:value="79.133372851215171" table:style-name="ce21">
            <text:p>79.13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315135" table:style-name="ce22">
            <text:p>315,135</text:p>
          </table:table-cell>
          <table:table-cell office:value-type="float" office:value="223054" table:style-name="ce18">
            <text:p>223,054</text:p>
          </table:table-cell>
          <table:table-cell office:value-type="float" office:value="70.78045916829295" table:style-name="ce21">
            <text:p>70.78</text:p>
          </table:table-cell>
          <table:table-cell office:value-type="float" office:value="270752" table:style-name="ce18">
            <text:p>270,752</text:p>
          </table:table-cell>
          <table:table-cell office:value-type="float" office:value="188827" table:style-name="ce18">
            <text:p>188,827</text:p>
          </table:table-cell>
          <table:table-cell office:value-type="float" office:value="69.741682425245244" table:style-name="ce21">
            <text:p>69.74</text:p>
          </table:table-cell>
          <table:table-cell office:value-type="float" office:value="44383" table:style-name="ce18">
            <text:p>44,383</text:p>
          </table:table-cell>
          <table:table-cell office:value-type="float" office:value="34227" table:style-name="ce18">
            <text:p>34,227</text:p>
          </table:table-cell>
          <table:table-cell office:value-type="float" office:value="77.11736475677624" table:style-name="ce21">
            <text:p>77.12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289222" table:style-name="ce22">
            <text:p>289,222</text:p>
          </table:table-cell>
          <table:table-cell office:value-type="float" office:value="221710" table:style-name="ce18">
            <text:p>221,710</text:p>
          </table:table-cell>
          <table:table-cell office:value-type="float" office:value="76.657377377931141" table:style-name="ce21">
            <text:p>76.66</text:p>
          </table:table-cell>
          <table:table-cell office:value-type="float" office:value="249255" table:style-name="ce18">
            <text:p>249,255</text:p>
          </table:table-cell>
          <table:table-cell office:value-type="float" office:value="189188" table:style-name="ce18">
            <text:p>189,188</text:p>
          </table:table-cell>
          <table:table-cell office:value-type="float" office:value="75.901386130669394" table:style-name="ce21">
            <text:p>75.90</text:p>
          </table:table-cell>
          <table:table-cell office:value-type="float" office:value="39967" table:style-name="ce18">
            <text:p>39,967</text:p>
          </table:table-cell>
          <table:table-cell office:value-type="float" office:value="32522" table:style-name="ce18">
            <text:p>32,522</text:p>
          </table:table-cell>
          <table:table-cell office:value-type="float" office:value="81.372132008907343" table:style-name="ce21">
            <text:p>81.37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197359" table:style-name="ce22">
            <text:p>197,359</text:p>
          </table:table-cell>
          <table:table-cell office:value-type="float" office:value="135726" table:style-name="ce18">
            <text:p>135,726</text:p>
          </table:table-cell>
          <table:table-cell office:value-type="float" office:value="68.771122674922353" table:style-name="ce21">
            <text:p>68.77</text:p>
          </table:table-cell>
          <table:table-cell office:value-type="float" office:value="168457" table:style-name="ce18">
            <text:p>168,457</text:p>
          </table:table-cell>
          <table:table-cell office:value-type="float" office:value="114302" table:style-name="ce18">
            <text:p>114,302</text:p>
          </table:table-cell>
          <table:table-cell office:value-type="float" office:value="67.85233026825837" table:style-name="ce21">
            <text:p>67.85</text:p>
          </table:table-cell>
          <table:table-cell office:value-type="float" office:value="28902" table:style-name="ce18">
            <text:p>28,902</text:p>
          </table:table-cell>
          <table:table-cell office:value-type="float" office:value="21424" table:style-name="ce18">
            <text:p>21,424</text:p>
          </table:table-cell>
          <table:table-cell office:value-type="float" office:value="74.126358037506051" table:style-name="ce21">
            <text:p>74.13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02801" table:style-name="ce22">
            <text:p>102,801</text:p>
          </table:table-cell>
          <table:table-cell office:value-type="float" office:value="68098" table:style-name="ce18">
            <text:p>68,098</text:p>
          </table:table-cell>
          <table:table-cell office:value-type="float" office:value="66.242546278732704" table:style-name="ce21">
            <text:p>66.24</text:p>
          </table:table-cell>
          <table:table-cell office:value-type="float" office:value="87636" table:style-name="ce18">
            <text:p>87,636</text:p>
          </table:table-cell>
          <table:table-cell office:value-type="float" office:value="57180" table:style-name="ce18">
            <text:p>57,180</text:p>
          </table:table-cell>
          <table:table-cell office:value-type="float" office:value="65.247158701903331" table:style-name="ce21">
            <text:p>65.25</text:p>
          </table:table-cell>
          <table:table-cell office:value-type="float" office:value="15165" table:style-name="ce18">
            <text:p>15,165</text:p>
          </table:table-cell>
          <table:table-cell office:value-type="float" office:value="10918" table:style-name="ce18">
            <text:p>10,918</text:p>
          </table:table-cell>
          <table:table-cell office:value-type="float" office:value="71.994724695021432" table:style-name="ce21">
            <text:p>71.99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94558" table:style-name="ce22">
            <text:p>94,558</text:p>
          </table:table-cell>
          <table:table-cell office:value-type="float" office:value="67628" table:style-name="ce18">
            <text:p>67,628</text:p>
          </table:table-cell>
          <table:table-cell office:value-type="float" office:value="71.520125214154277" table:style-name="ce21">
            <text:p>71.52</text:p>
          </table:table-cell>
          <table:table-cell office:value-type="float" office:value="80821" table:style-name="ce18">
            <text:p>80,821</text:p>
          </table:table-cell>
          <table:table-cell office:value-type="float" office:value="57122" table:style-name="ce18">
            <text:p>57,122</text:p>
          </table:table-cell>
          <table:table-cell office:value-type="float" office:value="70.677175486569084" table:style-name="ce21">
            <text:p>70.68</text:p>
          </table:table-cell>
          <table:table-cell office:value-type="float" office:value="13737" table:style-name="ce18">
            <text:p>13,737</text:p>
          </table:table-cell>
          <table:table-cell office:value-type="float" office:value="10506" table:style-name="ce18">
            <text:p>10,506</text:p>
          </table:table-cell>
          <table:table-cell office:value-type="float" office:value="76.479580694474777" table:style-name="ce21">
            <text:p>76.48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200079" table:style-name="ce22">
            <text:p>200,079</text:p>
          </table:table-cell>
          <table:table-cell office:value-type="float" office:value="148132" table:style-name="ce18">
            <text:p>148,132</text:p>
          </table:table-cell>
          <table:table-cell office:value-type="float" office:value="74.036755481584777" table:style-name="ce21">
            <text:p>74.04</text:p>
          </table:table-cell>
          <table:table-cell office:value-type="float" office:value="172173" table:style-name="ce18">
            <text:p>172,173</text:p>
          </table:table-cell>
          <table:table-cell office:value-type="float" office:value="125889" table:style-name="ce18">
            <text:p>125,889</text:p>
          </table:table-cell>
          <table:table-cell office:value-type="float" office:value="73.117736230419411" table:style-name="ce21">
            <text:p>73.12</text:p>
          </table:table-cell>
          <table:table-cell office:value-type="float" office:value="27906" table:style-name="ce18">
            <text:p>27,906</text:p>
          </table:table-cell>
          <table:table-cell office:value-type="float" office:value="22243" table:style-name="ce18">
            <text:p>22,243</text:p>
          </table:table-cell>
          <table:table-cell office:value-type="float" office:value="79.706873073890918" table:style-name="ce21">
            <text:p>79.71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04646" table:style-name="ce22">
            <text:p>104,646</text:p>
          </table:table-cell>
          <table:table-cell office:value-type="float" office:value="74639" table:style-name="ce18">
            <text:p>74,639</text:p>
          </table:table-cell>
          <table:table-cell office:value-type="float" office:value="71.325229822449018" table:style-name="ce21">
            <text:p>71.33</text:p>
          </table:table-cell>
          <table:table-cell office:value-type="float" office:value="89825" table:style-name="ce18">
            <text:p>89,825</text:p>
          </table:table-cell>
          <table:table-cell office:value-type="float" office:value="63148" table:style-name="ce18">
            <text:p>63,148</text:p>
          </table:table-cell>
          <table:table-cell office:value-type="float" office:value="70.301141107709441" table:style-name="ce21">
            <text:p>70.30</text:p>
          </table:table-cell>
          <table:table-cell office:value-type="float" office:value="14821" table:style-name="ce18">
            <text:p>14,821</text:p>
          </table:table-cell>
          <table:table-cell office:value-type="float" office:value="11491" table:style-name="ce18">
            <text:p>11,491</text:p>
          </table:table-cell>
          <table:table-cell office:value-type="float" office:value="77.531880439916335" table:style-name="ce21">
            <text:p>77.53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95433" table:style-name="ce22">
            <text:p>95,433</text:p>
          </table:table-cell>
          <table:table-cell office:value-type="float" office:value="73493" table:style-name="ce18">
            <text:p>73,493</text:p>
          </table:table-cell>
          <table:table-cell office:value-type="float" office:value="77.010048934854822" table:style-name="ce21">
            <text:p>77.01</text:p>
          </table:table-cell>
          <table:table-cell office:value-type="float" office:value="82348" table:style-name="ce18">
            <text:p>82,348</text:p>
          </table:table-cell>
          <table:table-cell office:value-type="float" office:value="62741" table:style-name="ce18">
            <text:p>62,741</text:p>
          </table:table-cell>
          <table:table-cell office:value-type="float" office:value="76.190071404284254" table:style-name="ce21">
            <text:p>76.19</text:p>
          </table:table-cell>
          <table:table-cell office:value-type="float" office:value="13085" table:style-name="ce18">
            <text:p>13,085</text:p>
          </table:table-cell>
          <table:table-cell office:value-type="float" office:value="10752" table:style-name="ce18">
            <text:p>10,752</text:p>
          </table:table-cell>
          <table:table-cell office:value-type="float" office:value="82.170424149789838" table:style-name="ce21">
            <text:p>82.17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206919" table:style-name="ce22">
            <text:p>206,919</text:p>
          </table:table-cell>
          <table:table-cell office:value-type="float" office:value="160906" table:style-name="ce18">
            <text:p>160,906</text:p>
          </table:table-cell>
          <table:table-cell office:value-type="float" office:value="77.762796069959748" table:style-name="ce21">
            <text:p>77.76</text:p>
          </table:table-cell>
          <table:table-cell office:value-type="float" office:value="179377" table:style-name="ce18">
            <text:p>179,377</text:p>
          </table:table-cell>
          <table:table-cell office:value-type="float" office:value="137824" table:style-name="ce18">
            <text:p>137,824</text:p>
          </table:table-cell>
          <table:table-cell office:value-type="float" office:value="76.834822747620933" table:style-name="ce21">
            <text:p>76.83</text:p>
          </table:table-cell>
          <table:table-cell office:value-type="float" office:value="27542" table:style-name="ce18">
            <text:p>27,542</text:p>
          </table:table-cell>
          <table:table-cell office:value-type="float" office:value="23082" table:style-name="ce18">
            <text:p>23,082</text:p>
          </table:table-cell>
          <table:table-cell office:value-type="float" office:value="83.806549996369185" table:style-name="ce21">
            <text:p>83.81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07688" table:style-name="ce22">
            <text:p>107,688</text:p>
          </table:table-cell>
          <table:table-cell office:value-type="float" office:value="80317" table:style-name="ce18">
            <text:p>80,317</text:p>
          </table:table-cell>
          <table:table-cell office:value-type="float" office:value="74.583054750761463" table:style-name="ce21">
            <text:p>74.58</text:p>
          </table:table-cell>
          <table:table-cell office:value-type="float" office:value="93291" table:style-name="ce18">
            <text:p>93,291</text:p>
          </table:table-cell>
          <table:table-cell office:value-type="float" office:value="68499" table:style-name="ce18">
            <text:p>68,499</text:p>
          </table:table-cell>
          <table:table-cell office:value-type="float" office:value="73.425089236903887" table:style-name="ce21">
            <text:p>73.43</text:p>
          </table:table-cell>
          <table:table-cell office:value-type="float" office:value="14397" table:style-name="ce18">
            <text:p>14,397</text:p>
          </table:table-cell>
          <table:table-cell office:value-type="float" office:value="11818" table:style-name="ce18">
            <text:p>11,818</text:p>
          </table:table-cell>
          <table:table-cell office:value-type="float" office:value="82.086545808154483" table:style-name="ce21">
            <text:p>82.09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99231" table:style-name="ce23">
            <text:p>99,231</text:p>
          </table:table-cell>
          <table:table-cell office:value-type="float" office:value="80589" table:style-name="ce19">
            <text:p>80,589</text:p>
          </table:table-cell>
          <table:table-cell office:value-type="float" office:value="81.213532061553352" table:style-name="ce24">
            <text:p>81.21</text:p>
          </table:table-cell>
          <table:table-cell office:value-type="float" office:value="86086" table:style-name="ce19">
            <text:p>86,086</text:p>
          </table:table-cell>
          <table:table-cell office:value-type="float" office:value="69325" table:style-name="ce19">
            <text:p>69,325</text:p>
          </table:table-cell>
          <table:table-cell office:value-type="float" office:value="80.529935181097969" table:style-name="ce24">
            <text:p>80.53</text:p>
          </table:table-cell>
          <table:table-cell office:value-type="float" office:value="13145" table:style-name="ce19">
            <text:p>13,145</text:p>
          </table:table-cell>
          <table:table-cell office:value-type="float" office:value="11264" table:style-name="ce19">
            <text:p>11,264</text:p>
          </table:table-cell>
          <table:table-cell office:value-type="float" office:value="85.690376569037653" table:style-name="ce24">
            <text:p>85.69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10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3" table:default-cell-style-name="ce1"/>
        <table:table-row table:style-name="ro1">
          <table:table-cell office:value-type="string" table:number-columns-spanned="11" table:number-rows-spanned="1" table:style-name="ce41">
            <text:p>103-10國中學生裸視視力-按性別與年級別分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47">
            <text:p>109學年度<text:s/>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style-name="ce3"/>
          <table:table-cell table:style-name="ce4"/>
          <table:table-cell table:number-columns-repeated="7" table:style-name="ce5"/>
          <table:table-cell office:value-type="string" table:number-columns-spanned="2" table:number-rows-spanned="1" table:style-name="ce48">
            <text:p>單位：人；%</text:p>
          </table:table-cell>
          <table:covered-table-cell/>
          <table:table-cell table:number-columns-repeated="16373" table:style-name="ce1"/>
        </table:table-row>
        <table:table-row table:style-name="ro4">
          <table:table-cell table:number-columns-spanned="2" table:number-rows-spanned="2" table:style-name="ce42"/>
          <table:covered-table-cell/>
          <table:table-cell office:value-type="string" table:number-columns-spanned="3" table:number-rows-spanned="1" table:style-name="ce43">
            <text:p>總計</text:p>
          </table:table-cell>
          <table:covered-table-cell table:number-columns-repeated="2"/>
          <table:table-cell office:value-type="string" table:number-columns-spanned="3" table:number-rows-spanned="1" table:style-name="ce43">
            <text:p>公 <text:s text:c="7"/>立</text:p>
          </table:table-cell>
          <table:covered-table-cell table:number-columns-repeated="2"/>
          <table:table-cell office:value-type="string" table:number-columns-spanned="3" table:number-rows-spanned="1" table:style-name="ce46">
            <text:p>私 <text:s text:c="7"/>立</text:p>
          </table:table-cell>
          <table:covered-table-cell table:number-columns-repeated="2"/>
          <table:table-cell table:number-columns-repeated="16373" table:style-name="ce1"/>
        </table:table-row>
        <table:table-row table:style-name="ro5">
          <table:covered-table-cell/>
          <table:covered-table-cell/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6">
            <text:p>視力不良率</text:p>
          </table:table-cell>
          <table:table-cell office:value-type="string" table:style-name="ce6">
            <text:p>檢查人數</text:p>
          </table:table-cell>
          <table:table-cell office:value-type="string" table:style-name="ce6">
            <text:p>視力不良人數</text:p>
          </table:table-cell>
          <table:table-cell office:value-type="string" table:style-name="ce7">
            <text:p>視力不良率</text:p>
          </table:table-cell>
          <table:table-cell table:number-columns-repeated="16373" table:style-name="ce1"/>
        </table:table-row>
        <table:table-row table:style-name="ro6">
          <table:table-cell office:value-type="string" table:number-columns-spanned="2" table:number-rows-spanned="1" table:style-name="ce39">
            <text:p>總 <text:s text:c="11"/>計</text:p>
          </table:table-cell>
          <table:covered-table-cell/>
          <table:table-cell office:value-type="float" office:value="594115" table:style-name="ce20">
            <text:p>594,115</text:p>
          </table:table-cell>
          <table:table-cell office:value-type="float" office:value="437465" table:style-name="ce18">
            <text:p>437,465</text:p>
          </table:table-cell>
          <table:table-cell office:value-type="float" office:value="73.633050840325495" table:style-name="ce21">
            <text:p>73.63</text:p>
          </table:table-cell>
          <table:table-cell office:value-type="float" office:value="509455" table:style-name="ce18">
            <text:p>509,455</text:p>
          </table:table-cell>
          <table:table-cell office:value-type="float" office:value="371066" table:style-name="ce18">
            <text:p>371,066</text:p>
          </table:table-cell>
          <table:table-cell office:value-type="float" office:value="72.835873629663098" table:style-name="ce21">
            <text:p>72.84</text:p>
          </table:table-cell>
          <table:table-cell office:value-type="float" office:value="84660" table:style-name="ce18">
            <text:p>84,660</text:p>
          </table:table-cell>
          <table:table-cell office:value-type="float" office:value="66399" table:style-name="ce18">
            <text:p>66,399</text:p>
          </table:table-cell>
          <table:table-cell office:value-type="float" office:value="78.430191353649903" table:style-name="ce21">
            <text:p>78.43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男</text:p>
          </table:table-cell>
          <table:table-cell office:value-type="float" office:value="310328" table:style-name="ce22">
            <text:p>310,328</text:p>
          </table:table-cell>
          <table:table-cell office:value-type="float" office:value="219773" table:style-name="ce18">
            <text:p>219,773</text:p>
          </table:table-cell>
          <table:table-cell office:value-type="float" office:value="70.819584439689606" table:style-name="ce21">
            <text:p>70.82</text:p>
          </table:table-cell>
          <table:table-cell office:value-type="float" office:value="265905" table:style-name="ce18">
            <text:p>265,905</text:p>
          </table:table-cell>
          <table:table-cell office:value-type="float" office:value="185848" table:style-name="ce18">
            <text:p>185,848</text:p>
          </table:table-cell>
          <table:table-cell office:value-type="float" office:value="69.892630826799007" table:style-name="ce21">
            <text:p>69.89</text:p>
          </table:table-cell>
          <table:table-cell office:value-type="float" office:value="44423" table:style-name="ce18">
            <text:p>44,423</text:p>
          </table:table-cell>
          <table:table-cell office:value-type="float" office:value="33925" table:style-name="ce18">
            <text:p>33,925</text:p>
          </table:table-cell>
          <table:table-cell office:value-type="float" office:value="76.368097607095393" table:style-name="ce21">
            <text:p>76.37</text:p>
          </table:table-cell>
          <table:table-cell table:number-columns-repeated="16373" table:style-name="ce1"/>
        </table:table-row>
        <table:table-row table:style-name="ro6">
          <table:table-cell table:style-name="ce8"/>
          <table:table-cell office:value-type="string" table:style-name="ce9">
            <text:p>女</text:p>
          </table:table-cell>
          <table:table-cell office:value-type="float" office:value="283787" table:style-name="ce22">
            <text:p>283,787</text:p>
          </table:table-cell>
          <table:table-cell office:value-type="float" office:value="217692" table:style-name="ce18">
            <text:p>217,692</text:p>
          </table:table-cell>
          <table:table-cell office:value-type="float" office:value="76.7096449097386" table:style-name="ce21">
            <text:p>76.71</text:p>
          </table:table-cell>
          <table:table-cell office:value-type="float" office:value="243550" table:style-name="ce18">
            <text:p>243,550</text:p>
          </table:table-cell>
          <table:table-cell office:value-type="float" office:value="185218" table:style-name="ce18">
            <text:p>185,218</text:p>
          </table:table-cell>
          <table:table-cell office:value-type="float" office:value="76.049271196879502" table:style-name="ce21">
            <text:p>76.05</text:p>
          </table:table-cell>
          <table:table-cell office:value-type="float" office:value="40237" table:style-name="ce18">
            <text:p>40,237</text:p>
          </table:table-cell>
          <table:table-cell office:value-type="float" office:value="32474" table:style-name="ce18">
            <text:p>32,474</text:p>
          </table:table-cell>
          <table:table-cell office:value-type="float" office:value="80.706812138081901" table:style-name="ce21">
            <text:p>80.71</text:p>
          </table:table-cell>
          <table:table-cell table:style-name="ce1"/>
          <table:table-cell table:style-name="ce12"/>
          <table:table-cell table:number-columns-repeated="16371"/>
        </table:table-row>
        <table:table-row table:style-name="ro6">
          <table:table-cell office:value-type="string" table:style-name="ce9">
            <text:p>七年級</text:p>
          </table:table-cell>
          <table:table-cell office:value-type="string" table:style-name="ce9">
            <text:p>計</text:p>
          </table:table-cell>
          <table:table-cell office:value-type="float" office:value="197047" table:style-name="ce22">
            <text:p>197,047</text:p>
          </table:table-cell>
          <table:table-cell office:value-type="float" office:value="135679" table:style-name="ce18">
            <text:p>135,679</text:p>
          </table:table-cell>
          <table:table-cell office:value-type="float" office:value="68.856161220419494" table:style-name="ce21">
            <text:p>68.86</text:p>
          </table:table-cell>
          <table:table-cell office:value-type="float" office:value="167972" table:style-name="ce18">
            <text:p>167,972</text:p>
          </table:table-cell>
          <table:table-cell office:value-type="float" office:value="114152" table:style-name="ce18">
            <text:p>114,152</text:p>
          </table:table-cell>
          <table:table-cell office:value-type="float" office:value="67.958945538542096" table:style-name="ce21">
            <text:p>67.96</text:p>
          </table:table-cell>
          <table:table-cell office:value-type="float" office:value="29075" table:style-name="ce18">
            <text:p>29,075</text:p>
          </table:table-cell>
          <table:table-cell office:value-type="float" office:value="21527" table:style-name="ce18">
            <text:p>21,527</text:p>
          </table:table-cell>
          <table:table-cell office:value-type="float" office:value="74.039552880481494" table:style-name="ce21">
            <text:p>74.04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02961" table:style-name="ce22">
            <text:p>102,961</text:p>
          </table:table-cell>
          <table:table-cell office:value-type="float" office:value="68026" table:style-name="ce18">
            <text:p>68,026</text:p>
          </table:table-cell>
          <table:table-cell office:value-type="float" office:value="66.069676867940302" table:style-name="ce21">
            <text:p>66.07</text:p>
          </table:table-cell>
          <table:table-cell office:value-type="float" office:value="87781" table:style-name="ce18">
            <text:p>87,781</text:p>
          </table:table-cell>
          <table:table-cell office:value-type="float" office:value="57136" table:style-name="ce18">
            <text:p>57,136</text:p>
          </table:table-cell>
          <table:table-cell office:value-type="float" office:value="65.089256217176796" table:style-name="ce21">
            <text:p>65.09</text:p>
          </table:table-cell>
          <table:table-cell office:value-type="float" office:value="15180" table:style-name="ce18">
            <text:p>15,180</text:p>
          </table:table-cell>
          <table:table-cell office:value-type="float" office:value="10890" table:style-name="ce18">
            <text:p>10,890</text:p>
          </table:table-cell>
          <table:table-cell office:value-type="float" office:value="71.739130434782595" table:style-name="ce21">
            <text:p>71.74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女</text:p>
          </table:table-cell>
          <table:table-cell office:value-type="float" office:value="94086" table:style-name="ce22">
            <text:p>94,086</text:p>
          </table:table-cell>
          <table:table-cell office:value-type="float" office:value="67653" table:style-name="ce18">
            <text:p>67,653</text:p>
          </table:table-cell>
          <table:table-cell office:value-type="float" office:value="71.905490721255006" table:style-name="ce21">
            <text:p>71.91</text:p>
          </table:table-cell>
          <table:table-cell office:value-type="float" office:value="80191" table:style-name="ce18">
            <text:p>80,191</text:p>
          </table:table-cell>
          <table:table-cell office:value-type="float" office:value="57016" table:style-name="ce18">
            <text:p>57,016</text:p>
          </table:table-cell>
          <table:table-cell office:value-type="float" office:value="71.100248157523893" table:style-name="ce21">
            <text:p>71.10</text:p>
          </table:table-cell>
          <table:table-cell office:value-type="float" office:value="13895" table:style-name="ce18">
            <text:p>13,895</text:p>
          </table:table-cell>
          <table:table-cell office:value-type="float" office:value="10637" table:style-name="ce18">
            <text:p>10,637</text:p>
          </table:table-cell>
          <table:table-cell office:value-type="float" office:value="76.552716804606007" table:style-name="ce21">
            <text:p>76.55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八年級</text:p>
          </table:table-cell>
          <table:table-cell office:value-type="string" table:style-name="ce9">
            <text:p>計</text:p>
          </table:table-cell>
          <table:table-cell office:value-type="float" office:value="197308" table:style-name="ce22">
            <text:p>197,308</text:p>
          </table:table-cell>
          <table:table-cell office:value-type="float" office:value="145946" table:style-name="ce18">
            <text:p>145,946</text:p>
          </table:table-cell>
          <table:table-cell office:value-type="float" office:value="73.968617592799106" table:style-name="ce21">
            <text:p>73.97</text:p>
          </table:table-cell>
          <table:table-cell office:value-type="float" office:value="169177" table:style-name="ce18">
            <text:p>169,177</text:p>
          </table:table-cell>
          <table:table-cell office:value-type="float" office:value="123794" table:style-name="ce18">
            <text:p>123,794</text:p>
          </table:table-cell>
          <table:table-cell office:value-type="float" office:value="73.174249454713106" table:style-name="ce21">
            <text:p>73.17</text:p>
          </table:table-cell>
          <table:table-cell office:value-type="float" office:value="28131" table:style-name="ce18">
            <text:p>28,131</text:p>
          </table:table-cell>
          <table:table-cell office:value-type="float" office:value="22152" table:style-name="ce18">
            <text:p>22,152</text:p>
          </table:table-cell>
          <table:table-cell office:value-type="float" office:value="78.745867548256399" table:style-name="ce21">
            <text:p>78.75</text:p>
          </table:table-cell>
          <table:table-cell table:number-columns-repeated="16373" table:style-name="ce1"/>
        </table:table-row>
        <table:table-row table:style-name="ro6">
          <table:table-cell table:style-name="ce9"/>
          <table:table-cell office:value-type="string" table:style-name="ce9">
            <text:p>男</text:p>
          </table:table-cell>
          <table:table-cell office:value-type="float" office:value="102840" table:style-name="ce22">
            <text:p>102,840</text:p>
          </table:table-cell>
          <table:table-cell office:value-type="float" office:value="73140" table:style-name="ce18">
            <text:p>73,140</text:p>
          </table:table-cell>
          <table:table-cell office:value-type="float" office:value="71.120186697782998" table:style-name="ce21">
            <text:p>71.12</text:p>
          </table:table-cell>
          <table:table-cell office:value-type="float" office:value="88146" table:style-name="ce18">
            <text:p>88,146</text:p>
          </table:table-cell>
          <table:table-cell office:value-type="float" office:value="61855" table:style-name="ce18">
            <text:p>61,855</text:p>
          </table:table-cell>
          <table:table-cell office:value-type="float" office:value="70.173348762280796" table:style-name="ce21">
            <text:p>70.17</text:p>
          </table:table-cell>
          <table:table-cell office:value-type="float" office:value="14694" table:style-name="ce18">
            <text:p>14,694</text:p>
          </table:table-cell>
          <table:table-cell office:value-type="float" office:value="11285" table:style-name="ce18">
            <text:p>11,285</text:p>
          </table:table-cell>
          <table:table-cell office:value-type="float" office:value="76.800054443990703" table:style-name="ce21">
            <text:p>76.80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女</text:p>
          </table:table-cell>
          <table:table-cell office:value-type="float" office:value="94468" table:style-name="ce22">
            <text:p>94,468</text:p>
          </table:table-cell>
          <table:table-cell office:value-type="float" office:value="72806" table:style-name="ce18">
            <text:p>72,806</text:p>
          </table:table-cell>
          <table:table-cell office:value-type="float" office:value="77.0694838463818" table:style-name="ce21">
            <text:p>77.07</text:p>
          </table:table-cell>
          <table:table-cell office:value-type="float" office:value="81031" table:style-name="ce18">
            <text:p>81,031</text:p>
          </table:table-cell>
          <table:table-cell office:value-type="float" office:value="61939" table:style-name="ce18">
            <text:p>61,939</text:p>
          </table:table-cell>
          <table:table-cell office:value-type="float" office:value="76.438646937591798" table:style-name="ce21">
            <text:p>76.44</text:p>
          </table:table-cell>
          <table:table-cell office:value-type="float" office:value="13437" table:style-name="ce18">
            <text:p>13,437</text:p>
          </table:table-cell>
          <table:table-cell office:value-type="float" office:value="10867" table:style-name="ce18">
            <text:p>10,867</text:p>
          </table:table-cell>
          <table:table-cell office:value-type="float" office:value="80.8737069286299" table:style-name="ce21">
            <text:p>80.87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9">
            <text:p>九年級</text:p>
          </table:table-cell>
          <table:table-cell office:value-type="string" table:style-name="ce9">
            <text:p>計</text:p>
          </table:table-cell>
          <table:table-cell office:value-type="float" office:value="199760" table:style-name="ce22">
            <text:p>199,760</text:p>
          </table:table-cell>
          <table:table-cell office:value-type="float" office:value="155840" table:style-name="ce18">
            <text:p>155,840</text:p>
          </table:table-cell>
          <table:table-cell office:value-type="float" office:value="78.013616339607495" table:style-name="ce21">
            <text:p>78.01</text:p>
          </table:table-cell>
          <table:table-cell office:value-type="float" office:value="172306" table:style-name="ce18">
            <text:p>172,306</text:p>
          </table:table-cell>
          <table:table-cell office:value-type="float" office:value="133120" table:style-name="ce18">
            <text:p>133,120</text:p>
          </table:table-cell>
          <table:table-cell office:value-type="float" office:value="77.257901640105402" table:style-name="ce21">
            <text:p>77.26</text:p>
          </table:table-cell>
          <table:table-cell office:value-type="float" office:value="27454" table:style-name="ce18">
            <text:p>27,454</text:p>
          </table:table-cell>
          <table:table-cell office:value-type="float" office:value="22720" table:style-name="ce18">
            <text:p>22,720</text:p>
          </table:table-cell>
          <table:table-cell office:value-type="float" office:value="82.756611058497896" table:style-name="ce21">
            <text:p>82.76</text:p>
          </table:table-cell>
          <table:table-cell table:number-columns-repeated="16373" table:style-name="ce1"/>
        </table:table-row>
        <table:table-row table:style-name="ro6">
          <table:table-cell table:style-name="ce11"/>
          <table:table-cell office:value-type="string" table:style-name="ce9">
            <text:p>男</text:p>
          </table:table-cell>
          <table:table-cell office:value-type="float" office:value="104527" table:style-name="ce22">
            <text:p>104,527</text:p>
          </table:table-cell>
          <table:table-cell office:value-type="float" office:value="78607" table:style-name="ce18">
            <text:p>78,607</text:p>
          </table:table-cell>
          <table:table-cell office:value-type="float" office:value="75.202579237900295" table:style-name="ce21">
            <text:p>75.20</text:p>
          </table:table-cell>
          <table:table-cell office:value-type="float" office:value="89978" table:style-name="ce18">
            <text:p>89,978</text:p>
          </table:table-cell>
          <table:table-cell office:value-type="float" office:value="66857" table:style-name="ce18">
            <text:p>66,857</text:p>
          </table:table-cell>
          <table:table-cell office:value-type="float" office:value="74.303718686790106" table:style-name="ce21">
            <text:p>74.30</text:p>
          </table:table-cell>
          <table:table-cell office:value-type="float" office:value="14549" table:style-name="ce18">
            <text:p>14,549</text:p>
          </table:table-cell>
          <table:table-cell office:value-type="float" office:value="11750" table:style-name="ce18">
            <text:p>11,750</text:p>
          </table:table-cell>
          <table:table-cell office:value-type="float" office:value="80.7615643686851" table:style-name="ce21">
            <text:p>80.76</text:p>
          </table:table-cell>
          <table:table-cell table:number-columns-repeated="16373" table:style-name="ce1"/>
        </table:table-row>
        <table:table-row table:style-name="ro7">
          <table:table-cell table:style-name="ce10"/>
          <table:table-cell office:value-type="string" table:style-name="ce10">
            <text:p>女</text:p>
          </table:table-cell>
          <table:table-cell office:value-type="float" office:value="95233" table:style-name="ce23">
            <text:p>95,233</text:p>
          </table:table-cell>
          <table:table-cell office:value-type="float" office:value="77233" table:style-name="ce19">
            <text:p>77,233</text:p>
          </table:table-cell>
          <table:table-cell office:value-type="float" office:value="81.098988795900596" table:style-name="ce24">
            <text:p>81.10</text:p>
          </table:table-cell>
          <table:table-cell office:value-type="float" office:value="82328" table:style-name="ce19">
            <text:p>82,328</text:p>
          </table:table-cell>
          <table:table-cell office:value-type="float" office:value="66263" table:style-name="ce19">
            <text:p>66,263</text:p>
          </table:table-cell>
          <table:table-cell office:value-type="float" office:value="80.486590224468003" table:style-name="ce24">
            <text:p>80.49</text:p>
          </table:table-cell>
          <table:table-cell office:value-type="float" office:value="12905" table:style-name="ce19">
            <text:p>12,905</text:p>
          </table:table-cell>
          <table:table-cell office:value-type="float" office:value="10970" table:style-name="ce19">
            <text:p>10,970</text:p>
          </table:table-cell>
          <table:table-cell office:value-type="float" office:value="85.005811700891101" table:style-name="ce24">
            <text:p>85.01</text:p>
          </table:table-cell>
          <table:table-cell table:number-columns-repeated="16373"/>
        </table:table-row>
        <table:table-row table:style-name="ro6">
          <table:table-cell office:value-type="string" table:number-columns-spanned="11" table:number-rows-spanned="1" table:style-name="ce49">
            <text:p>說明：本表含國立學校</text:p>
          </table:table-cell>
          <table:covered-table-cell table:number-columns-repeated="10"/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4">
      <number:number number:decimal-places="2" number:min-integer-digits="1" number:grouping="true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ejsmpc</meta:initial-creator>
    <dc:creator>許雅玲</dc:creator>
    <meta:creation-date>2007-01-12T02:05:12Z</meta:creation-date>
    <dc:date>2021-03-17T09:24:00Z</dc:date>
    <meta:print-date>2008-08-04T08:45:05Z</meta:print-date>
  </office:meta>
</office:document-meta>
</file>